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B" style:family="table-column">
      <style:table-column-properties style:column-width="4.251cm" style:rel-column-width="16384*"/>
    </style:style>
    <style:style style:name="Tabelle1.D" style:family="table-column">
      <style:table-column-properties style:column-width="4.251cm" style:rel-column-width="16385*"/>
    </style:style>
    <style:style style:name="Tabelle1.A1" style:family="table-cell">
      <style:table-cell-properties fo:padding="0.097cm" fo:border="none"/>
    </style:style>
    <style:style style:name="Tabelle1.A3" style:family="table-cell">
      <style:table-cell-properties style:vertical-align="middle" fo:padding="0.097cm" fo:border="none"/>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249cm" style:rel-column-width="16383*"/>
    </style:style>
    <style:style style:name="Tabelle4.D" style:family="table-column">
      <style:table-column-properties style:column-width="4.251cm" style:rel-column-width="16386*"/>
    </style:style>
    <style:style style:name="Tabelle4.A1" style:family="table-cell">
      <style:table-cell-properties fo:padding="0.097cm" fo:border-left="0.05pt solid #000000" fo:border-right="none" fo:border-top="0.05pt solid #000000" fo:border-bottom="0.05pt solid #000000"/>
    </style:style>
    <style:style style:name="Tabelle4.D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5.667cm" style:rel-column-width="21845*"/>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padding="0.097cm" fo:border="none"/>
    </style:style>
    <style:style style:name="Tabelle7" style:family="table">
      <style:table-properties style:width="17cm" table:align="margins"/>
    </style:style>
    <style:style style:name="Tabelle7.A" style:family="table-column">
      <style:table-column-properties style:column-width="3.401cm" style:rel-column-width="13107*"/>
    </style:style>
    <style:style style:name="Tabelle7.A1" style:family="table-cell">
      <style:table-cell-properties fo:padding="0.097cm" fo:border-left="0.05pt solid #000000" fo:border-right="none" fo:border-top="0.05pt solid #000000" fo:border-bottom="0.05pt solid #000000"/>
    </style:style>
    <style:style style:name="Tabelle7.E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E2" style:family="table-cell">
      <style:table-cell-properties fo:padding="0.097cm" fo:border-left="0.05pt solid #000000" fo:border-right="0.05pt solid #000000" fo:border-top="none" fo:border-bottom="0.05pt solid #000000"/>
    </style:style>
    <style:style style:name="Tabelle8" style:family="table">
      <style:table-properties style:width="17.013cm" fo:margin-left="0cm" table:align="left"/>
    </style:style>
    <style:style style:name="Tabelle8.A" style:family="table-column">
      <style:table-column-properties style:column-width="2.408cm"/>
    </style:style>
    <style:style style:name="Tabelle8.B" style:family="table-column">
      <style:table-column-properties style:column-width="4.286cm"/>
    </style:style>
    <style:style style:name="Tabelle8.C" style:family="table-column">
      <style:table-column-properties style:column-width="3.731cm"/>
    </style:style>
    <style:style style:name="Tabelle8.D" style:family="table-column">
      <style:table-column-properties style:column-width="2.593cm"/>
    </style:style>
    <style:style style:name="Tabelle8.E" style:family="table-column">
      <style:table-column-properties style:column-width="3.995cm"/>
    </style:style>
    <style:style style:name="Tabelle8.A1" style:family="table-cell">
      <style:table-cell-properties fo:padding="0.097cm" fo:border-left="0.05pt solid #000000" fo:border-right="none" fo:border-top="0.05pt solid #000000" fo:border-bottom="0.05pt solid #000000"/>
    </style:style>
    <style:style style:name="Tabelle8.E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E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5.667cm" style:rel-column-width="21845*"/>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 style:family="paragraph" style:parent-style-name="Standard">
      <style:text-properties style:text-underline-style="none"/>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paragraph-properties fo:text-align="start" style:justify-single-word="false">
        <style:tab-stops/>
      </style:paragraph-properties>
      <style:text-properties style:text-underline-style="none"/>
    </style:style>
    <style:style style:name="P7" style:family="paragraph" style:parent-style-name="Standard">
      <style:text-properties fo:font-size="14pt" style:text-underline-style="solid" style:text-underline-width="auto" style:text-underline-color="font-color" style:font-size-asian="14pt" style:font-size-complex="14pt"/>
    </style:style>
    <style:style style:name="P8"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fo:font-weight="normal" style:font-size-asian="12.25pt" style:font-weight-asian="normal" style:font-size-complex="14pt" style:font-weight-complex="normal"/>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11" style:family="paragraph" style:parent-style-name="Standard">
      <style:paragraph-properties fo:text-align="center" style:justify-single-word="false">
        <style:tab-stops/>
      </style:paragraph-properties>
      <style:text-properties fo:font-size="14pt" style:text-underline-style="solid" style:text-underline-width="auto" style:text-underline-color="font-color" fo:font-weight="bold"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style:text-underline-style="none" fo:font-weight="bold" style:font-size-asian="12.25pt" style:font-weight-asian="bold" style:font-size-complex="14pt" style:font-weight-complex="bold"/>
    </style:style>
    <style:style style:name="P14" style:family="paragraph" style:parent-style-name="Standard">
      <style:text-properties fo:font-size="12pt" style:text-underline-style="none" fo:font-weight="normal"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6" style:family="paragraph" style:parent-style-name="Standard">
      <style:paragraph-properties fo:text-align="start" style:justify-single-word="false">
        <style:tab-stops>
          <style:tab-stop style:position="15.214cm"/>
        </style:tab-stops>
      </style:paragraph-properties>
      <style:text-properties fo:font-size="12pt" style:text-underline-style="none" fo:font-weight="normal" style:font-size-asian="10.5pt" style:font-weight-asian="normal" style:font-size-complex="12pt" style:font-weight-complex="normal"/>
    </style:style>
    <style:style style:name="P17" style:family="paragraph" style:parent-style-name="Standard">
      <style:paragraph-properties fo:text-align="start" style:justify-single-word="false">
        <style:tab-stops/>
      </style:paragraph-properties>
      <style:text-properties fo:font-size="12pt" style:text-underline-style="none" fo:font-weight="normal"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size="12pt" style:text-underline-style="none" fo:font-weight="normal" style:font-size-asian="10.5pt" style:font-weight-asian="normal" style:font-size-complex="12pt" style:font-weight-complex="normal"/>
    </style:style>
    <style:style style:name="P19" style:family="paragraph" style:parent-style-name="Standard">
      <style:paragraph-properties fo:text-align="center" style:justify-single-word="false">
        <style:tab-stops/>
      </style:paragraph-properties>
      <style:text-properties fo:font-size="12pt" style:text-underline-style="none" fo:font-weight="normal"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21" style:family="paragraph" style:parent-style-name="Standard">
      <style:paragraph-properties fo:text-align="start" style:justify-single-word="false">
        <style:tab-stops/>
      </style:paragraph-properties>
      <style:text-properties fo:font-size="12pt" style:text-underline-style="none" fo:font-weight="bold"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23" style:family="paragraph" style:parent-style-name="Standard">
      <style:paragraph-properties fo:text-align="start" style:justify-single-word="false">
        <style:tab-stops/>
      </style:paragraph-properties>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25" style:family="paragraph" style:parent-style-name="Standard">
      <style:paragraph-properties fo:text-align="start" style:justify-single-word="false">
        <style:tab-stops/>
      </style:paragraph-properties>
      <style:text-properties fo:font-size="12pt" style:text-underline-style="solid" style:text-underline-width="auto" style:text-underline-color="font-color" fo:font-weight="bold" style:font-size-asian="10.5pt" style:font-weight-asian="bold" style:font-size-complex="12pt"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ab-stops/>
      </style:paragraph-properties>
    </style:style>
    <style:style style:name="P28" style:family="paragraph" style:parent-style-name="Standard">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29" style:family="paragraph" style:parent-style-name="Standard">
      <style:paragraph-properties fo:text-align="center" style:justify-single-word="false">
        <style:tab-stops/>
      </style:paragraph-properties>
      <style:text-properties style:text-position="0% 100%" fo:font-size="12pt" style:text-underline-style="none" fo:font-weight="bold" style:font-size-asian="10.5pt" style:font-weight-asian="bold" style:font-size-complex="12pt" style:font-weight-complex="bold"/>
    </style:style>
    <style:style style:name="P30" style:family="paragraph" style:parent-style-name="Standard">
      <style:paragraph-properties fo:text-align="start" style:justify-single-word="false">
        <style:tab-stops/>
      </style:paragraph-properties>
      <style:text-properties style:text-position="0% 100%" fo:font-size="12pt" style:text-underline-style="none" fo:font-weight="bold" style:font-size-asian="10.5pt" style:font-weight-asian="bold" style:font-size-complex="12pt" style:font-weight-complex="bold"/>
    </style:style>
    <style:style style:name="P31" style:family="paragraph" style:parent-style-name="Standard">
      <style:paragraph-properties fo:text-align="start" style:justify-single-word="false">
        <style:tab-stops/>
      </style:paragraph-properties>
      <style:text-properties style:text-position="0% 100%" fo:font-size="12pt" style:text-underline-style="solid" style:text-underline-width="auto" style:text-underline-color="font-color" fo:font-weight="normal" style:font-size-asian="10.5pt" style:font-weight-asian="normal" style:font-size-complex="12pt" style:font-weight-complex="normal"/>
    </style:style>
    <style:style style:name="P32" style:family="paragraph" style:parent-style-name="Standard">
      <style:paragraph-properties fo:text-align="center" style:justify-single-word="false">
        <style:tab-stops/>
      </style:paragraph-properties>
      <style:text-properties style:text-position="0% 100%" fo:font-size="12pt" style:text-underline-style="solid" style:text-underline-width="auto" style:text-underline-color="font-color" fo:font-weight="normal" style:font-size-asian="10.5pt" style:font-weight-asian="normal" style:font-size-complex="12pt" style:font-weight-complex="normal"/>
    </style:style>
    <style:style style:name="P33" style:family="paragraph" style:parent-style-name="Standard">
      <style:paragraph-properties fo:text-align="start" style:justify-single-word="false">
        <style:tab-stops/>
      </style:paragraph-properties>
      <style:text-properties style:text-position="0% 100%" fo:font-size="12pt" style:text-underline-style="solid" style:text-underline-width="auto" style:text-underline-color="font-color" fo:font-weight="bold" style:font-size-asian="10.5pt" style:font-weight-asian="bold" style:font-size-complex="12pt" style:font-weight-complex="bold"/>
    </style:style>
    <style:style style:name="P34" style:family="paragraph" style:parent-style-name="Standard">
      <style:paragraph-properties fo:text-align="center" style:justify-single-word="false">
        <style:tab-stops/>
      </style:paragraph-properties>
      <style:text-properties style:text-position="0% 100%" fo:font-size="14pt" style:text-underline-style="solid" style:text-underline-width="auto" style:text-underline-color="font-color" fo:font-weight="bold" style:font-size-asian="12.25pt" style:font-weight-asian="bold" style:font-size-complex="14pt" style:font-weight-complex="bold"/>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fo:font-size="12pt" style:font-size-asian="10.5pt" style:font-size-complex="12pt"/>
    </style:style>
    <style:style style:name="P37" style:family="paragraph" style:parent-style-name="Table_20_Contents">
      <style:paragraph-properties fo:text-align="start" style:justify-single-word="false"/>
      <style:text-properties fo:font-size="12pt" style:font-size-asian="10.5pt" style:font-size-complex="12pt"/>
    </style:style>
    <style:style style:name="P38" style:family="paragraph" style:parent-style-name="Table_20_Contents">
      <style:paragraph-properties fo:text-align="start" style:justify-single-word="false"/>
      <style:text-properties fo:font-size="12pt" fo:font-weight="bold" style:font-size-asian="10.5pt" style:font-weight-asian="bold" style:font-size-complex="12pt" style:font-weight-complex="bold"/>
    </style:style>
    <style:style style:name="P39" style:family="paragraph" style:parent-style-name="Standard">
      <style:paragraph-properties fo:margin-left="0cm" fo:margin-right="0cm" fo:text-align="start" style:justify-single-word="false" fo:text-indent="0cm" style:auto-text-indent="false">
        <style:tab-stops/>
      </style:paragraph-properties>
      <style:text-properties fo:font-size="12pt" style:text-underline-style="none" fo:font-weight="normal" style:font-size-asian="10.5pt" style:font-weight-asian="normal" style:font-size-complex="12pt" style:font-weight-complex="normal"/>
    </style:style>
    <style:style style:name="P40" style:family="paragraph" style:parent-style-name="Standard">
      <style:paragraph-properties fo:margin-left="0cm" fo:margin-right="0cm" fo:text-align="start" style:justify-single-word="false" fo:text-indent="0cm" style:auto-text-indent="false">
        <style:tab-stops/>
      </style:paragraph-properties>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41" style:family="paragraph" style:parent-style-name="Standard" style:list-style-name="L1">
      <style:text-properties style:text-underline-style="none" fo:font-weight="normal" style:font-weight-asian="normal" style:font-weight-complex="normal"/>
    </style:style>
    <style:style style:name="P42" style:family="paragraph" style:parent-style-name="Standard" style:list-style-name="L2">
      <style:text-properties style:text-underline-style="none" fo:font-weight="normal" style:font-weight-asian="normal" style:font-weight-complex="normal"/>
    </style:style>
    <style:style style:name="P43" style:family="paragraph" style:parent-style-name="Standard" style:list-style-name="L3">
      <style:text-properties style:text-underline-style="none" fo:font-weight="normal" style:font-weight-asian="normal" style:font-weight-complex="normal"/>
    </style:style>
    <style:style style:name="P44" style:family="paragraph" style:parent-style-name="Standard" style:list-style-name="L4">
      <style:text-properties style:text-underline-style="none" fo:font-weight="normal" style:font-weight-asian="normal" style:font-weight-complex="normal"/>
    </style:style>
    <style:style style:name="P45" style:family="paragraph" style:parent-style-name="Standard" style:list-style-name="L5">
      <style:text-properties style:text-underline-style="none" fo:font-weight="normal" style:font-weight-asian="normal" style:font-weight-complex="normal"/>
    </style:style>
    <style:style style:name="P46" style:family="paragraph" style:parent-style-name="Standard" style:list-style-name="L6">
      <style:text-properties style:text-underline-style="none" fo:font-weight="normal" style:font-weight-asian="normal" style:font-weight-complex="normal"/>
    </style:style>
    <style:style style:name="P47" style:family="paragraph" style:parent-style-name="Standard" style:list-style-name="L7">
      <style:text-properties fo:font-size="12pt" style:text-underline-style="none" fo:font-weight="normal" style:font-size-asian="10.5pt" style:font-weight-asian="normal" style:font-size-complex="12pt" style:font-weight-complex="normal"/>
    </style:style>
    <style:style style:name="P48" style:family="paragraph" style:parent-style-name="Standard" style:list-style-name="L8">
      <style:text-properties fo:font-size="12pt" style:text-underline-style="none" fo:font-weight="normal" style:font-size-asian="10.5pt" style:font-weight-asian="normal" style:font-size-complex="12pt" style:font-weight-complex="normal"/>
    </style:style>
    <style:style style:name="P49" style:family="paragraph" style:parent-style-name="Standard" style:list-style-name="L9">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50" style:family="paragraph" style:parent-style-name="Standard" style:list-style-name="L10">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51" style:family="paragraph" style:parent-style-name="Standard" style:list-style-name="L1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52" style:family="paragraph" style:parent-style-name="Standard" style:list-style-name="L12">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53" style:family="paragraph" style:parent-style-name="Standard" style:list-style-name="L13">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54" style:family="paragraph" style:parent-style-name="Standard" style:list-style-name="L14">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55" style:family="paragraph" style:parent-style-name="Standard" style:list-style-name="L15">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56" style:family="paragraph" style:parent-style-name="Standard" style:list-style-name="L16">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57" style:family="paragraph" style:parent-style-name="Standard" style:list-style-name="L17">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58" style:family="paragraph" style:parent-style-name="Standard" style:list-style-name="L18">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59" style:family="paragraph" style:parent-style-name="Standard" style:list-style-name="L19">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60" style:family="paragraph" style:parent-style-name="Standard" style:list-style-name="L20">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61" style:family="paragraph" style:parent-style-name="Standard" style:list-style-name="L2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62" style:family="paragraph" style:parent-style-name="Standard" style:list-style-name="L22">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63" style:family="paragraph" style:parent-style-name="Standard" style:list-style-name="L23">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64" style:family="paragraph" style:parent-style-name="Standard" style:list-style-name="L24">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65" style:family="paragraph" style:parent-style-name="Standard" style:list-style-name="L25">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66" style:family="paragraph" style:parent-style-name="Standard" style:list-style-name="L26">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67" style:family="paragraph" style:parent-style-name="Standard" style:list-style-name="L27">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68" style:family="paragraph" style:parent-style-name="Standard" style:list-style-name="L28">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69" style:family="paragraph" style:parent-style-name="Standard" style:list-style-name="L29">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70" style:family="paragraph" style:parent-style-name="Standard" style:list-style-name="L30">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71" style:family="paragraph" style:parent-style-name="Standard" style:list-style-name="L3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72" style:family="paragraph" style:parent-style-name="Standard" style:list-style-name="L32">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73" style:family="paragraph" style:parent-style-name="Standard" style:list-style-name="L33">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74" style:family="paragraph" style:parent-style-name="Standard" style:list-style-name="L34">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75" style:family="paragraph" style:parent-style-name="Standard" style:list-style-name="L35">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76" style:family="paragraph" style:parent-style-name="Standard" style:list-style-name="L36">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77" style:family="paragraph" style:parent-style-name="Standard" style:list-style-name="L37">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78" style:family="paragraph" style:parent-style-name="Standard" style:list-style-name="L38">
      <style:paragraph-properties fo:text-align="start" style:justify-single-word="false">
        <style:tab-stops/>
      </style:paragraph-properties>
      <style:text-properties fo:font-size="12pt" style:text-underline-style="none" fo:font-weight="normal" style:font-size-asian="10.5pt" style:font-weight-asian="normal" style:font-size-complex="12pt" style:font-weight-complex="normal"/>
    </style:style>
    <style:style style:name="P79" style:family="paragraph" style:parent-style-name="Standard" style:list-style-name="L39">
      <style:paragraph-properties fo:text-align="start" style:justify-single-word="false">
        <style:tab-stops/>
      </style:paragraph-properties>
      <style:text-properties fo:font-size="12pt" style:text-underline-style="none" fo:font-weight="normal" style:font-size-asian="10.5pt" style:font-weight-asian="normal" style:font-size-complex="12pt" style:font-weight-complex="normal"/>
    </style:style>
    <style:style style:name="P80" style:family="paragraph" style:parent-style-name="Standard" style:list-style-name="L40">
      <style:paragraph-properties fo:text-align="start" style:justify-single-word="false">
        <style:tab-stops/>
      </style:paragraph-properties>
      <style:text-properties fo:font-size="12pt" style:text-underline-style="none" fo:font-weight="normal" style:font-size-asian="10.5pt" style:font-weight-asian="normal" style:font-size-complex="12pt" style:font-weight-complex="normal"/>
    </style:style>
    <style:style style:name="P81" style:family="paragraph" style:parent-style-name="Standard" style:list-style-name="L41">
      <style:paragraph-properties fo:text-align="start" style:justify-single-word="false">
        <style:tab-stops/>
      </style:paragraph-properties>
      <style:text-properties fo:font-size="12pt" style:text-underline-style="none" fo:font-weight="normal" style:font-size-asian="10.5pt" style:font-weight-asian="normal" style:font-size-complex="12pt" style:font-weight-complex="normal"/>
    </style:style>
    <style:style style:name="P82" style:family="paragraph" style:parent-style-name="Standard" style:list-style-name="L42">
      <style:paragraph-properties fo:text-align="start" style:justify-single-word="false">
        <style:tab-stops/>
      </style:paragraph-properties>
      <style:text-properties fo:font-size="12pt" style:text-underline-style="none" fo:font-weight="normal" style:font-size-asian="10.5pt" style:font-weight-asian="normal" style:font-size-complex="12pt" style:font-weight-complex="normal"/>
    </style:style>
    <style:style style:name="P83" style:family="paragraph" style:parent-style-name="Standard" style:list-style-name="L43">
      <style:paragraph-properties fo:text-align="start" style:justify-single-word="false">
        <style:tab-stops/>
      </style:paragraph-properties>
      <style:text-properties fo:font-size="12pt" style:text-underline-style="none" fo:font-weight="normal" style:font-size-asian="10.5pt" style:font-weight-asian="normal" style:font-size-complex="12pt" style:font-weight-complex="normal"/>
    </style:style>
    <style:style style:name="P84" style:family="paragraph" style:parent-style-name="Standard" style:list-style-name="L44">
      <style:paragraph-properties fo:text-align="start" style:justify-single-word="false">
        <style:tab-stops/>
      </style:paragraph-properties>
      <style:text-properties fo:font-size="12pt" style:text-underline-style="none" fo:font-weight="normal" style:font-size-asian="10.5pt" style:font-weight-asian="normal" style:font-size-complex="12pt" style:font-weight-complex="normal"/>
    </style:style>
    <style:style style:name="P85" style:family="paragraph" style:parent-style-name="Standard" style:list-style-name="L45">
      <style:paragraph-properties fo:text-align="start" style:justify-single-word="false">
        <style:tab-stops/>
      </style:paragraph-properties>
      <style:text-properties fo:font-size="12pt" style:text-underline-style="none" fo:font-weight="normal" style:font-size-asian="10.5pt" style:font-weight-asian="normal" style:font-size-complex="12pt" style:font-weight-complex="normal"/>
    </style:style>
    <style:style style:name="P86" style:family="paragraph" style:parent-style-name="Standard" style:list-style-name="L46">
      <style:paragraph-properties fo:text-align="start" style:justify-single-word="false">
        <style:tab-stops/>
      </style:paragraph-properties>
      <style:text-properties fo:font-size="12pt" style:text-underline-style="none" fo:font-weight="normal" style:font-size-asian="10.5pt" style:font-weight-asian="normal" style:font-size-complex="12pt" style:font-weight-complex="normal"/>
    </style:style>
    <style:style style:name="P87" style:family="paragraph" style:parent-style-name="Standard" style:list-style-name="L47">
      <style:paragraph-properties fo:text-align="start" style:justify-single-word="false">
        <style:tab-stops/>
      </style:paragraph-properties>
      <style:text-properties fo:font-size="12pt" style:text-underline-style="none" fo:font-weight="normal" style:font-size-asian="10.5pt" style:font-weight-asian="normal" style:font-size-complex="12pt" style:font-weight-complex="normal"/>
    </style:style>
    <style:style style:name="P88" style:family="paragraph" style:parent-style-name="Standard">
      <style:paragraph-properties fo:text-align="start" style:justify-single-word="false">
        <style:tab-stops/>
      </style:paragraph-properties>
      <style:text-properties style:text-position="0% 100%" fo:font-size="12pt" style:text-underline-style="none" fo:font-weight="bold" style:font-size-asian="10.5pt" style:font-weight-asian="bold" style:font-size-complex="12pt" style:font-weight-complex="bold"/>
    </style:style>
    <style:style style:name="P89" style:family="paragraph" style:parent-style-name="Standard" style:list-style-name="L48">
      <style:paragraph-properties fo:text-align="start" style:justify-single-word="false">
        <style:tab-stops/>
      </style:paragraph-properties>
      <style:text-properties style:text-position="0% 100%" fo:font-size="12pt" style:text-underline-style="none" fo:font-weight="bold" style:font-size-asian="10.5pt" style:font-weight-asian="bold" style:font-size-complex="12pt" style:font-weight-complex="bold"/>
    </style:style>
    <style:style style:name="P90" style:family="paragraph" style:parent-style-name="Standard" style:list-style-name="L59">
      <style:paragraph-properties fo:text-align="start" style:justify-single-word="false">
        <style:tab-stops/>
      </style:paragraph-properties>
      <style:text-properties style:text-position="0% 100%" fo:font-size="12pt" style:text-underline-style="none" fo:font-weight="bold" style:font-size-asian="10.5pt" style:font-weight-asian="bold" style:font-size-complex="12pt" style:font-weight-complex="bold"/>
    </style:style>
    <style:style style:name="P91" style:family="paragraph" style:parent-style-name="Standard" style:list-style-name="L60">
      <style:paragraph-properties fo:text-align="start" style:justify-single-word="false">
        <style:tab-stops/>
      </style:paragraph-properties>
      <style:text-properties style:text-position="0% 100%" fo:font-size="12pt" style:text-underline-style="none" fo:font-weight="bold" style:font-size-asian="10.5pt" style:font-weight-asian="bold" style:font-size-complex="12pt" style:font-weight-complex="bold"/>
    </style:style>
    <style:style style:name="P92" style:family="paragraph" style:parent-style-name="Standard" style:list-style-name="L68">
      <style:paragraph-properties fo:text-align="start" style:justify-single-word="false">
        <style:tab-stops/>
      </style:paragraph-properties>
      <style:text-properties style:text-position="0% 100%" fo:font-size="12pt" style:text-underline-style="none" fo:font-weight="bold" style:font-size-asian="10.5pt" style:font-weight-asian="bold" style:font-size-complex="12pt" style:font-weight-complex="bold"/>
    </style:style>
    <style:style style:name="P93" style:family="paragraph" style:parent-style-name="Standard">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94" style:family="paragraph" style:parent-style-name="Standard" style:list-style-name="L48">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95" style:family="paragraph" style:parent-style-name="Standard" style:list-style-name="L49">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96" style:family="paragraph" style:parent-style-name="Standard" style:list-style-name="L50">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97" style:family="paragraph" style:parent-style-name="Standard" style:list-style-name="L51">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98" style:family="paragraph" style:parent-style-name="Standard" style:list-style-name="L52">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99" style:family="paragraph" style:parent-style-name="Standard" style:list-style-name="L53">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100" style:family="paragraph" style:parent-style-name="Standard" style:list-style-name="L54">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101" style:family="paragraph" style:parent-style-name="Standard" style:list-style-name="L55">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102" style:family="paragraph" style:parent-style-name="Standard" style:list-style-name="L56">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103" style:family="paragraph" style:parent-style-name="Standard" style:list-style-name="L57">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104" style:family="paragraph" style:parent-style-name="Standard" style:list-style-name="L58">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105" style:family="paragraph" style:parent-style-name="Standard" style:list-style-name="L59">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106" style:family="paragraph" style:parent-style-name="Standard" style:list-style-name="L60">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107" style:family="paragraph" style:parent-style-name="Standard" style:list-style-name="L61">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108" style:family="paragraph" style:parent-style-name="Standard" style:list-style-name="L62">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109" style:family="paragraph" style:parent-style-name="Standard" style:list-style-name="L63">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110" style:family="paragraph" style:parent-style-name="Standard" style:list-style-name="L64">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111" style:family="paragraph" style:parent-style-name="Standard" style:list-style-name="L65">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112" style:family="paragraph" style:parent-style-name="Standard" style:list-style-name="L67">
      <style:paragraph-properties fo:text-align="start" style:justify-single-word="false">
        <style:tab-stops/>
      </style:paragraph-properties>
      <style:text-properties style:text-position="0% 100%" fo:font-size="12pt" style:text-underline-style="none" fo:font-weight="normal" style:font-size-asian="10.5pt" style:font-weight-asian="normal" style:font-size-complex="12pt" style:font-weight-complex="normal"/>
    </style:style>
    <style:style style:name="P113" style:family="paragraph" style:parent-style-name="Standard">
      <style:paragraph-properties fo:text-align="start" style:justify-single-word="false">
        <style:tab-stops/>
      </style:paragraph-properties>
      <style:text-properties style:text-position="0% 100%" fo:font-size="12pt" style:text-underline-style="solid" style:text-underline-type="double" style:text-underline-width="auto" style:text-underline-color="font-color" fo:font-weight="normal" style:font-size-asian="10.5pt" style:font-weight-asian="normal" style:font-size-complex="12pt" style:font-weight-complex="normal"/>
    </style:style>
    <style:style style:name="P114" style:family="paragraph" style:parent-style-name="Standard">
      <style:paragraph-properties fo:text-align="start" style:justify-single-word="false">
        <style:tab-stops/>
      </style:paragraph-properties>
      <style:text-properties style:text-position="0% 100%" fo:font-size="12pt" style:text-underline-style="solid" style:text-underline-width="auto" style:text-underline-color="font-color" fo:font-weight="bold" style:font-size-asian="10.5pt" style:font-weight-asian="bold" style:font-size-complex="12pt" style:font-weight-complex="bold"/>
    </style:style>
    <style:style style:name="P11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fo:font-size="12pt" style:text-underline-style="none" fo:font-weight="normal" style:font-size-asian="10.5pt" style:font-weight-asian="normal" style:font-size-complex="12pt" style:font-weight-complex="normal"/>
    </style:style>
    <style:style style:name="T5" style:family="text">
      <style:text-properties fo:font-size="12pt" style:text-underline-style="none" fo:font-weight="bold" style:font-size-asian="10.5pt" style:font-weight-asian="bold" style:font-size-complex="12pt" style:font-weight-complex="bold"/>
    </style:style>
    <style:style style:name="T6" style:family="text">
      <style:text-properties style:text-underline-style="solid" style:text-underline-type="double" style:text-underline-width="auto" style:text-underline-color="font-color"/>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position="0% 100%" fo:font-size="12pt" style:text-underline-style="none" fo:font-weight="normal" style:font-size-asian="10.5pt" style:font-weight-asian="normal" style:font-size-complex="12pt" style:font-weight-complex="normal"/>
    </style:style>
    <style:style style:name="T10" style:family="text">
      <style:text-properties style:text-position="0% 100%" fo:font-size="12pt" style:text-underline-style="solid" style:text-underline-width="auto" style:text-underline-color="font-color" fo:font-weight="normal" style:font-size-asian="10.5pt" style:font-weight-asian="normal" style:font-size-complex="12pt" style:font-weight-complex="normal"/>
    </style:style>
    <style:style style:name="T11" style:family="text">
      <style:text-properties style:text-position="0% 100%" fo:font-size="12pt" fo:font-weight="normal" style:font-size-asian="10.5pt" style:font-weight-asian="normal" style:font-size-complex="12pt"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21cm" fo:text-indent="-0.635cm" fo:margin-left="10.12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cm" svg:stroke-color="#000000"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000000" draw:marker-end="Arrowhead_20_2"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WG</text:p>
      <text:p text:style-name="P1"/>
      <text:p text:style-name="Standard"/>
      <text:p text:style-name="P7">3.Kosten im Betrieb</text:p>
      <text:p text:style-name="P3"><text:s text:c="2"/>Kostenbegriff:</text:p>
      <text:p text:style-name="P3"><text:s text:c="2"/>→ Unter Kosten versteht man den gesamten Wert des Einsatzes von Sachen, Dienstleistungen oder</text:p>
      <text:p text:style-name="P3"><text:s text:c="7"/>Rechten bei der betrieblichen Leistungserstellung .</text:p>
      <text:p text:style-name="P3"><text:s text:c="2"/>→ Einteilung der Kosten:</text:p>
      <text:p text:style-name="P3"><text:tab/>1. in Abhängigkeit von der Produktionsmenge</text:p>
      <text:p text:style-name="P3"><text:s text:c="7"/><text:span text:style-name="T1">Fixe Kosten </text:span></text:p>
      <text:p text:style-name="P3"><text:span text:style-name="T1"><text:tab/></text:span><text:span text:style-name="T2">Feststehende Kosten die über einen längeren Zeitraum unabhängig von der <text:s/></text:span></text:p>
      <text:p text:style-name="P4"><text:s text:c="12"/>Produktionsmenge immer in gleicher Höhe anfallen.</text:p>
      <text:list xml:id="list744965360" text:style-name="L1">
        <text:list-item>
          <text:list>
            <text:list-item>
              <text:list>
                <text:list-item>
                  <text:p text:style-name="P41">Miete</text:p>
                </text:list-item>
                <text:list-item>
                  <text:p text:style-name="P41">Kfz-Steuer von Betriebswagen</text:p>
                </text:list-item>
                <text:list-item>
                  <text:p text:style-name="P41">Ratenzahlungen von Krediten</text:p>
                </text:list-item>
              </text:list>
            </text:list-item>
          </text:list>
        </text:list-item>
      </text:list>
      <text:p text:style-name="P4"><text:s text:c="6"/><text:span text:style-name="T1">Variable Kosten </text:span></text:p>
      <text:p text:style-name="P4"><text:tab/>Veränderliche von der Produktionsmenge abhängende Kosten.</text:p>
      <text:list xml:id="list632372836" text:style-name="L2">
        <text:list-item>
          <text:list>
            <text:list-item>
              <text:list>
                <text:list-item>
                  <text:p text:style-name="P42">Fertigungsmaterial</text:p>
                </text:list-item>
                <text:list-item>
                  <text:p text:style-name="P42">Fertigungslöhne</text:p>
                </text:list-item>
              </text:list>
            </text:list-item>
          </text:list>
        </text:list-item>
      </text:list>
      <text:p text:style-name="P4"><text:tab/>2. nach der Zurechenbarkeit</text:p>
      <text:p text:style-name="P4"><text:s text:c="6"/><text:span text:style-name="T1">Einzelkosten</text:span></text:p>
      <text:p text:style-name="P4"><text:tab/>Kosten die direkt zurechenbar sind.</text:p>
      <text:list xml:id="list399442835" text:style-name="L3">
        <text:list-item>
          <text:list>
            <text:list-item>
              <text:list>
                <text:list-item>
                  <text:p text:style-name="P43">Fertigungslöhne</text:p>
                </text:list-item>
                <text:list-item>
                  <text:p text:style-name="P43">Fertigungsmaterial</text:p>
                </text:list-item>
              </text:list>
            </text:list-item>
          </text:list>
        </text:list-item>
      </text:list>
      <text:p text:style-name="P5"><text:s text:c="6"/>Gemeinkosten</text:p>
      <text:p text:style-name="P4"><text:tab/>Allgemeine kosten welche mit einem entsprechendem Verteilungsschlüssel umgelegt werden </text:p>
      <text:p text:style-name="P4"><text:s text:c="12"/>müssen.</text:p>
      <text:list xml:id="list1223401136" text:style-name="L4">
        <text:list-item>
          <text:list>
            <text:list-item>
              <text:list>
                <text:list-item>
                  <text:p text:style-name="P44">Energiekosten</text:p>
                </text:list-item>
                <text:list-item>
                  <text:p text:style-name="P44">Verwaltungskosten</text:p>
                </text:list-item>
                <text:list-item>
                  <text:p text:style-name="P44"/>
                </text:list-item>
              </text:list>
            </text:list-item>
          </text:list>
        </text:list-item>
      </text:list>
      <text:p text:style-name="P8">4. Ziele des Betriebes:</text:p>
      <text:p text:style-name="P4"><text:s text:c="2"/>→ erwerbswirtschaftliche</text:p>
      <text:list xml:id="list445919585" text:style-name="L5">
        <text:list-item>
          <text:list>
            <text:list-item>
              <text:p text:style-name="P45">Gewinnerzielung</text:p>
            </text:list-item>
            <text:list-item>
              <text:p text:style-name="P45">Produktionssteigerung</text:p>
            </text:list-item>
            <text:list-item>
              <text:p text:style-name="P45">Umsatzsteigerung</text:p>
            </text:list-item>
            <text:list-item>
              <text:p text:style-name="P45">Erhöhung des Marktanteils</text:p>
            </text:list-item>
          </text:list>
        </text:list-item>
      </text:list>
      <text:p text:style-name="P4"/>
      <text:p text:style-name="P4"><text:s text:c="2"/>→ gemeinwirtschaftliche</text:p>
      <text:list xml:id="list904304033" text:style-name="L6">
        <text:list-item>
          <text:list>
            <text:list-item>
              <text:p text:style-name="P46">Marktversorgung</text:p>
            </text:list-item>
            <text:list-item>
              <text:p text:style-name="P46">Kostendeckung</text:p>
            </text:list-item>
            <text:list-item>
              <text:p text:style-name="P46">soziale Rücksichten</text:p>
            </text:list-item>
          </text:list>
        </text:list-item>
      </text:list>
      <text:p text:style-name="P4"/>
      <text:p text:style-name="P8">5. wirtschaftliche Kennziffern:</text:p>
      <text:p text:style-name="P14"><text:s text:c="2"/>→ Minimalprinzip</text:p>
      <text:list xml:id="list656105210" text:style-name="L7">
        <text:list-item>
          <text:list>
            <text:list-item>
              <text:p text:style-name="P47">Ein bestimmtes Ergebnis soll mit dem geringstmöglichen (minimalen) Mitteleinsatz</text:p>
            </text:list-item>
          </text:list>
        </text:list-item>
      </text:list>
      <text:p text:style-name="P14"><text:tab/> <text:s text:c="6"/>erreicht werden.</text:p>
      <text:p text:style-name="P14"><text:s text:c="2"/>→ Maximalprinzip</text:p>
      <text:list xml:id="list902873984" text:style-name="L8">
        <text:list-item>
          <text:list>
            <text:list-item>
              <text:p text:style-name="P48">Mit einem bestimmten Mitteleinsatz soll ein höchstmögliches (maximales) Ergebnis</text:p>
              <text:p text:style-name="P48">erzielt werden.</text:p>
            </text:list-item>
          </text:list>
        </text:list-item>
      </text:list>
      <text:p text:style-name="P14"/>
      <text:p text:style-name="P14"><text:soft-page-break/><text:s text:c="2"/>→ Produktivität = <text:span text:style-name="T3">Produktionsergebnis (Output)</text:span></text:p>
      <text:p text:style-name="P14"><text:tab/><text:tab/><text:tab/>Faktoreneinsatz (Input)</text:p>
      <text:p text:style-name="P14"/>
      <text:p text:style-name="P14"><text:s text:c="2"/>→ Rentabilität = <text:span text:style-name="T3">(Reingewinn + Fremdkapitalzinsen) * 100</text:span></text:p>
      <text:p text:style-name="P14"><text:tab/><text:tab/><text:tab/><text:tab/>Gesamtkapital</text:p>
      <text:p text:style-name="P14"/>
      <text:p text:style-name="P14"><text:s text:c="2"/>→ Wirtschaftlichkeit = <text:span text:style-name="T3">Leistung</text:span> </text:p>
      <text:p text:style-name="P14"><text:tab/><text:tab/> <text:tab/> <text:s text:c="4"/>Kosten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text:soft-page-break/>Unternehmensformen / Unternehmenszusammenschlüsse</text:p>
      <text:p text:style-name="P9"/>
      <text:p text:style-name="P22">1. Unternehmensformen:</text:p>
      <text:p text:style-name="P15"><text:tab/><text:tab/><text:tab/><text:tab/><text:tab/>Unternehmensform</text:p>
      <text:p text:style-name="P15"><draw:line text:anchor-type="paragraph" draw:z-index="0" draw:style-name="gr1" draw:text-style-name="P115" svg:x1="7.851cm" svg:y1="0.102cm" svg:x2="2.295cm" svg:y2="0.816cm"><text:p/></draw:line><draw:line text:anchor-type="paragraph" draw:z-index="1" draw:style-name="gr1" draw:text-style-name="P115" svg:x1="12.561cm" svg:y1="0.843cm" svg:x2="7.851cm" svg:y2="0.102cm"><text:p/></draw:line></text:p>
      <text:p text:style-name="P15"/>
      <text:p text:style-name="P15">Einzelunternehmen<text:tab/><text:tab/><text:tab/><text:tab/><text:tab/><text:tab/><text:tab/>Gesellschaftsunternehmen</text:p>
      <text:p text:style-name="P15"><draw:line text:anchor-type="paragraph" draw:z-index="2" draw:style-name="gr2" draw:text-style-name="P115" svg:x1="13.037cm" svg:y1="0.176cm" svg:x2="8.513cm" svg:y2="1.261cm"><text:p/></draw:line><draw:line text:anchor-type="paragraph" draw:z-index="3" draw:style-name="gr2" draw:text-style-name="P115" svg:x1="12.111cm" svg:y1="1.261cm" svg:x2="13.037cm" svg:y2="0.176cm"><text:p/></draw:line><draw:line text:anchor-type="paragraph" draw:z-index="4" draw:style-name="gr2" draw:text-style-name="P115" svg:x1="14.916cm" svg:y1="1.34cm" svg:x2="13.037cm" svg:y2="0.176cm"><text:p/></draw:line></text:p>
      <text:p text:style-name="P15"/>
      <text:p text:style-name="P15"/>
      <text:p text:style-name="P15"><text:tab/><text:tab/><text:tab/><text:tab/><text:tab/>Personengesellschaft<text:tab/> <text:s text:c="2"/>Kapitalgesellschaft <text:s text:c="2"/>Genossenschaft</text:p>
      <text:p text:style-name="P15"/>
      <text:p text:style-name="P15">1.1 Einzelunternehmen:</text:p>
      <text:list xml:id="list2048465767" text:style-name="L9">
        <text:list-item>
          <text:p text:style-name="P49">Einzelperson:</text:p>
          <text:p text:style-name="P49"><text:s text:c="2"/>- bringt Kapital auf</text:p>
          <text:p text:style-name="P49"><text:s text:c="2"/>- übernimmt Geschäftsführung</text:p>
          <text:p text:style-name="P49"><text:s text:c="2"/>- erhält Gewinn </text:p>
          <text:p text:style-name="P49"><text:s text:c="2"/>- haftet (Vollhafter)</text:p>
        </text:list-item>
      </text:list>
      <text:p text:style-name="P15"/>
      <text:p text:style-name="P15">1.2 Personengesellschaft:</text:p>
      <text:p text:style-name="P15"><draw:line text:anchor-type="paragraph" draw:z-index="5" draw:style-name="gr3" draw:text-style-name="P115" svg:x1="2.189cm" svg:y1="0.263cm" svg:x2="2.189cm" svg:y2="1.295cm"><text:p/></draw:line><draw:line text:anchor-type="paragraph" draw:z-index="6" draw:style-name="gr4" draw:text-style-name="P115" svg:x1="12.137cm" svg:y1="1.136cm" svg:x2="2.189cm" svg:y2="0.263cm"><text:p/></draw:line></text:p>
      <text:p text:style-name="P15"/>
      <text:p text:style-name="P15"/>
      <text:p text:style-name="P26"><text:span text:style-name="T5">OHG</text:span><text:span text:style-name="T4"> (Offene Handelsgesellschaft)<text:tab/><text:tab/><text:tab/><text:tab/></text:span><text:span text:style-name="T5">KG</text:span><text:span text:style-name="T4"> (Kommanditgesellschaft)</text:span></text:p>
      <text:p text:style-name="P15"><draw:line text:anchor-type="paragraph" draw:z-index="7" draw:style-name="gr5" draw:text-style-name="P115" svg:x1="2.215cm" svg:y1="0.75cm" svg:x2="2.215cm" svg:y2="0.194cm"><text:p/></draw:line><draw:line text:anchor-type="paragraph" draw:z-index="8" draw:style-name="gr5" draw:text-style-name="P115" svg:x1="12.031cm" svg:y1="0.829cm" svg:x2="12.031cm" svg:y2="0.22cm"><text:p/></draw:line></text:p>
      <text:p text:style-name="P15"/>
      <text:p text:style-name="P15">alle Gesellschafter sind Vollhafter<text:tab/><text:tab/><text:tab/> <text:s text:c="6"/>mindestens ein Vollhafter (Komplementär)</text:p>
      <text:p text:style-name="P15"><text:tab/>(haftet persönlich)<text:tab/><text:tab/><text:tab/><text:tab/> <text:s text:c="6"/>und ein Teilhafter (Kommanditist)</text:p>
      <text:p text:style-name="P15"/>
      <text:p text:style-name="P15">1.3 Weitere Personengesellschaften:</text:p>
      <text:list xml:id="list1287481377" text:style-name="L10">
        <text:list-item>
          <text:p text:style-name="P50">GmbH &amp; CO KG</text:p>
        </text:list-item>
      </text:list>
      <text:p text:style-name="P15"><draw:line text:anchor-type="paragraph" draw:z-index="9" draw:style-name="gr3" draw:text-style-name="P115" svg:x1="2.03cm" svg:y1="0.026cm" svg:x2="2.03cm" svg:y2="0.979cm"><text:p/></draw:line></text:p>
      <text:p text:style-name="P15"/>
      <text:p text:style-name="P15"><text:tab/>Vollhafter</text:p>
      <text:list xml:id="list694584781" text:style-name="L11">
        <text:list-item>
          <text:p text:style-name="P51">KG a A (auf Aktien)</text:p>
        </text:list-item>
      </text:list>
      <text:p text:style-name="P15"><draw:line text:anchor-type="paragraph" draw:z-index="10" draw:style-name="gr3" draw:text-style-name="P115" svg:x1="2.427cm" svg:y1="0.102cm" svg:x2="2.427cm" svg:y2="0.896cm"><text:p/></draw:line></text:p>
      <text:p text:style-name="P15"/>
      <text:p text:style-name="P15"><text:tab/> <text:s text:c="5"/>Teilhaber AG</text:p>
      <text:list xml:id="list1186236906" text:style-name="L12">
        <text:list-item>
          <text:p text:style-name="P52">GbR (Gesellschaft bürgerlichen Rechts)</text:p>
        </text:list-item>
      </text:list>
      <text:p text:style-name="P15"/>
      <text:p text:style-name="P15">1.3 Kapitalgesellschaft</text:p>
      <text:p text:style-name="P15"><draw:line text:anchor-type="paragraph" draw:z-index="11" draw:style-name="gr3" draw:text-style-name="P115" svg:x1="3.089cm" svg:y1="0.263cm" svg:x2="3.089cm" svg:y2="1.321cm"><text:p/></draw:line><draw:line text:anchor-type="paragraph" draw:z-index="12" draw:style-name="gr6" draw:text-style-name="P115" svg:x1="13.461cm" svg:y1="1.242cm" svg:x2="3.089cm" svg:y2="0.263cm"><text:p/></draw:line></text:p>
      <text:p text:style-name="P15"/>
      <text:p text:style-name="P15"/>
      <text:p text:style-name="P15"><text:tab/>GmbH (Gesellschaft mit beschränkter Haftung) <text:tab/><text:tab/>AG (Aktiengesellschaft)</text:p>
      <text:p text:style-name="P15"><draw:line text:anchor-type="paragraph" draw:z-index="13" draw:style-name="gr5" draw:text-style-name="P115" svg:x1="3.485cm" svg:y1="1.252cm" svg:x2="3.485cm" svg:y2="0.273cm"><text:p/></draw:line><draw:line text:anchor-type="paragraph" draw:z-index="14" draw:style-name="gr5" draw:text-style-name="P115" svg:x1="13.354cm" svg:y1="0.247cm" svg:x2="13.354cm" svg:y2="1.385cm"><text:p/></draw:line></text:p>
      <text:p text:style-name="P15"/>
      <text:p text:style-name="P15"/>
      <text:p text:style-name="P15"><text:tab/><text:tab/>nur Teilhafter<text:tab/><text:tab/><text:tab/><text:tab/><text:tab/><text:tab/><text:tab/>Teilhafter</text:p>
      <text:p text:style-name="P15"><text:tab/> <text:s text:c="7"/>Grundkapital 25.000<text:tab/><text:tab/><text:tab/><text:tab/><text:tab/> <text:s text:c="2"/>Grundkapital 50.000</text:p>
      <text:p text:style-name="P15"/>
      <text:p text:style-name="P15"/>
      <text:p text:style-name="P24"><text:soft-page-break/>Organe der AG</text:p>
      <text:p text:style-name="P18"><draw:line text:anchor-type="paragraph" draw:z-index="15" draw:style-name="gr5" draw:text-style-name="P115" svg:x1="8.407cm" svg:y1="0.152cm" svg:x2="8.407cm" svg:y2="0.946cm"><text:p/></draw:line></text:p>
      <text:p text:style-name="P18"/>
      <text:p text:style-name="P18">Vorstand</text:p>
      <text:p text:style-name="P18">(Unternehmensleitung-Leitung)</text:p>
      <text:p text:style-name="P18"><draw:line text:anchor-type="paragraph" draw:z-index="16" draw:style-name="gr5" draw:text-style-name="P115" svg:x1="8.407cm" svg:y1="0.152cm" svg:x2="8.407cm" svg:y2="0.946cm"><text:p/></draw:line></text:p>
      <text:p text:style-name="P18"/>
      <text:p text:style-name="P18">Aufsichtsrat</text:p>
      <text:p text:style-name="P18">(Kontrollorgan)</text:p>
      <text:p text:style-name="P18"><draw:line text:anchor-type="paragraph" draw:z-index="17" draw:style-name="gr5" draw:text-style-name="P115" svg:x1="8.407cm" svg:y1="0.152cm" svg:x2="8.407cm" svg:y2="0.946cm"><text:p/></draw:line></text:p>
      <text:p text:style-name="P18"/>
      <text:p text:style-name="P18">Hauptversammlung</text:p>
      <text:p text:style-name="P18">(Aktionäre)</text:p>
      <text:p text:style-name="P18"/>
      <text:p text:style-name="P22">2. Unternehmenszusammenschlüsse:</text:p>
      <text:p text:style-name="P15">2.1 Nach der Art der Unternehmen</text:p>
      <text:list xml:id="list1632463747" text:style-name="L13">
        <text:list-item>
          <text:list>
            <text:list-item>
              <text:p text:style-name="P53">auf gleicher Produktionsstufe → horizontaler Zusammenschluss (z.B.: 2 Banken)</text:p>
            </text:list-item>
            <text:list-item>
              <text:p text:style-name="P53">aufeinander folgende <text:tab/> <text:s text:c="12"/>→ vertikaler Zusammenschluss (z.B.: Gartenbaubetrieb, </text:p>
            </text:list-item>
          </text:list>
        </text:list-item>
      </text:list>
      <text:p text:style-name="P15"><text:tab/> <text:s text:c="5"/>Produktionsstufen <text:s/><text:tab/><text:tab/><text:tab/><text:tab/><text:tab/><text:tab/><text:tab/>Konservenfabrik)</text:p>
      <text:list xml:id="list1875829263" text:style-name="L14">
        <text:list-item>
          <text:list>
            <text:list-item>
              <text:p text:style-name="P54">aus nicht zusammen-<text:tab/> <text:s text:c="12"/>→ diagonaler Zusammenschluss (z.B.: Pharmabetrieb,</text:p>
            </text:list-item>
          </text:list>
        </text:list-item>
      </text:list>
      <text:p text:style-name="P15"><text:tab/> <text:s text:c="5"/>hängenden Branchen<text:tab/><text:tab/>(anorganisch)<text:tab/><text:tab/><text:tab/><text:tab/>Zeitungsverlag)</text:p>
      <text:p text:style-name="P15"/>
      <text:p text:style-name="P15">2.2 Nach dem Grad bzw. der Intensität</text:p>
      <text:p text:style-name="P15"><draw:line text:anchor-type="paragraph" draw:z-index="18" draw:style-name="gr3" draw:text-style-name="P115" svg:x1="7.137cm" svg:y1="0.247cm" svg:x2="3.697cm" svg:y2="1.305cm"><text:p/></draw:line><draw:line text:anchor-type="paragraph" draw:z-index="19" draw:style-name="gr6" draw:text-style-name="P115" svg:x1="11.212cm" svg:y1="1.358cm" svg:x2="7.137cm" svg:y2="0.247cm"><text:p/></draw:line></text:p>
      <text:p text:style-name="P15"/>
      <text:p text:style-name="P15"/>
      <text:p text:style-name="P15"><text:tab/><text:tab/>Kooperation<text:tab/><text:tab/><text:tab/><text:tab/><text:tab/>Konzentration</text:p>
      <text:p text:style-name="P15"><draw:line text:anchor-type="paragraph" draw:z-index="20" draw:style-name="gr3" draw:text-style-name="P115" svg:x1="3.644cm" svg:y1="0.125cm" svg:x2="3.618cm" svg:y2="0.866cm"><text:p/></draw:line><draw:line text:anchor-type="paragraph" draw:z-index="21" draw:style-name="gr3" draw:text-style-name="P115" svg:x1="11.158cm" svg:y1="0.152cm" svg:x2="11.158cm" svg:y2="0.761cm"><text:p/></draw:line></text:p>
      <text:p text:style-name="P15"/>
      <text:p text:style-name="P15"><text:tab/>UN bleiben rechtlich und<text:tab/><text:tab/><text:tab/>UN geben wirtschaftliche und z.T.</text:p>
      <text:p text:style-name="P15"><text:tab/>wirtschaftlich eigenständig<text:tab/><text:tab/><text:tab/>auch rechtliche Eigenständigkeit auf </text:p>
      <text:p text:style-name="P15"/>
      <text:p text:style-name="P15">2.2.1 Formen der Kooperation</text:p>
      <text:list xml:id="list987316733" text:style-name="L15">
        <text:list-item>
          <text:list>
            <text:list-item>
              <text:list>
                <text:list-item>
                  <text:p text:style-name="P55">Verbände (z.B.: Fachverbände, Arbeitgeberverbände, Innungsverbände)</text:p>
                </text:list-item>
                <text:list-item>
                  <text:p text:style-name="P55">Arbeitsgemeinschaften (zur gemeinsamen Durchführung eines Großauftrages,</text:p>
                  <text:p text:style-name="P55">Zusammenschluss auf Zeit)</text:p>
                </text:list-item>
                <text:list-item>
                  <text:p text:style-name="P55">Kartelle </text:p>
                </text:list-item>
              </text:list>
            </text:list-item>
          </text:list>
        </text:list-item>
      </text:list>
      <text:p text:style-name="P15"><text:tab/><text:tab/>→ verbindliche bzw. vertragliche Absprache zwischen UN des gleichen</text:p>
      <text:p text:style-name="P15"><text:tab/><text:tab/> <text:s text:c="4"/>Wirtschaftszweiges</text:p>
      <text:p text:style-name="P15"><text:tab/><text:tab/><text:tab/>→ horizontaler Zusammenschluss</text:p>
      <text:p text:style-name="P15"><text:tab/><text:tab/>→ häufig mit dem Ziel den Wettbewerb einzuschränken</text:p>
      <text:p text:style-name="P15"><text:tab/><text:tab/>=&gt; derartige Kartelle sind in Deutschland verboten (Kartellgesetz)</text:p>
      <text:list xml:id="list1781150105" text:style-name="L16">
        <text:list-item>
          <text:list>
            <text:list-item>
              <text:list>
                <text:list-item>
                  <text:list>
                    <text:list-item>
                      <text:list>
                        <text:list-item>
                          <text:list>
                            <text:list-item>
                              <text:p text:style-name="P56">Preiskartell</text:p>
                            </text:list-item>
                            <text:list-item>
                              <text:p text:style-name="P56">Mengenkartell</text:p>
                            </text:list-item>
                            <text:list-item>
                              <text:p text:style-name="P56">Gebietskartell</text:p>
                            </text:list-item>
                          </text:list>
                        </text:list-item>
                      </text:list>
                    </text:list-item>
                  </text:list>
                </text:list-item>
              </text:list>
            </text:list-item>
          </text:list>
        </text:list-item>
      </text:list>
      <text:p text:style-name="P15"><text:tab/><text:tab/><text:tab/>Ausnahmen:</text:p>
      <text:list xml:id="list1326302688" text:style-name="L17">
        <text:list-item>
          <text:list>
            <text:list-item>
              <text:list>
                <text:list-item>
                  <text:list>
                    <text:list-item>
                      <text:list>
                        <text:list-item>
                          <text:list>
                            <text:list-item>
                              <text:list>
                                <text:list-item>
                                  <text:p text:style-name="P57">anmeldungspflichtige bzw. genehmigungspflichtige Kartell</text:p>
                                </text:list-item>
                              </text:list>
                            </text:list-item>
                          </text:list>
                        </text:list-item>
                      </text:list>
                    </text:list-item>
                  </text:list>
                </text:list-item>
              </text:list>
            </text:list-item>
          </text:list>
        </text:list-item>
      </text:list>
      <text:p text:style-name="P15"/>
      <text:p text:style-name="P15"/>
      <text:p text:style-name="P15"/>
      <text:p text:style-name="P15"/>
      <text:p text:style-name="P15"><text:soft-page-break/>2.2.2 Formen der Konzentration</text:p>
      <text:list xml:id="list753874128" text:style-name="L18">
        <text:list-item>
          <text:list>
            <text:list-item>
              <text:list>
                <text:list-item>
                  <text:p text:style-name="P58">Konzern → UN bleiben eigenständig, werden jedoch durch Kapitalübernahme</text:p>
                </text:list-item>
              </text:list>
            </text:list-item>
          </text:list>
        </text:list-item>
      </text:list>
      <text:p text:style-name="P15"><text:s text:c="2"/><text:tab/><text:tab/><text:tab/> <text:s text:c="7"/>wirtschaftlich abhängig (ist vom Kapitalfluss abhängig)</text:p>
      <text:list xml:id="list921438207" text:style-name="L19">
        <text:list-item>
          <text:list>
            <text:list-item>
              <text:list>
                <text:list-item>
                  <text:p text:style-name="P59">Trust<text:tab/> <text:s text:c="2"/>→ Fusion (beteiligte UN geben auch recht Selbstständigkeit auf, </text:p>
                  <text:list>
                    <text:list-item>
                      <text:list>
                        <text:list-item>
                          <text:list>
                            <text:list-header>
                              <text:p text:style-name="P59"><text:s text:c="2"/>durch Übernahme oder Neugründung)</text:p>
                            </text:list-header>
                          </text:list>
                        </text:list-item>
                      </text:list>
                    </text:list-item>
                  </text:list>
                </text:list-item>
              </text:list>
            </text:list-item>
          </text:list>
        </text:list-item>
      </text:list>
      <text:p text:style-name="P15"/>
      <text:p text:style-name="P15">2.2.3 Nutzen und Gefahren der Konzentration</text:p>
      <text:p text:style-name="P15"><text:tab/>→ möglicher Nutzen:</text:p>
      <text:list xml:id="list40513994" text:style-name="L20">
        <text:list-item>
          <text:p text:style-name="P60">mehr Kapital </text:p>
        </text:list-item>
        <text:list-item>
          <text:p text:style-name="P60">größerer Marktanteil</text:p>
        </text:list-item>
        <text:list-item>
          <text:p text:style-name="P60">mehr Marktmacht</text:p>
        </text:list-item>
        <text:list-item>
          <text:p text:style-name="P60">Erhöhung der Wettbewerbsfähigkeit</text:p>
        </text:list-item>
        <text:list-item>
          <text:p text:style-name="P60">Erhalt von Arbeitsplätzen</text:p>
        </text:list-item>
      </text:list>
      <text:p text:style-name="P15"><text:tab/>→ mögliche Gefahren:</text:p>
      <text:list xml:id="list641657494" text:style-name="L21">
        <text:list-item>
          <text:p text:style-name="P61">Verlust von Arbeitsplätzen</text:p>
        </text:list-item>
        <text:list-item>
          <text:p text:style-name="P61">Marktbeherrschende Stellung</text:p>
        </text:list-item>
        <text:list-item>
          <text:p text:style-name="P61">abnehmender Wettbewerb </text:p>
        </text:list-item>
        <text:list-item>
          <text:p text:style-name="P61">zunehmender politischer Einfluss</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text:soft-page-break/>Markt und Preisbildung</text:p>
      <text:p text:style-name="P13"/>
      <text:p text:style-name="P22">1. Begriff</text:p>
      <text:p text:style-name="P15"><text:tab/>→ Zusammentreffen von Angebot und Nachfrage</text:p>
      <text:p text:style-name="P15"/>
      <text:p text:style-name="P22">2. Formen von Marktbeziehungen</text:p>
      <text:list xml:id="list2078503269" text:style-name="L22">
        <text:list-item>
          <text:p text:style-name="P62">mündlich</text:p>
        </text:list-item>
        <text:list-item>
          <text:p text:style-name="P62">schriftlich</text:p>
        </text:list-item>
        <text:list-item>
          <text:p text:style-name="P62">fernmündlich</text:p>
        </text:list-item>
        <text:list-item>
          <text:p text:style-name="P62">fernschriftlich</text:p>
        </text:list-item>
      </text:list>
      <text:p text:style-name="P15"/>
      <text:p text:style-name="P22">3. Gegenstände von Marktbeziehungen</text:p>
      <text:list xml:id="list1391013987" text:style-name="L23">
        <text:list-item>
          <text:p text:style-name="P63">Sachgüter</text:p>
        </text:list-item>
        <text:list-item>
          <text:p text:style-name="P63">Dienstleistungen</text:p>
        </text:list-item>
        <text:list-item>
          <text:p text:style-name="P63">Rechte</text:p>
        </text:list-item>
      </text:list>
      <text:p text:style-name="P15"/>
      <text:p text:style-name="P22">4. Marktarten</text:p>
      <text:p text:style-name="P15"><text:tab/>→ Wesentliche Einteilungskriterien</text:p>
      <text:list xml:id="list1468869809" text:style-name="L24">
        <text:list-item>
          <text:list>
            <text:list-item>
              <text:list>
                <text:list-item>
                  <text:list>
                    <text:list-item>
                      <text:list>
                        <text:list-item>
                          <text:p text:style-name="P64">sachlich (z.B.: Obstmarkt, Gemüsemarkt, Textilmarkt, Arbeitsmarkt, ...)</text:p>
                        </text:list-item>
                        <text:list-item>
                          <text:p text:style-name="P64">zeitlich (z.B.: Weihnachtsmarkt, Ostermarkt, …)</text:p>
                        </text:list-item>
                        <text:list-item>
                          <text:p text:style-name="P64">räumlich (z.B.: Weltmarkt, Europäischer Markt, Arbeitsmarkt Sachsen, …)</text:p>
                        </text:list-item>
                        <text:list-item>
                          <text:p text:style-name="P64">funktional (z.B.: Arbeitsmarkt, Wohnungsmarkt, Absatzmarkt, …)</text:p>
                        </text:list-item>
                        <text:list-item>
                          <text:p text:style-name="P64">Zugänglichkeit </text:p>
                        </text:list-item>
                      </text:list>
                    </text:list-item>
                  </text:list>
                </text:list-item>
              </text:list>
            </text:list-item>
          </text:list>
        </text:list-item>
      </text:list>
      <text:p text:style-name="P15"><text:tab/><text:tab/><text:tab/>→ für den Zugang gibt es Bedingungen | Voraussetzungen</text:p>
      <text:p text:style-name="P15"><draw:line text:anchor-type="paragraph" draw:z-index="22" draw:style-name="gr3" draw:text-style-name="P115" svg:x1="7.136cm" svg:y1="0.231cm" svg:x2="6.369cm" svg:y2="0.892cm"><text:p/></draw:line><draw:line text:anchor-type="paragraph" draw:z-index="23" draw:style-name="gr6" draw:text-style-name="P115" svg:x1="12.693cm" svg:y1="0.866cm" svg:x2="7.137cm" svg:y2="0.231cm"><text:p/></draw:line></text:p>
      <text:p text:style-name="P15"/>
      <text:p text:style-name="P15"><text:tab/><text:tab/><text:tab/><text:tab/>offener Markt <text:tab/><text:tab/><text:tab/><text:tab/>geschlossener Markt </text:p>
      <text:p text:style-name="P15"><text:tab/><text:tab/><text:tab/><text:tab/><text:tab/><text:tab/><text:tab/><text:tab/><text:tab/> <text:s/>→ Großhandel</text:p>
      <text:p text:style-name="P15"><text:tab/><text:tab/><text:tab/><text:tab/><text:tab/><text:tab/><text:tab/><text:tab/><text:tab/> <text:s/>→ Börse</text:p>
      <text:p text:style-name="P15"/>
      <text:p text:style-name="P22">5. Marktformen (Marktstruktur)</text:p>
      <text:p text:style-name="P15"><text:tab/>→ Grundlage ist sowohl die Zahl der Anbieter als auch der Nachfrager</text:p>
      <text:p text:style-name="P15"><text:tab/><text:tab/>→ einer, wenige, viele <text:s/>=&gt; 9 Möglichkeiten</text:p>
      <text:p text:style-name="P15"/>
      <text:p text:style-name="P15">5.1 Monopol (1 Anbieter und/oder 1 Nachfrager)</text:p>
      <text:p text:style-name="P15"><text:tab/>→ meist Angebotsmonopol</text:p>
      <text:p text:style-name="P15"><text:tab/>→ z.B.: Bahnverkehr</text:p>
      <text:p text:style-name="P15"><text:tab/><text:tab/> <text:s/>Müllentsorgung</text:p>
      <text:p text:style-name="P15"><text:tab/><text:tab/> <text:s/>Wasserwirtschaft</text:p>
      <text:p text:style-name="P15"><text:tab/><text:tab/> <text:s/>Briefmonopol</text:p>
      <text:p text:style-name="P15"/>
      <text:p text:style-name="P15">5.2 Oligopol (wenige Anbieter und/oder wenige Nachfrager)</text:p>
      <text:p text:style-name="P15"><text:tab/>→ meist Angebotsoligopol</text:p>
      <text:p text:style-name="P15"><text:tab/>→ häufige Form in entwickelten Industrieländern</text:p>
      <text:p text:style-name="P15"><text:tab/>→ z.B.: Stromanbieter</text:p>
      <text:p text:style-name="P15"><text:tab/><text:tab/> <text:s/>Hardwareanbieter (CPU &amp; GraKa)</text:p>
      <text:p text:style-name="P15"><text:tab/><text:tab/> <text:s/>Langstreckenflugzeugbau</text:p>
      <text:p text:style-name="P15"><text:tab/><text:tab/> <text:s/>Paketzustellung</text:p>
      <text:p text:style-name="P15"/>
      <text:p text:style-name="P15"/>
      <text:p text:style-name="P15"/>
      <text:p text:style-name="P15"><text:soft-page-break/>5.3 Polypol (viele Anbieter und viele Nachfrager)</text:p>
      <text:p text:style-name="P15"><text:tab/>→ nachfragerfreundlichste aber anbieterschwierigste Form</text:p>
      <text:p text:style-name="P15"><text:tab/>→ z.B.: <text:s/>Fluggesellschaften</text:p>
      <text:p text:style-name="P15"><text:tab/><text:tab/> <text:s text:c="2"/>Internetvergleichsportale</text:p>
      <text:p text:style-name="P15"><text:tab/><text:tab/> <text:s text:c="2"/>Apotheken</text:p>
      <text:p text:style-name="P15"><text:tab/><text:tab/> <text:s text:c="2"/>Gaststätten</text:p>
      <text:p text:style-name="P15"/>
      <text:p text:style-name="P15">Die Bildung des Marktpreises wird wesentlich durch die Marktform bestimmt, da sie auch Einfluss auf den Wettbewerb und die Marktmacht hat.</text:p>
      <text:p text:style-name="P15"/>
      <text:p text:style-name="P22">6 Preis und Preisbildung</text:p>
      <text:p text:style-name="P15">6.1 Preisbildung beim Polypol</text:p>
      <text:p text:style-name="P15">Marktteilnehmer hat keinen Einfluss auf den Marktpreis </text:p>
      <text:p text:style-name="P15"><text:span text:style-name="T1">→ wird bestimmt durch Angebot und Nachfrage</text:span> </text:p>
      <text:list xml:id="list70320324" text:style-name="L25">
        <text:list-item>
          <text:p text:style-name="P65">Überangebot → sinkende Preise</text:p>
        </text:list-item>
        <text:list-item>
          <text:p text:style-name="P65">Unterangebot → steigende Preise</text:p>
        </text:list-item>
      </text:list>
      <text:p text:style-name="P15">→ Voraussetzungen:</text:p>
      <text:list xml:id="list1465117119" text:style-name="L26">
        <text:list-item>
          <text:p text:style-name="P66">vollständige Konkurrenz</text:p>
        </text:list-item>
        <text:list-item>
          <text:p text:style-name="P66">Güter sind homogen</text:p>
        </text:list-item>
        <text:list-item>
          <text:p text:style-name="P66">Markttransparenz</text:p>
        </text:list-item>
        <text:list-item>
          <text:p text:style-name="P66">keine Bevorzugungen</text:p>
        </text:list-item>
        <text:list-item>
          <text:p text:style-name="P66">umgehende Reaktion der Marktteilnehmer</text:p>
        </text:list-item>
      </text:list>
      <text:p text:style-name="P15"><text:tab/>→ meistens jedoch nicht erfüllt</text:p>
      <text:p text:style-name="P15"/>
      <text:p text:style-name="P15">6.2 Preisbildung beim Oligopol</text:p>
      <text:p text:style-name="P15">→ da Markt übersichtlicher, muss der Anbieter das Verhalten der Nachfrager und Konkurrenten <text:s/></text:p>
      <text:p text:style-name="P15"><text:s text:c="5"/>beachten</text:p>
      <text:p text:style-name="P15">→ Strategien der Preisbildung:</text:p>
      <text:list xml:id="list1971203929" text:style-name="L27">
        <text:list-item>
          <text:p text:style-name="P67">Preiskampf</text:p>
        </text:list-item>
        <text:list-item>
          <text:p text:style-name="P67">Qualitätswettbewerb</text:p>
        </text:list-item>
        <text:list-item>
          <text:p text:style-name="P67">Preisführerschaft</text:p>
        </text:list-item>
        <text:list-item>
          <text:p text:style-name="P67">Preisabsprache → <text:span text:style-name="T1">Verboten!</text:span></text:p>
        </text:list-item>
      </text:list>
      <text:p text:style-name="P15"/>
      <text:p text:style-name="P15">6.3 Preisbildung beim Monopol</text:p>
      <text:p text:style-name="P15">→ bestimmt seine Preise nach dem Verhalten der Nachfrager</text:p>
      <text:p text:style-name="P15">→ öffentliche Monopole → kostendeckend</text:p>
      <text:p text:style-name="P15">→ privatwirtschaftliche Monopole → gewinnorientiert (staatlicher Eingriff möglich)</text:p>
      <text:p text:style-name="P15"/>
      <text:p text:style-name="P15">6.4 Funktionen des Marktes</text:p>
      <text:list xml:id="list723167281" text:style-name="L28">
        <text:list-item>
          <text:p text:style-name="P68">Ausgleichsfunktion</text:p>
          <text:list>
            <text:list-header>
              <text:p text:style-name="P68">→ Ausgleich von Angebot und Nachfrage</text:p>
            </text:list-header>
          </text:list>
        </text:list-item>
        <text:list-item>
          <text:p text:style-name="P68">Signalfunktion</text:p>
          <text:list>
            <text:list-header>
              <text:p text:style-name="P68">→ Sonderangebote um Kunden anzulocken</text:p>
              <text:p text:style-name="P68">→ hoher Preis für gute Qualität </text:p>
            </text:list-header>
          </text:list>
        </text:list-item>
        <text:list-item>
          <text:p text:style-name="P68">Lenkungsfunktion</text:p>
          <text:list>
            <text:list-header>
              <text:p text:style-name="P68">→ Kaufverhalten / Kundenströme</text:p>
            </text:list-header>
          </text:list>
        </text:list-item>
        <text:list-item>
          <text:p text:style-name="P68">Erziehungsfunktion</text:p>
        </text:list-item>
        <text:list-item>
          <text:p text:style-name="P68">Knappheitsfunktion</text:p>
          <text:list>
            <text:list-header>
              <text:p text:style-name="P68">→ wenig Angebot hoher Preis </text:p>
            </text:list-header>
          </text:list>
        </text:list-item>
      </text:list>
      <text:p text:style-name="P15">6.5 Zusammenhang zwischen Angebot und Preis </text:p>
      <text:p text:style-name="P15">//Grafik Diagramm</text:p>
      <text:p text:style-name="P12"><text:soft-page-break/>Vertragsrecht und Verbraucherschutz</text:p>
      <text:p text:style-name="P15"/>
      <text:p text:style-name="P22">1. Rechts- und Geschäftsfähigkeit</text:p>
      <text:p text:style-name="P15">1.1 Rechtsfähigkeit</text:p>
      <text:p text:style-name="P15"><text:tab/>→ Fähigkeit, Rechte und/oder Pflichten wahrzunehmen </text:p>
      <text:p text:style-name="P15"><text:tab/> <text:s text:c="4"/>(z.B.: Recht und Pflicht des Schulbesuches)</text:p>
      <text:p text:style-name="P15"><text:tab/>→ Erlangung der Rechtsfähigkeit:</text:p>
      <text:p text:style-name="P15"><text:tab/><text:tab/>//Grafik siehe Kopie</text:p>
      <text:p text:style-name="P15"/>
      <text:p text:style-name="P15">1.2 Geschäftsfähigkeit</text:p>
      <text:p text:style-name="P15"><text:tab/>→ Fähigkeit, Rechtsgeschäfte rechtswirksam abschließen zu können</text:p>
      <text:p text:style-name="P15"><text:tab/>→ Erlangung der Geschäftsfähigkeit:</text:p>
      <text:list xml:id="list1913421510" text:style-name="L29">
        <text:list-item>
          <text:p text:style-name="P69">juristische Personen </text:p>
          <text:list>
            <text:list-header>
              <text:p text:style-name="P69">=&gt; mit Erlangung der Rechtsfähigkeit</text:p>
            </text:list-header>
          </text:list>
        </text:list-item>
        <text:list-item>
          <text:p text:style-name="P69">natürliche Personen </text:p>
          <text:list>
            <text:list-header>
              <text:p text:style-name="P69">=&gt; geschäftsunfähig:</text:p>
              <text:list>
                <text:list-item>
                  <text:list>
                    <text:list-header>
                      <text:p text:style-name="P69">- Kinder unter 7 Jahren</text:p>
                      <text:p text:style-name="P69">- dauernd Geisteskranke</text:p>
                      <text:p text:style-name="P69">- entmündigte Menschen</text:p>
                    </text:list-header>
                  </text:list>
                </text:list-item>
              </text:list>
            </text:list-header>
          </text:list>
        </text:list-item>
      </text:list>
      <text:p text:style-name="P15"><text:tab/><text:tab/><text:tab/>→ Rechtsgeschäte, nur durch den gesetzlichen Vertreter (Eltern, Vormund)</text:p>
      <text:p text:style-name="P15"><text:tab/><text:tab/> <text:s text:c="5"/>=&gt; beschränkt geschäftsfähig:</text:p>
      <text:p text:style-name="P15"><text:tab/><text:tab/><text:tab/> <text:s text:c="6"/>- Minderjährige zwischen 7 und 17 Jahren</text:p>
      <text:p text:style-name="P15"><text:tab/><text:tab/><text:tab/>→ Rechtsgeschäfte werden erst durch die Zustimmung oder Genehmigung </text:p>
      <text:p text:style-name="P15"><text:tab/><text:tab/><text:tab/> <text:s text:c="4"/>durch den gesetzlichen Vertreter wirksam</text:p>
      <text:p text:style-name="P15"><text:tab/><text:tab/><text:tab/>→ Ausnahmen:</text:p>
      <text:p text:style-name="P15"><text:tab/><text:tab/><text:tab/><text:tab/>- Geschäfte mit ausschließlich rechtlichen Vorteilen</text:p>
      <text:p text:style-name="P15"><text:tab/><text:tab/><text:tab/><text:tab/>- Geschäfte mit eigenen finanziellen Mitteln</text:p>
      <text:p text:style-name="P15"><text:tab/><text:tab/><text:tab/><text:tab/>- wenn durch Vormundsgericht ermächtigt</text:p>
      <text:p text:style-name="P15"><text:tab/><text:tab/> <text:s text:c="5"/>=&gt; voll geschäftsfähig:</text:p>
      <text:list xml:id="list172737230" text:style-name="L30">
        <text:list-item>
          <text:list>
            <text:list-item>
              <text:list>
                <text:list-item>
                  <text:list>
                    <text:list-item>
                      <text:list>
                        <text:list-item>
                          <text:list>
                            <text:list-item>
                              <text:p text:style-name="P70">ab vollendeten 18. Lebensjahr</text:p>
                            </text:list-item>
                          </text:list>
                        </text:list-item>
                      </text:list>
                    </text:list-item>
                  </text:list>
                </text:list-item>
              </text:list>
            </text:list-item>
          </text:list>
        </text:list-item>
      </text:list>
      <text:p text:style-name="P15"/>
      <text:p text:style-name="P22">2. Rechtsgeschäfte</text:p>
      <text:p text:style-name="P15">2.1 Zustandekommen</text:p>
      <text:p text:style-name="P15">Für das Zustandekommen von Rechtsgeschäften ist die Abgabe von Willenserklärungen notwendig. Dies kann erfolgen durch:</text:p>
      <text:list xml:id="list1352691227" text:style-name="L31">
        <text:list-item>
          <text:list>
            <text:list-item>
              <text:list>
                <text:list-item>
                  <text:list>
                    <text:list-item>
                      <text:list>
                        <text:list-item>
                          <text:list>
                            <text:list-item>
                              <text:p text:style-name="P71">Äußerung</text:p>
                            </text:list-item>
                            <text:list-item>
                              <text:p text:style-name="P71">Handlung</text:p>
                            </text:list-item>
                            <text:list-item>
                              <text:p text:style-name="P71">Stillschweigen</text:p>
                            </text:list-item>
                          </text:list>
                        </text:list-item>
                      </text:list>
                    </text:list-item>
                  </text:list>
                </text:list-item>
              </text:list>
            </text:list-item>
          </text:list>
        </text:list-item>
      </text:list>
      <text:p text:style-name="P15"/>
      <text:p text:style-name="P15">2.2 Einteilung</text:p>
      <table:table table:name="Tabelle1" table:style-name="Tabelle1">
        <table:table-column table:style-name="Tabelle1.A"/>
        <table:table-column table:style-name="Tabelle1.B"/>
        <table:table-column table:style-name="Tabelle1.A"/>
        <table:table-column table:style-name="Tabelle1.D"/>
        <table:table-row>
          <table:table-cell table:style-name="Tabelle1.A1" table:number-columns-spanned="4" office:value-type="string">
            <text:p text:style-name="P35">Rechtsgeschäfte</text:p>
          </table:table-cell>
          <table:covered-table-cell/>
          <table:covered-table-cell/>
          <table:covered-table-cell/>
        </table:table-row>
        <table:table-row>
          <table:table-cell table:style-name="Tabelle1.A1" table:number-columns-spanned="2" office:value-type="string">
            <text:p text:style-name="P35">einseitige Rechtsgeschäfte</text:p>
          </table:table-cell>
          <table:covered-table-cell/>
          <table:table-cell table:style-name="Tabelle1.A1" table:number-columns-spanned="2" office:value-type="string">
            <text:p text:style-name="P35">mehrseitige Rechtsgeschäfte</text:p>
          </table:table-cell>
          <table:covered-table-cell/>
        </table:table-row>
        <table:table-row>
          <table:table-cell table:style-name="Tabelle1.A3" table:number-columns-spanned="2" office:value-type="string">
            <text:p text:style-name="P35">nur eine Willenserklärung erforderlich</text:p>
          </table:table-cell>
          <table:covered-table-cell/>
          <table:table-cell table:style-name="Tabelle1.A1" table:number-columns-spanned="2" office:value-type="string">
            <text:p text:style-name="P35">mehrere übereinstimmende</text:p>
            <text:p text:style-name="P35">Willenserklärungen erforderlich</text:p>
          </table:table-cell>
          <table:covered-table-cell/>
        </table:table-row>
        <table:table-row>
          <table:table-cell table:style-name="Tabelle1.A3" office:value-type="string">
            <text:p text:style-name="P35">empfangsbedürftig</text:p>
          </table:table-cell>
          <table:table-cell table:style-name="Tabelle1.A1" office:value-type="string">
            <text:p text:style-name="P35">nicht empfangsbedürftig</text:p>
          </table:table-cell>
          <table:table-cell table:style-name="Tabelle1.A3" office:value-type="string">
            <text:p text:style-name="P35">einseitig verpflichtend</text:p>
          </table:table-cell>
          <table:table-cell table:style-name="Tabelle1.A1" office:value-type="string">
            <text:p text:style-name="P35">mehrseitig verpflichtend</text:p>
          </table:table-cell>
        </table:table-row>
        <table:table-row>
          <table:table-cell table:style-name="Tabelle1.A1" office:value-type="string">
            <text:p text:style-name="P35">gültig ab Empfang</text:p>
          </table:table-cell>
          <table:table-cell table:style-name="Tabelle1.A1" office:value-type="string">
            <text:p text:style-name="P35">gültig mit Abgabe</text:p>
          </table:table-cell>
          <table:table-cell table:style-name="Tabelle1.A1" office:value-type="string">
            <text:p text:style-name="P35"/>
          </table:table-cell>
          <table:table-cell table:style-name="Tabelle1.A1" office:value-type="string">
            <text:p text:style-name="P35"/>
          </table:table-cell>
        </table:table-row>
        <table:table-row>
          <table:table-cell table:style-name="Tabelle1.A1" office:value-type="string">
            <text:p text:style-name="P35">Kündigung</text:p>
          </table:table-cell>
          <table:table-cell table:style-name="Tabelle1.A1" office:value-type="string">
            <text:p text:style-name="P35">Testament, Mahnungen</text:p>
          </table:table-cell>
          <table:table-cell table:style-name="Tabelle1.A1" office:value-type="string">
            <text:p text:style-name="P35">Schenkung, Erbschaft</text:p>
          </table:table-cell>
          <table:table-cell table:style-name="Tabelle1.A1" office:value-type="string">
            <text:p text:style-name="P35">Kaufvertrag</text:p>
          </table:table-cell>
        </table:table-row>
      </table:table>
      <text:p text:style-name="P15"/>
      <text:p text:style-name="P15"><text:soft-page-break/>2.3 Formen von Rechtsgeschäften</text:p>
      <text:p text:style-name="P15">Meistens gibt es vom Gesetzgeber keine Vorschriften darüber, wie ein Rechtsgeschäft abgeschlossen werden muss, es besteht</text:p>
      <text:p text:style-name="P15"><text:span text:style-name="T1">Formfreiheit</text:span> z.B.:</text:p>
      <text:p text:style-name="P15">Für bestimmte Rechtsgeschäfte gibt es jedoch festgeschriebene Mindestformen.</text:p>
      <text:p text:style-name="P15">Das können sein:</text:p>
      <text:p text:style-name="P15"><text:tab/>1.schriftlich</text:p>
      <text:p text:style-name="P15"><text:tab/><text:tab/>z.B.: Ausbildungsvertrag </text:p>
      <text:p text:style-name="P15"><text:tab/>2. Beglaubigung</text:p>
      <text:p text:style-name="P15"><text:tab/><text:tab/>z.B.: Abiturzeugnis, Abschlusszeugnis</text:p>
      <text:p text:style-name="P15"><text:tab/>3, Notarielle Beurkundung</text:p>
      <text:p text:style-name="P15"><text:tab/><text:tab/>z.B.: Immobilien </text:p>
      <text:p text:style-name="P15"/>
      <text:p text:style-name="P20">Bei Nichteinhaltung ist das Rechtsgeschäft ungültig ! ! !</text:p>
      <text:p text:style-name="P15"/>
      <text:p text:style-name="P15">2.4 Wirksamkeit von Rechtsgeschäften</text:p>
      <text:p text:style-name="P15">Nicht alle Rechtsgeschäfte sind <text:span text:style-name="T1">gültig</text:span>. Es gibt auch <text:span text:style-name="T1">nichtige</text:span> und <text:span text:style-name="T1">anfechtbare</text:span>, d.h., auch gerichtlich nicht erzwingbare.</text:p>
      <text:p text:style-name="P15"/>
      <text:p text:style-name="P15">2.4.1 Nichtige Rechtsgeschäfte</text:p>
      <text:p text:style-name="P15">Sie sind von Anfang an ungültig (nichtig), kommen also trotz der abgegebenen Willenserklärung(en) überhaupt nicht zustande. Deshalb kann ihre Erfüllung gerichtlich auch nicht erzwungen werden. </text:p>
      <text:list xml:id="list483752298" text:style-name="L32">
        <text:list-item>
          <text:p text:style-name="P72">Geschäfte, die gegen ein gesetzliches Verbot verstoßen, z.B.: Handel mit Diebesgut, Beschäftigung von illegalen Arbeitskräften</text:p>
        </text:list-item>
        <text:list-item>
          <text:p text:style-name="P72">Geschäfte mit Geschäftsunfähigen bzw. Beschränkt Geschäftsfähigen, wenn der gesetzliche Vertreter die Zustimmung verweigert</text:p>
        </text:list-item>
        <text:list-item>
          <text:p text:style-name="P72">Geschäfte, die im Zustand der Bewusstlosigkeit (z.B.: in volltrunkenem Zustand) oder vorübergehender Störung der Geistestätigkeit (z.B.: unter Schock) abgeschlossen werden</text:p>
        </text:list-item>
        <text:list-item>
          <text:p text:style-name="P72">Geschäfte, die einem gesetzlichen Formzwang nicht genügen, z.B.: Privattestament mit Schreibmaschine, Ausbildungsvertrag per Handschlag, Grundstückskaufvertrag ohne Notar </text:p>
        </text:list-item>
        <text:list-item>
          <text:p text:style-name="P72">Geschäfte, die gegen die guten Sitten verstoßen, z.B.: wenn ein krasses Missverhältnis zwischen Leistung und Gegenleistung besteht oder wenn die Notlage, Unerfahrenheit bzw. der Leichtsinn einer Person ausgenutzt wird.</text:p>
        </text:list-item>
        <text:list-item>
          <text:p text:style-name="P72">Geschäfte, bei denen die Willenserklärung nicht ernst gemeint sind (Scherzgeschäfte) oder nur zum Schein abgegeben werden (Scheingeschäfte).</text:p>
        </text:list-item>
      </text:list>
      <text:p text:style-name="P20">Nichtige Rechtsgeschäfte sind ungültig, also rechtlich bedeutungslos.</text:p>
      <text:p text:style-name="P15"/>
      <text:p text:style-name="P15">2.4.2 Anfechtbare Rechtsgeschäfte</text:p>
      <text:p text:style-name="P15">Es handelt sich um Rechtsgeschäfte, die zunächst voll wirksam (gültig) werden. Durch die fristgerechte Anfechtung werden sie jedoch rückwirkend ungültig (nichtig). Eine Anfechtung kann in folgenden Fällen erfolgen</text:p>
      <text:list xml:id="list777959142" text:style-name="L33">
        <text:list-item>
          <text:p text:style-name="P73">bei arglistiger Täuschung, wenn wichtige Tatsachen verschwiegen bzw. falsche Tatsachen vorgetäuscht werden, z.B.:ein Fehler wird absichtlich verschwiegen, es werden gefälschte Kfz-Papiere vorgelegt</text:p>
        </text:list-item>
        <text:list-item>
          <text:p text:style-name="P73">bei widerrechtlicher Drohung, wenn eine Person unrechtmäßig unter Druck gesetzt(erpresst) wird, z.B.: durch Androhung von Körperverletzung, Verleumdung usw. Die Androhung einer Kündigung gegenüber einem Arbeitnehmer, der seinen Pflicht nicht nachkommt, ist dagegen rechtens.</text:p>
        </text:list-item>
        <text:list-item>
          <text:p text:style-name="P73">bei Irrtum. Die tatsächliche Willenserklärung entspricht nicht der Absicht des Erklärenden, man spricht vom unbewussten Auseinanderfallen von Wille und Erklärung. Der Irrtum kann liegen in der Erklärung (eine Verkäuferin vertauscht versehentlich zwei Preisschilder), in der <text:soft-page-break/>Übermittlung (der Verkäufer nennt als Liefertermin den 14. Juli, der Käufer versteht 14, Juni) bzw. in der Eigenschaft einer Person oder Sache (ein Kunde verlangt ein Paar Schuhe in der Größe 42, die Verkäuferin packt versehentlich Größe 45 ein).</text:p>
        </text:list-item>
      </text:list>
      <text:p text:style-name="P20">Anfechtbare Rechtsgeschäfte werden durch Anfechtung rückwirkend nichtig.</text:p>
      <text:p text:style-name="P15"/>
      <text:p text:style-name="P15"><draw:rect text:anchor-type="paragraph" draw:z-index="27" draw:style-name="gr7" draw:text-style-name="P115" svg:width="5.033cm" svg:height="1.5cm" svg:x="5.962cm" svg:y="2.96cm"><text:p text:style-name="P115">Widerrechtlicher Drohung</text:p></draw:rect><draw:rect text:anchor-type="paragraph" draw:z-index="25" draw:style-name="gr7" draw:text-style-name="P115" svg:width="5.033cm" svg:height="1.5cm" svg:x="0.57cm" svg:y="2.96cm"><text:p text:style-name="P115">Arglistiger Täuschung</text:p></draw:rect><draw:rect text:anchor-type="paragraph" draw:z-index="24" draw:style-name="gr7" draw:text-style-name="P115" svg:width="10cm" svg:height="1.5cm" svg:x="3.57cm" svg:y="0.46cm"><text:p text:style-name="P115">Rechtsgeschäfte sind anfechtbar wegen</text:p></draw:rect><draw:rect text:anchor-type="paragraph" draw:z-index="26" draw:style-name="gr7" draw:text-style-name="P115" svg:width="5.033cm" svg:height="1.5cm" svg:x="11.333cm" svg:y="2.96cm"><text:p text:style-name="P115">Irrtum</text:p></draw:rect></text:p>
      <text:p text:style-name="P15"/>
      <text:p text:style-name="P15"/>
      <text:p text:style-name="P15"/>
      <text:p text:style-name="P15"><draw:line text:anchor-type="paragraph" draw:z-index="36" draw:style-name="gr9" draw:text-style-name="P115" svg:x1="8.275cm" svg:y1="0.012cm" svg:x2="3.962cm" svg:y2="0.813cm"><text:p/></draw:line><draw:line text:anchor-type="paragraph" draw:z-index="37" draw:style-name="gr9" draw:text-style-name="P115" svg:x1="8.274cm" svg:y1="0.012cm" svg:x2="13.063cm" svg:y2="0.813cm"><text:p/></draw:line><draw:line text:anchor-type="paragraph" draw:z-index="38" draw:style-name="gr9" draw:text-style-name="P115" svg:x1="8.274cm" svg:y1="0.012cm" svg:x2="8.274cm" svg:y2="1.012cm"><text:p/></draw:line></text:p>
      <text:p text:style-name="P15"/>
      <text:p text:style-name="P15"/>
      <text:p text:style-name="P15"/>
      <text:p text:style-name="P15"/>
      <text:p text:style-name="P15"><draw:line text:anchor-type="paragraph" draw:z-index="31" draw:style-name="gr8" draw:text-style-name="P115" svg:x1="13.25cm" svg:y1="0.079cm" svg:x2="13.25cm" svg:y2="1.578cm"><text:p/></draw:line></text:p>
      <text:p text:style-name="P15"><text:tab/><text:tab/><text:tab/><text:tab/><text:tab/><text:tab/><text:tab/><text:tab/><text:tab/><text:tab/>In <text:s text:c="5"/>der</text:p>
      <text:p text:style-name="P15"/>
      <text:p text:style-name="P15"><draw:line text:anchor-type="paragraph" draw:z-index="33" draw:style-name="gr9" draw:text-style-name="P115" svg:x1="6.211cm" svg:y1="0.041cm" svg:x2="6.211cm" svg:y2="1.161cm"><text:p/></draw:line><draw:line text:anchor-type="paragraph" draw:z-index="35" draw:style-name="gr9" draw:text-style-name="P115" svg:x1="15.251cm" svg:y1="0.079cm" svg:x2="15.26cm" svg:y2="1.16cm"><text:p/></draw:line><draw:line text:anchor-type="paragraph" draw:z-index="34" draw:style-name="gr9" draw:text-style-name="P115" svg:x1="10.562cm" svg:y1="0.081cm" svg:x2="10.562cm" svg:y2="1.161cm"><text:p/></draw:line><draw:line text:anchor-type="paragraph" draw:z-index="32" draw:style-name="gr8" draw:text-style-name="P115" svg:x1="15.21cm" svg:y1="0.082cm" svg:x2="6.211cm" svg:y2="0.041cm"><text:p/></draw:line><draw:rect text:anchor-type="paragraph" draw:z-index="30" draw:style-name="gr7" draw:text-style-name="P115" svg:width="4.001cm" svg:height="1.001cm" svg:x="8.786cm" svg:y="1.161cm"><text:p text:style-name="P115">Übermittlung</text:p></draw:rect><draw:rect text:anchor-type="paragraph" draw:z-index="29" draw:style-name="gr7" draw:text-style-name="P115" svg:width="4.001cm" svg:height="1.001cm" svg:x="12.993cm" svg:y="1.161cm"><text:p text:style-name="P115">Eigenschaft</text:p></draw:rect><draw:rect text:anchor-type="paragraph" draw:z-index="28" draw:style-name="gr7" draw:text-style-name="P115" svg:width="4.001cm" svg:height="1.001cm" svg:x="4.574cm" svg:y="1.161cm"><text:p text:style-name="P115">Erklärung</text:p></draw:rect></text:p>
      <text:p text:style-name="P15"/>
      <text:p text:style-name="P15"/>
      <text:p text:style-name="P15"/>
      <text:p text:style-name="P15"/>
      <text:p text:style-name="P15"/>
      <text:p text:style-name="P15">3. Kaufvertrag</text:p>
      <text:p text:style-name="P15">3.1 Abschluss </text:p>
      <text:list xml:id="list1724983138" text:style-name="L34">
        <text:list-item>
          <text:p text:style-name="P74">Gegenstände von KV</text:p>
        </text:list-item>
      </text:list>
      <text:p text:style-name="P15"><draw:line text:anchor-type="paragraph" draw:z-index="39" draw:style-name="gr3" draw:text-style-name="P115" svg:x1="2.956cm" svg:y1="0.143cm" svg:x2="2.083cm" svg:y2="0.804cm"><text:p/></draw:line><draw:line text:anchor-type="paragraph" draw:z-index="40" draw:style-name="gr3" draw:text-style-name="P115" svg:x1="2.956cm" svg:y1="0.143cm" svg:x2="5.417cm" svg:y2="0.831cm"><text:p/></draw:line></text:p>
      <text:p text:style-name="P15"/>
      <text:p text:style-name="P15"><text:tab/>Sachen<text:tab/><text:tab/><text:tab/>Rechte</text:p>
      <text:p text:style-name="P15"><draw:line text:anchor-type="paragraph" draw:z-index="41" draw:style-name="gr3" draw:text-style-name="P115" svg:x1="2.189cm" svg:y1="0.191cm" svg:x2="2.163cm" svg:y2="0.826cm"><text:p/></draw:line><draw:line text:anchor-type="paragraph" draw:z-index="42" draw:style-name="gr3" draw:text-style-name="P115" svg:x1="2.189cm" svg:y1="0.191cm" svg:x2="4.994cm" svg:y2="0.852cm"><text:p/></draw:line><text:tab/><text:tab/><text:tab/><text:tab/>(z.B.: Versicherung, Lizenzen)</text:p>
      <text:p text:style-name="P15"/>
      <text:p text:style-name="P15"><text:tab/>bewegliche <text:tab/><text:tab/>unbewegliche</text:p>
      <text:p text:style-name="P15"><draw:line text:anchor-type="paragraph" draw:z-index="43" draw:style-name="gr3" draw:text-style-name="P115" svg:x1="2.163cm" svg:y1="0.344cm" svg:x2="6.079cm" svg:y2="1.376cm"><text:p/></draw:line><draw:line text:anchor-type="paragraph" draw:z-index="44" draw:style-name="gr3" draw:text-style-name="P115" svg:x1="2.163cm" svg:y1="0.344cm" svg:x2="2.163cm" svg:y2="1.244cm"><text:p/></draw:line><text:tab/><text:tab/><text:tab/><text:tab/>(z.B.: Grundstück)</text:p>
      <text:p text:style-name="P15"/>
      <text:p text:style-name="P15"/>
      <text:p text:style-name="P15"><text:tab/>ersetzbar<text:tab/><text:tab/>nicht ersetzbar</text:p>
      <text:p text:style-name="P15"><text:tab/>(vertretbar)<text:tab/><text:tab/>(nicht vertretbar)</text:p>
      <text:list xml:id="list1680002511" text:style-name="L35">
        <text:list-item>
          <text:p text:style-name="P75">Zustandekommen</text:p>
          <text:p text:style-name="P75">→ zweiseitig, zweiseitig verpflichtendes Rechtsgeschäft</text:p>
        </text:list-item>
      </text:list>
      <text:p text:style-name="P15"><text:tab/> <text:s text:c="2"/>→ zwei übereinstimmende Willenserklärungen</text:p>
      <text:p text:style-name="P15"><draw:line text:anchor-type="paragraph" draw:z-index="45" draw:style-name="gr3" draw:text-style-name="P115" svg:x1="5.417cm" svg:y1="0.139cm" svg:x2="3.353cm" svg:y2="0.853cm"><text:p/></draw:line><draw:line text:anchor-type="paragraph" draw:z-index="46" draw:style-name="gr6" draw:text-style-name="P115" svg:x1="8.142cm" svg:y1="0.853cm" svg:x2="5.417cm" svg:y2="0.139cm"><text:p/></draw:line></text:p>
      <text:p text:style-name="P15"/>
      <text:p text:style-name="P15"><text:tab/><text:tab/>Käufer<text:tab/><text:tab/><text:tab/><text:tab/>Verkäufer </text:p>
      <text:p text:style-name="P15"><text:tab/>1. Möglichkeit </text:p>
      <text:p text:style-name="P15"><text:tab/><text:tab/>Käufer<text:tab/><text:tab/><text:tab/><text:tab/>Verkäufer </text:p>
      <text:p text:style-name="P15"><text:tab/><text:tab/>Bestellung<text:tab/><text:tab/><text:tab/>Bestellungannahme</text:p>
      <text:p text:style-name="P15"><text:tab/>2. Möglichkeit </text:p>
      <text:p text:style-name="P15"><text:tab/><text:tab/>Verkäufer<text:tab/><text:tab/><text:tab/>Käufer </text:p>
      <text:p text:style-name="P15"><text:tab/><text:tab/>Angebot <text:tab/><text:tab/><text:tab/>Bestellung</text:p>
      <text:p text:style-name="P15"><text:tab/>Angebot im rechtlichen Sinn</text:p>
      <text:p text:style-name="P15"><text:tab/>→ an bestimmte Person gerichtet</text:p>
      <text:p text:style-name="P15"><text:tab/>→ Angaben sind verbindlich</text:p>
      <text:p text:style-name="P15"><text:soft-page-break/><text:tab/>aber: </text:p>
      <text:p text:style-name="P15"><text:tab/> <text:s/>→ gilt nur für eine bestimmte Zeit </text:p>
      <text:p text:style-name="P15"><text:tab/> <text:s/>→ keine Veränderung</text:p>
      <text:p text:style-name="P15"/>
      <text:p text:style-name="P15">3.2 Inhalt </text:p>
      <text:list xml:id="list1196727803" text:style-name="L36">
        <text:list-item>
          <text:p text:style-name="P76">Vertragspartner</text:p>
        </text:list-item>
        <text:list-item>
          <text:p text:style-name="P76">Gegenstand (Art, Menge, Beschaffenheit,....)</text:p>
        </text:list-item>
        <text:list-item>
          <text:p text:style-name="P76">Preis</text:p>
        </text:list-item>
        <text:list-item>
          <text:p text:style-name="P76">Gewährleistung</text:p>
        </text:list-item>
        <text:list-item>
          <text:p text:style-name="P76">Lieferungsbedingungen</text:p>
        </text:list-item>
      </text:list>
      <text:p text:style-name="P15"/>
      <text:p text:style-name="P15">3.3 Teilzahlungskaufvertrag (Ratenkaufvertrag)</text:p>
      <text:p text:style-name="P15">→ <text:span text:style-name="T6">schriftlich</text:span></text:p>
      <text:p text:style-name="P15">wesentlicher Inhalt:</text:p>
      <text:list xml:id="list454652599" text:style-name="L37">
        <text:list-item>
          <text:list>
            <text:list-item>
              <text:p text:style-name="P77">Vertragspartner</text:p>
            </text:list-item>
            <text:list-item>
              <text:p text:style-name="P77">Gegenstand</text:p>
            </text:list-item>
            <text:list-item>
              <text:p text:style-name="P77">Gewährleistung</text:p>
            </text:list-item>
            <text:list-item>
              <text:p text:style-name="P77">Lieferungsbedingungen</text:p>
            </text:list-item>
            <text:list-item>
              <text:p text:style-name="P77">Barverkaufspreis</text:p>
            </text:list-item>
            <text:list-item>
              <text:p text:style-name="P77">Teilzahlungspreis</text:p>
            </text:list-item>
            <text:list-item>
              <text:p text:style-name="P77">effektiver Jahreszins</text:p>
            </text:list-item>
            <text:list-item>
              <text:p text:style-name="P77">Ratenhöhe</text:p>
            </text:list-item>
            <text:list-item>
              <text:p text:style-name="P77">Fälligkeit</text:p>
            </text:list-item>
            <text:list-item>
              <text:p text:style-name="P77">Ratenanzahl</text:p>
            </text:list-item>
            <text:list-item>
              <text:p text:style-name="P77">Bankverbindung</text:p>
            </text:list-item>
            <text:list-item>
              <text:p text:style-name="P77">Einzugsermächtigung</text:p>
            </text:list-item>
          </text:list>
        </text:list-item>
      </text:list>
      <text:p text:style-name="P15"/>
      <text:p text:style-name="P16">3.4 Haustürgeschäfte</text:p>
      <text:p text:style-name="P16"/>
      <text:p text:style-name="P16"/>
      <text:p text:style-name="P16">Voraussetzungen für ein Rückgaberecht:</text:p>
      <text:p text:style-name="P39"><text:tab/>Der Verbraucher hat die Ware noch nicht genutzt bzw. die Leistung noch nicht in Anspruch</text:p>
      <text:p text:style-name="P39"><text:tab/>genommen.</text:p>
      <text:p text:style-name="P39"/>
      <text:p text:style-name="P39">Widerruf und Rückgabe sind nicht möglich bei …</text:p>
      <text:p text:style-name="P39"><text:tab/>verderbliche Ware, deren Verfallsdatum überschritten wurde</text:p>
      <text:p text:style-name="P39"><text:tab/>Sonderanfertigungen nach speziellen Kundenwünschen</text:p>
      <text:p text:style-name="P39"><text:tab/>Zeitungen, Zeitschriften, Illustrierten</text:p>
      <text:p text:style-name="P39"><text:tab/>Software, Audio- und Videoaufzeichnungen, die vom Käufer entsiegelt wurden</text:p>
      <text:p text:style-name="P39"><text:tab/>Bagatellgeschäfte <text:s/>&lt; 40€</text:p>
      <text:p text:style-name="P39"><text:tab/>wenn Vertreter bestellt wird</text:p>
      <text:p text:style-name="P39"/>
      <text:p text:style-name="P39">{ HIER FEHLT WAS }</text:p>
      <text:p text:style-name="P39"/>
      <text:p text:style-name="P39"/>
      <text:p text:style-name="P39"/>
      <text:p text:style-name="P39"/>
      <text:p text:style-name="P39"/>
      <text:p text:style-name="P39"/>
      <text:p text:style-name="P39"/>
      <text:p text:style-name="P39"/>
      <text:p text:style-name="P39"><text:soft-page-break/>Sachmängel → Reklamation</text:p>
      <text:p text:style-name="P39"><text:tab/>d.h.: Umtausch, Nachbesserung, Vertragsrücktritt, Vertragswandlung, Preisnachlass</text:p>
      <text:p text:style-name="P39"/>
      <text:p text:style-name="P40">3.5.3. Annahmeverzug:</text:p>
      <text:p text:style-name="P39"><text:tab/>→ keine / keine termingerechte Annahme bzw. Abholung</text:p>
      <text:p text:style-name="P39"><draw:rect text:anchor-type="paragraph" draw:z-index="47" draw:style-name="gr7" draw:text-style-name="P115" svg:width="10cm" svg:height="1.001cm" svg:x="3.224cm" svg:y="0.464cm"><text:p text:style-name="P115">Ein Liefertermin ist fällig</text:p></draw:rect></text:p>
      <text:p text:style-name="P39"/>
      <text:p text:style-name="P39"/>
      <text:p text:style-name="P39"/>
      <text:p text:style-name="P39"><draw:rect text:anchor-type="paragraph" draw:z-index="51" draw:style-name="gr7" draw:text-style-name="P115" svg:width="8cm" svg:height="1.001cm" svg:x="8.962cm" svg:y="2.154cm"><text:p text:style-name="P115">Käufer holt die Ware nicht ab</text:p></draw:rect><draw:rect text:anchor-type="paragraph" draw:z-index="50" draw:style-name="gr7" draw:text-style-name="P115" svg:width="8cm" svg:height="1.001cm" svg:x="0.019cm" svg:y="2.154cm"><text:p text:style-name="P115">Käufer verweigert die Annahme</text:p></draw:rect><draw:rect text:anchor-type="paragraph" draw:z-index="49" draw:style-name="gr7" draw:text-style-name="P115" svg:width="8cm" svg:height="1.001cm" svg:x="8.998cm" svg:y="0.46cm"><text:p text:style-name="P115">Die Ware ist vertragsgemäß <text:line-break/>zur Abholung bereit</text:p></draw:rect><draw:rect text:anchor-type="paragraph" draw:z-index="48" draw:style-name="gr7" draw:text-style-name="P115" svg:width="8cm" svg:height="1.001cm" svg:x="0.046cm" svg:y="0.46cm"><text:p text:style-name="P115">Die Ware ist mangelfrei und wird <text:line-break/>am richtigen Ort angeboten</text:p></draw:rect></text:p>
      <text:p text:style-name="P39"/>
      <text:p text:style-name="P39"/>
      <text:p text:style-name="P39"/>
      <text:p text:style-name="P39"/>
      <text:p text:style-name="P39"/>
      <text:p text:style-name="P39"/>
      <text:p text:style-name="P39">Folgen für den Käufer:</text:p>
      <text:p text:style-name="P39"><text:tab/>- Käufer haftet für Schäden während des Annahmeverzugs außer bei großer Fahrlässigkeit</text:p>
      <text:p text:style-name="P39"><text:tab/> <text:s/>oder Vorsatz des Verkäufers</text:p>
      <text:p text:style-name="P39"/>
      <text:p text:style-name="P39">Rechte des Verkäufers: </text:p>
      <text:p text:style-name="P39"><text:tab/>- Rücktritt vom Vertrag und anderweitiger Verkauf bei...</text:p>
      <text:p text:style-name="P39"><text:tab/><text:tab/>→ guter Absatzlage</text:p>
      <text:p text:style-name="P39"><text:tab/><text:tab/>→ langjährigen Kunden </text:p>
      <text:p text:style-name="P39"><text:tab/><text:tab/>→ geringen Rechnungsbeträgen</text:p>
      <text:p text:style-name="P39"><text:tab/>- Lagerung der Ware im eigenen oder öffentlichen Lagerhaus zulasten des Kunden bei...</text:p>
      <text:p text:style-name="P39"><text:tab/><text:tab/>→ Selbsthilfeverkauf</text:p>
      <text:p text:style-name="P39"><text:tab/><text:tab/>→ Klage auf Abnahme</text:p>
      <text:p text:style-name="P39"/>
      <text:p text:style-name="P39">Pflichten bei Selbsthilfeverkauf:</text:p>
      <text:p text:style-name="P39"><text:tab/>- Pflichten des Verkäufers:</text:p>
      <text:p text:style-name="P39"><text:tab/><text:tab/>→ Androhung und Fristsetzung (außer bei Notverkauf)</text:p>
      <text:p text:style-name="P39"><text:tab/><text:tab/>→ Benachrichtigung des Käufers über Ort und Zeit der Versteigerung</text:p>
      <text:p text:style-name="P39"><text:tab/><text:tab/>→ Benachrichtigung über das Versteigerungsergebnis</text:p>
      <text:p text:style-name="P39"><text:tab/><text:tab/>→ Herausgabe eines Mehrerlöses</text:p>
      <text:p text:style-name="P39"><text:tab/>- Pflichten des Käufers:</text:p>
      <text:p text:style-name="P39"><text:tab/><text:tab/>→ Übernahme der Kosten </text:p>
      <text:p text:style-name="P39"><text:tab/><text:tab/>→ Begleichung eines Mindesterlöses</text:p>
      <text:p text:style-name="P39"/>
      <text:p text:style-name="P40">3.5.4 Zahlungsverzug:</text:p>
      <text:p text:style-name="P39"><text:tab/>→ keine / keine termingerechte Bezahlung</text:p>
      <text:p text:style-name="P39">Ursachen:</text:p>
      <text:p text:style-name="P39"><text:tab/>- terminliche&lt;</text:p>
      <text:p text:style-name="P39"><text:tab/>- geldliche</text:p>
      <text:p text:style-name="P39"><text:s/></text:p>
      <text:p text:style-name="P39">Folgen:</text:p>
      <text:p text:style-name="P39"><text:tab/>→ Zahlungserinnerung</text:p>
      <text:p text:style-name="P39"><text:tab/>→ außergerichtliche Mahnung</text:p>
      <text:p text:style-name="P39"><text:tab/>→ gerichtliche Mahnung</text:p>
      <text:p text:style-name="P39"><text:tab/>→ Zwangsvollstreckung</text:p>
      <text:p text:style-name="P39"/>
      <text:p text:style-name="P39"/>
      <text:p text:style-name="P40"><text:soft-page-break/>4. Verjährung</text:p>
      <text:p text:style-name="P39">Bedeutung: Die Forderungen bleiben zwar bestehen, sind jedoch nach einer bestimmten Zeit </text:p>
      <text:p text:style-name="P39"><text:tab/> <text:s text:c="7"/>(Verjährungsfrist) nicht mehr rechtlich durchsetzbar.</text:p>
      <text:p text:style-name="P39">Verjährungsfristen können unterschiedlich lang sein und einen unterschiedlichen Beginn haben.</text:p>
      <text:p text:style-name="P39"/>
      <text:p text:style-name="P39">Hemmung: </text:p>
      <text:p text:style-name="P39">Die Verjährungsfrist verlängert sich um die Zeitdauer der Hemmung.</text:p>
      <text:p text:style-name="P39">Zu einer Hemmung führt:</text:p>
      <text:p text:style-name="P39"><text:tab/>- Stundung durch den Gläubiger</text:p>
      <text:p text:style-name="P39"><text:tab/>- Stillstand der Rechtspflege</text:p>
      <text:p text:style-name="P39"><text:tab/>- vorübergehende berechtigte Zahlungsverweigerung</text:p>
      <text:p text:style-name="P39"/>
      <text:p text:style-name="P39">Neubeginn (alt=Unterbrechung):</text:p>
      <text:p text:style-name="P39">Die Verjährungsfrist beginnt neu.</text:p>
      <text:p text:style-name="P39">- erfolgt durch:</text:p>
      <text:p text:style-name="P39"><text:tab/>- Teilzahlung </text:p>
      <text:p text:style-name="P39"><text:tab/>- Sicherheitsleistung</text:p>
      <text:p text:style-name="P39"><text:tab/>- Nachbesserung</text:p>
      <text:p text:style-name="P39"><text:tab/>- Bitte um Stundung</text:p>
      <text:p text:style-name="P39"/>
      <text:p text:style-name="P40">5. Verbraucherschutz</text:p>
      <text:p text:style-name="P40">5.1 Gesetzliche Warenkennzeichnung:</text:p>
      <text:p text:style-name="P39"><text:tab/>→ Bedeutung:</text:p>
      <text:list xml:id="list161473149" text:style-name="L38">
        <text:list-item>
          <text:list>
            <text:list-item>
              <text:list>
                <text:list-item>
                  <text:list>
                    <text:list-item>
                      <text:p text:style-name="P78">Information</text:p>
                    </text:list-item>
                    <text:list-item>
                      <text:p text:style-name="P78">ermöglicht Leistungsbewertung</text:p>
                    </text:list-item>
                    <text:list-item>
                      <text:p text:style-name="P78">Schutz vor gesundheitlicher Gefährdung</text:p>
                    </text:list-item>
                  </text:list>
                </text:list-item>
              </text:list>
            </text:list-item>
          </text:list>
        </text:list-item>
      </text:list>
      <text:p text:style-name="P17"/>
      <text:p text:style-name="P17"><text:tab/>→ Lebensmittelkennzeichnung:</text:p>
      <text:list xml:id="list2072450864" text:style-name="L39">
        <text:list-item>
          <text:p text:style-name="P79">Anschrift Hersteller oder Anbieter</text:p>
        </text:list-item>
        <text:list-item>
          <text:p text:style-name="P79">Inhalt</text:p>
        </text:list-item>
        <text:list-item>
          <text:p text:style-name="P79">Menge </text:p>
        </text:list-item>
        <text:list-item>
          <text:p text:style-name="P79">Zutaten</text:p>
        </text:list-item>
        <text:list-item>
          <text:p text:style-name="P79">Haltbarkeitsdatum</text:p>
        </text:list-item>
      </text:list>
      <text:p text:style-name="P17"><text:s/><text:tab/></text:p>
      <text:p text:style-name="P17"><text:tab/>→ Freiwillige Warenkennzeichnung</text:p>
      <text:list xml:id="list328483795" text:style-name="L40">
        <text:list-item>
          <text:p text:style-name="P80">Gütezeichen</text:p>
        </text:list-item>
        <text:list-item>
          <text:p text:style-name="P80">Prüf- und Sicherheitszeichen</text:p>
        </text:list-item>
        <text:list-item>
          <text:p text:style-name="P80">Umweltzeichen</text:p>
        </text:list-item>
      </text:list>
      <text:p text:style-name="P17"/>
      <text:p text:style-name="P23">5.2 Wettbewerbsregeln</text:p>
      <text:list xml:id="list1421803602" text:style-name="L41">
        <text:list-item>
          <text:list>
            <text:list-item>
              <text:p text:style-name="P81">Gesetz gegen den unlauteren Wettbewerb (UWG)</text:p>
            </text:list-item>
            <text:list-item>
              <text:p text:style-name="P81">Gesetz gegen irreführende Angaben, Anschwärzen, fremde Namen, usw.</text:p>
            </text:list-item>
            <text:list-item>
              <text:p text:style-name="P81">Gesetz gegen Wettbewerbsbeschränkung (Kartellgesetz)</text:p>
            </text:list-item>
            <text:list-item>
              <text:p text:style-name="P81">Preisangabenverordnung:</text:p>
              <text:list>
                <text:list-item>
                  <text:list>
                    <text:list-item>
                      <text:list>
                        <text:list-item>
                          <text:list>
                            <text:list-item>
                              <text:p text:style-name="P81">Auszeichnungspflicht</text:p>
                            </text:list-item>
                            <text:list-item>
                              <text:p text:style-name="P81">inklusive MwSt.</text:p>
                            </text:list-item>
                            <text:list-item>
                              <text:p text:style-name="P81">eindeutig</text:p>
                            </text:list-item>
                            <text:list-item>
                              <text:p text:style-name="P81">gebräuchliche Mengeneinheiten</text:p>
                            </text:list-item>
                          </text:list>
                        </text:list-item>
                      </text:list>
                    </text:list-item>
                  </text:list>
                </text:list-item>
              </text:list>
            </text:list-item>
          </text:list>
        </text:list-item>
      </text:list>
      <text:p text:style-name="P17"/>
      <text:p text:style-name="P17"/>
      <text:p text:style-name="P17"/>
      <text:p text:style-name="P23"><text:soft-page-break/>5.3 Schutz von Verbraucherrechten:</text:p>
      <text:list xml:id="list592401073" text:style-name="L42">
        <text:list-item>
          <text:list>
            <text:list-item>
              <text:p text:style-name="P82">Bürgerliches Gesetzbuch (BGB)</text:p>
            </text:list-item>
            <text:list-item>
              <text:p text:style-name="P82">Gesetz über die allgemeinen Geschäftsbedingungen (AGB-Gesetz)</text:p>
            </text:list-item>
            <text:list-item>
              <text:p text:style-name="P82">Verbraucherkreditgesetz</text:p>
            </text:list-item>
            <text:list-item>
              <text:p text:style-name="P82">Gesetz über den Widerruf von Haustürgeschäften</text:p>
            </text:list-item>
            <text:list-item>
              <text:p text:style-name="P82">Fernabsatzgesetz</text:p>
            </text:list-item>
            <text:list-item>
              <text:p text:style-name="P82">Produkthaftungsgesetz</text:p>
            </text:list-item>
          </text:list>
        </text:list-item>
      </text:list>
      <text:p text:style-name="P17"/>
      <text:p text:style-name="P23">5.4 Beratung und Information:</text:p>
      <text:list xml:id="list1487569777" text:style-name="L43">
        <text:list-item>
          <text:list>
            <text:list-item>
              <text:p text:style-name="P83">Möglichkeiten: </text:p>
              <text:list>
                <text:list-item>
                  <text:list>
                    <text:list-item>
                      <text:p text:style-name="P83">Verbraucherzentren</text:p>
                    </text:list-item>
                    <text:list-item>
                      <text:p text:style-name="P83">Stiftung Warentest</text:p>
                    </text:list-item>
                    <text:list-item>
                      <text:p text:style-name="P83">Gesetze</text:p>
                    </text:list-item>
                    <text:list-item>
                      <text:p text:style-name="P83">Medien</text:p>
                    </text:list-item>
                    <text:list-item>
                      <text:p text:style-name="P83">Internet </text:p>
                    </text:list-item>
                    <text:list-item>
                      <text:p text:style-name="P83">u.a.</text:p>
                    </text:list-item>
                  </text:list>
                </text:list-item>
              </text:list>
            </text:list-item>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text:soft-page-break/>Geld und Währungen</text:p>
      <text:p text:style-name="P17"/>
      <text:p text:style-name="P23">1. Funktionen:</text:p>
      <text:p text:style-name="P21"><text:tab/>- <text:span text:style-name="T2">Tauschmittel</text:span></text:p>
      <text:p text:style-name="Standard"><text:span text:style-name="T5"><text:tab/><text:tab/></text:span><text:span text:style-name="T9">(Geld ↔ Ware, Leistung)</text:span></text:p>
      <text:p text:style-name="P17"><text:tab/>- Wertübertragungsmittel</text:p>
      <text:p text:style-name="P17"><text:tab/><text:tab/>(keine konkrete Gegenleistung)</text:p>
      <text:p text:style-name="P17"><text:tab/><text:tab/>→ Schenkung, Geldstrafen, Steuern</text:p>
      <text:p text:style-name="P17"><text:tab/>- Wertaufbewahrungsmittel</text:p>
      <text:p text:style-name="P17"><text:tab/><text:tab/>→ Sparen</text:p>
      <text:p text:style-name="P17"><text:tab/>- Bewertungsmaßstab</text:p>
      <text:p text:style-name="P17"><text:tab/>- gesetzliches Zahlungsmittel</text:p>
      <text:p text:style-name="P17"/>
      <text:p text:style-name="P23">2. Geldarten:</text:p>
      <text:p text:style-name="P17"><draw:custom-shape text:anchor-type="paragraph" draw:z-index="52" draw:style-name="gr10" draw:text-style-name="P115" svg:width="0.398cm" svg:height="0.927cm" svg:x="3.565cm" svg:y="0.08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53" draw:style-name="gr11" svg:width="1.8cm" svg:height="0.556cm" svg:x="4.2cm" svg:y="0.247cm"><text:p text:style-name="P115">Bargeld</text:p><draw:enhanced-geometry svg:viewBox="0 0 21600 21600" draw:type="rectangle" draw:enhanced-path="M 0 0 L 21600 0 21600 21600 0 21600 0 0 Z N"/></draw:custom-shape><text:tab/>- Münzgeld</text:p>
      <text:p text:style-name="P17"><text:tab/>- Banknoten</text:p>
      <text:p text:style-name="P17"><text:tab/>- Giralgeld (Buchgeld)</text:p>
      <text:p text:style-name="P17"/>
      <text:p text:style-name="P23">3. Kaufkraft:</text:p>
      <text:p text:style-name="P17">→ Der Wert des Geldes liegt in seiner Kaufkraft</text:p>
      <text:p text:style-name="P25"><text:span text:style-name="T8"><text:tab/>→ </text:span><text:span text:style-name="T8"><draw:frame draw:style-name="fr1" draw:name="Objekt1" text:anchor-type="as-char" svg:y="-0.619cm" svg:width="4.374cm" svg:height="0.998cm" draw:z-index="54"><draw:object xlink:href="./Object 1" xlink:type="simple" xlink:show="embed" xlink:actuate="onLoad"/><draw:image xlink:href="./ObjectReplacements/Object 1" xlink:type="simple" xlink:show="embed" xlink:actuate="onLoad"/></draw:frame></text:span></text:p>
      <text:p text:style-name="P17"/>
      <text:p text:style-name="P23">3.1 Inflation:</text:p>
      <text:p text:style-name="P17">Geldentwertung → sinkende Kaufkraft</text:p>
      <text:p text:style-name="P17"/>
      <table:table table:name="Tabelle2" table:style-name="Tabelle2">
        <table:table-column table:style-name="Tabelle2.A"/>
        <table:table-column table:style-name="Tabelle2.B"/>
        <table:table-row>
          <table:table-cell table:style-name="Tabelle2.A1" table:number-columns-spanned="2" office:value-type="string">
            <text:p text:style-name="P36">Ursachen</text:p>
          </table:table-cell>
          <table:covered-table-cell/>
        </table:table-row>
        <table:table-row>
          <table:table-cell table:style-name="Tabelle2.A2" office:value-type="string">
            <text:p text:style-name="P36">steigende Kosten </text:p>
            <text:p text:style-name="P36">(Kosteninflation)</text:p>
          </table:table-cell>
          <table:table-cell table:style-name="Tabelle2.B2" office:value-type="string">
            <text:p text:style-name="P36">Nachfrage übersteigt deutlich Angebot</text:p>
            <text:p text:style-name="P36">(Nachfrageinflation) </text:p>
          </table:table-cell>
        </table:table-row>
      </table:table>
      <text:p text:style-name="P17"/>
      <text:p text:style-name="P23">Arten:<text:span text:style-name="T7"> <text:s/>– galoppierende Inflation → extrem schneller und ständiger Preisanstieg</text:span></text:p>
      <text:p text:style-name="P17"><text:tab/><text:tab/>=&gt; Stopp durch Währungsreform</text:p>
      <text:list xml:id="list879632777" text:style-name="L44">
        <text:list-item>
          <text:list>
            <text:list-item>
              <text:p text:style-name="P84">verdeckte oder rückgestaute Inflation → deutlicher Anstieg des Geldumlaufs</text:p>
            </text:list-item>
          </text:list>
        </text:list-item>
      </text:list>
      <text:p text:style-name="P17"><text:tab/><text:tab/>=&gt; Stopp durch Lohn- und Preisstopp oder Warenrationierung, Zuteilung</text:p>
      <text:p text:style-name="P17"/>
      <text:list xml:id="list293595765" text:style-name="L45">
        <text:list-item>
          <text:list>
            <text:list-item>
              <text:p text:style-name="P85">schleichende Inflation → relativ geringer Preisanstieg (ständig)</text:p>
            </text:list-item>
          </text:list>
        </text:list-item>
      </text:list>
      <text:p text:style-name="P17"/>
      <text:p text:style-name="P23">3.2 Deflation:</text:p>
      <text:p text:style-name="P17">Geldmangel, Angebot ist deutlich größer als die Nachfrage </text:p>
      <text:p text:style-name="P17">Folgen:</text:p>
      <text:list xml:id="list300251938" text:style-name="L46">
        <text:list-item>
          <text:p text:style-name="P86">sinkende Preise </text:p>
        </text:list-item>
        <text:list-item>
          <text:p text:style-name="P86">Produktionsrückgang</text:p>
        </text:list-item>
        <text:list-item>
          <text:p text:style-name="P86">Arbeitsplatzabbau</text:p>
        </text:list-item>
        <text:list-item>
          <text:p text:style-name="P86">Konkurse und Massenarbeitslosigkeit</text:p>
        </text:list-item>
        <text:list-item>
          <text:p text:style-name="P86">weiter sinkende Nachfrage </text:p>
        </text:list-item>
        <text:list-item>
          <text:p text:style-name="P86">zunehmende Staatsverschuldung</text:p>
        </text:list-item>
      </text:list>
      <text:p text:style-name="P17"/>
      <text:p text:style-name="P17"/>
      <text:p text:style-name="P17"/>
      <text:p text:style-name="P17"/>
      <text:p text:style-name="P17"/>
      <text:p text:style-name="P23"><text:soft-page-break/>4. Maßnahmen der EZB (gegen die Inflation)</text:p>
      <text:list xml:id="list486148311" text:style-name="L47">
        <text:list-item>
          <text:p text:style-name="P87">Diskontpolitik (Leitzinsen)</text:p>
          <text:p text:style-name="P87">→ Zinserhöhung</text:p>
        </text:list-item>
        <text:list-item>
          <text:p text:style-name="P87">Mindestreservenpolitik</text:p>
        </text:list-item>
        <text:list-item>
          <text:p text:style-name="P87">Offenmarktpolitik</text:p>
          <text:p text:style-name="P87">→ Wertpapierhandel</text:p>
          <text:list>
            <text:list-item>
              <text:list>
                <text:list-header>
                  <text:p text:style-name="P87">=&gt; Verkaufen</text:p>
                </text:list-header>
              </text:list>
            </text:list-item>
          </text:list>
        </text:list-item>
      </text:list>
      <text:p text:style-name="P17"/>
      <text:p text:style-name="P23">5. Wechselkurs</text:p>
      <text:p text:style-name="P17">(Begriff und Arten)</text:p>
      <text:p text:style-name="P17">Sorten: Bargeld ausländischer Währungen (Banknoten, Münzen)</text:p>
      <text:p text:style-name="P17">Devisen: Zahlungsmittel in ausländischer Währung z.B. Schecks, Wechsel, Bankguthaben zur </text:p>
      <text:p text:style-name="P17"><text:tab/> <text:s text:c="2"/>Abwicklung von Waren-, Dienstleistungs- und Geldgeschäften.</text:p>
      <text:p text:style-name="P17">Frei Schwankende Wechselkurse: </text:p>
      <text:p text:style-name="P17"><text:tab/>- Diese Wechselkurse bilden sich frei nach Angebot und Nachfrage an den Devisenmärkten.</text:p>
      <text:p text:style-name="P17"><text:tab/>- Eine hohe Nachfrage steigert den Preis, der Wechselkurs steigt, die Währung wird </text:p>
      <text:p text:style-name="P17"><text:tab/> <text:s/>aufgewertet.</text:p>
      <text:p text:style-name="P17"/>
      <text:p text:style-name="P17">Feste Wechselkurse:</text:p>
      <text:p text:style-name="P17"><text:tab/>- Es existieren amtlich festgelegte Kurse (Paritäten), auf die sich die am Wechselkurssystem </text:p>
      <text:p text:style-name="P17"><text:tab/> <text:s/>beteiligten Staaten einigen. Die Kurse im täglichen Handel an den Devisenbörsen müssen </text:p>
      <text:p text:style-name="P17"><text:tab/> <text:s/>sich an diesen Paritäten orientieren, d.h., sie dürfen nur in engen Grenzen innerhalb der so <text:tab/> <text:s/>genannten Bandbreite abweichen.</text:p>
      <text:p text:style-name="P17"/>
      <text:p text:style-name="P23">6. Zahlungsarten</text:p>
      <text:p text:style-name="P17"/>
      <text:p text:style-name="P19">Zahlungsarten</text:p>
      <text:p text:style-name="P17"><draw:line text:anchor-type="paragraph" draw:z-index="55" draw:style-name="gr3" draw:text-style-name="P115" svg:x1="8.46cm" svg:y1="0.224cm" svg:x2="8.46cm" svg:y2="0.753cm"><text:p/></draw:line><draw:line text:anchor-type="paragraph" draw:z-index="56" draw:style-name="gr3" draw:text-style-name="P115" svg:x1="8.46cm" svg:y1="0.224cm" svg:x2="2.877cm" svg:y2="0.7cm"><text:p/></draw:line><draw:line text:anchor-type="paragraph" draw:z-index="57" draw:style-name="gr3" draw:text-style-name="P115" svg:x1="8.46cm" svg:y1="0.224cm" svg:x2="14.254cm" svg:y2="0.7cm"><text:p/></draw:line></text:p>
      <text:p text:style-name="P17"/>
      <table:table table:name="Tabelle3" table:style-name="Tabelle3">
        <table:table-column table:style-name="Tabelle3.A" table:number-columns-repeated="3"/>
        <table:table-row>
          <table:table-cell table:style-name="Tabelle3.A1" office:value-type="string">
            <text:p text:style-name="P36">Barzahlung</text:p>
          </table:table-cell>
          <table:table-cell table:style-name="Tabelle3.A1" office:value-type="string">
            <text:p text:style-name="P36">Halbbare Zahlung</text:p>
          </table:table-cell>
          <table:table-cell table:style-name="Tabelle3.C1" office:value-type="string">
            <text:p text:style-name="P36">Unbare Zahlung</text:p>
          </table:table-cell>
        </table:table-row>
        <table:table-row>
          <table:table-cell table:style-name="Tabelle3.A2" office:value-type="string">
            <text:p text:style-name="P36"/>
            <text:p text:style-name="P36">mit Bargeld</text:p>
            <text:p text:style-name="P36">(Banknoten, Münzen)</text:p>
          </table:table-cell>
          <table:table-cell table:style-name="Tabelle3.A2" office:value-type="string">
            <text:p text:style-name="P36">Ein Teilnehmer benötigt</text:p>
            <text:p text:style-name="P36">ein Girokonto, der andere</text:p>
            <text:p text:style-name="P36">verwendet bzw. erhält</text:p>
            <text:p text:style-name="P36">Bargeld</text:p>
          </table:table-cell>
          <table:table-cell table:style-name="Tabelle3.C2" office:value-type="string">
            <text:p text:style-name="P36">Beide Teilnehmer benötigen ein Girokonto.</text:p>
            <text:p text:style-name="P36">Einer erhält eine Gutschrift der andere eine Lastschrift</text:p>
          </table:table-cell>
        </table:table-row>
        <table:table-row>
          <table:table-cell table:style-name="Tabelle3.A2" office:value-type="string">
            <text:p text:style-name="P37"><text:s/>→ Persönlich:</text:p>
            <text:p text:style-name="P37"><text:s text:c="6"/>von Hand zu Hand </text:p>
            <text:p text:style-name="P37"><text:s/>→ durch Boten</text:p>
            <text:p text:style-name="P37"><text:s/>→ im Wertbrief</text:p>
            <text:p text:style-name="P37"><text:s/>→ mit Postanweisung:</text:p>
            <text:p text:style-name="P37"><text:s text:c="6"/>Bareinzahlungen bei der</text:p>
            <text:p text:style-name="P37"><text:s text:c="6"/>Post, Barauszahlungen </text:p>
            <text:p text:style-name="P37"><text:s text:c="6"/>durch die Post</text:p>
          </table:table-cell>
          <table:table-cell table:style-name="Tabelle3.A2" office:value-type="string">
            <text:p text:style-name="P37"><text:s/>→ Zahlschein:</text:p>
            <text:p text:style-name="P37"><text:s text:c="6"/>Bareinzahlung bei</text:p>
            <text:p text:style-name="P37"><text:s text:c="6"/>Banken, Sparkassen, </text:p>
            <text:p text:style-name="P37"><text:s text:c="6"/>Postbank Gutschrift auf </text:p>
            <text:p text:style-name="P37"><text:s text:c="6"/>Girokonto des Empfängers</text:p>
            <text:p text:style-name="P37"><text:s/>→ Barcheck: </text:p>
            <text:p text:style-name="P37"><text:s text:c="6"/>Auszahlung in Bargeld,</text:p>
            <text:p text:style-name="P37"><text:s text:c="6"/>Lastschrift auf Girokonto</text:p>
            <text:p text:style-name="P37"><text:s text:c="6"/>des Ausstellers</text:p>
          </table:table-cell>
          <table:table-cell table:style-name="Tabelle3.C2" office:value-type="string">
            <text:p text:style-name="P37"><text:s/>→ Überweisungsauftrag</text:p>
            <text:p text:style-name="P37"><text:s/>→ Dauerauftrag:</text:p>
            <text:p text:style-name="P37"><text:s text:c="6"/>regelmäßige Überweisung </text:p>
            <text:p text:style-name="P37"><text:s text:c="6"/>gleichbleibender Beträge</text:p>
            <text:p text:style-name="P37"><text:s/>→ Lastschriftverfahren</text:p>
            <text:p text:style-name="P37"><text:s/>→ Verrechnungsscheck</text:p>
            <text:p text:style-name="P37"><text:s/>→ Zahlung mit Kreditkarte</text:p>
            <text:p text:style-name="P37"><text:s text:c="6"/>oder an POS-Kassen</text:p>
          </table:table-cell>
        </table:table-row>
        <table:table-row>
          <table:table-cell table:style-name="Tabelle3.A2" office:value-type="string">
            <text:p text:style-name="P37">Bargeld ↔ Bargeld</text:p>
          </table:table-cell>
          <table:table-cell table:style-name="Tabelle3.A2" office:value-type="string">
            <text:p text:style-name="P37">Bargeld ↔ Konto</text:p>
          </table:table-cell>
          <table:table-cell table:style-name="Tabelle3.C2" office:value-type="string">
            <text:p text:style-name="P37">Konto ↔ Konto</text:p>
          </table:table-cell>
        </table:table-row>
      </table:table>
      <text:p text:style-name="P17"/>
      <text:p text:style-name="P17"/>
      <text:p text:style-name="P17"/>
      <text:p text:style-name="P17"/>
      <text:p text:style-name="P17"/>
      <text:p text:style-name="P17"/>
      <text:p text:style-name="P17"><text:soft-page-break/></text:p>
      <text:p text:style-name="P32">Kartenzahlung</text:p>
      <text:p text:style-name="P28"/>
      <text:p text:style-name="P28"/>
      <table:table table:name="Tabelle4" table:style-name="Tabelle4">
        <table:table-column table:style-name="Tabelle4.A" table:number-columns-repeated="3"/>
        <table:table-column table:style-name="Tabelle4.D"/>
        <table:table-row>
          <table:table-cell table:style-name="Tabelle4.A1" office:value-type="string">
            <text:p text:style-name="P37">Kundenkarte</text:p>
          </table:table-cell>
          <table:table-cell table:style-name="Tabelle4.A1" office:value-type="string">
            <text:p text:style-name="P37">EC-Karte</text:p>
          </table:table-cell>
          <table:table-cell table:style-name="Tabelle4.A1" office:value-type="string">
            <text:p text:style-name="P37">Kreditkarte</text:p>
          </table:table-cell>
          <table:table-cell table:style-name="Tabelle4.D1" office:value-type="string">
            <text:p text:style-name="P37">Geldkarte</text:p>
          </table:table-cell>
        </table:table-row>
        <table:table-row>
          <table:table-cell table:style-name="Tabelle4.A2" office:value-type="string">
            <text:p text:style-name="P37">→ Rabatte</text:p>
            <text:p text:style-name="P37">→ begrenzte reg. <text:s/></text:p>
            <text:p text:style-name="P37"><text:s text:c="5"/>Zahlungen</text:p>
            <text:p text:style-name="P37">→ Auszugsdrucker</text:p>
            <text:p text:style-name="P37">→ Geldautomat</text:p>
          </table:table-cell>
          <table:table-cell table:style-name="Tabelle4.A2" office:value-type="string">
            <text:p text:style-name="P37">→ POS → PIN</text:p>
            <text:p text:style-name="P37"><text:s text:c="5"/>(mit Sicherheit)</text:p>
            <text:p text:style-name="P37">→ POZ → Unterschrift</text:p>
            <text:p text:style-name="P37"><text:s text:c="5"/>(ohne Unterschrift) </text:p>
          </table:table-cell>
          <table:table-cell table:style-name="Tabelle4.A2" office:value-type="string">
            <text:p text:style-name="P37"/>
          </table:table-cell>
          <table:table-cell table:style-name="Tabelle4.D2" office:value-type="string">
            <text:p text:style-name="P37">→ Chips</text:p>
            <text:p text:style-name="P37"><text:s text:c="5"/>Aufladen bis 200€</text:p>
          </table:table-cell>
        </table:table-row>
      </table:table>
      <text:p text:style-name="P28"><draw:line text:anchor-type="paragraph" draw:z-index="58" draw:style-name="gr3" draw:text-style-name="P115" svg:x1="10.391cm" svg:y1="0.069cm" svg:x2="2.401cm" svg:y2="1.736cm"><text:p/></draw:line><draw:line text:anchor-type="paragraph" draw:z-index="59" draw:style-name="gr3" draw:text-style-name="P115" svg:x1="10.391cm" svg:y1="0.069cm" svg:x2="8.962cm" svg:y2="1.577cm"><text:p/></draw:line><draw:line text:anchor-type="paragraph" draw:z-index="60" draw:style-name="gr3" draw:text-style-name="P115" svg:x1="10.391cm" svg:y1="0.069cm" svg:x2="14.095cm" svg:y2="1.604cm"><text:p/></draw:line></text:p>
      <text:p text:style-name="P28"/>
      <text:p text:style-name="P28"/>
      <text:p text:style-name="P28"/>
      <table:table table:name="Tabelle5" table:style-name="Tabelle5">
        <table:table-column table:style-name="Tabelle5.A" table:number-columns-repeated="3"/>
        <table:table-row>
          <table:table-cell table:style-name="Tabelle5.A1" office:value-type="string">
            <text:p text:style-name="P37">Kreditkartenorganisation</text:p>
          </table:table-cell>
          <table:table-cell table:style-name="Tabelle5.A1" office:value-type="string">
            <text:p text:style-name="P37">Kreditkarteninhaber</text:p>
          </table:table-cell>
          <table:table-cell table:style-name="Tabelle5.C1" office:value-type="string">
            <text:p text:style-name="P37">Vertragsunternehmer</text:p>
          </table:table-cell>
        </table:table-row>
        <table:table-row>
          <table:table-cell table:style-name="Tabelle5.A2" office:value-type="string">
            <text:p text:style-name="P37">(z.B.: Visa, Mastercard)</text:p>
          </table:table-cell>
          <table:table-cell table:style-name="Tabelle5.A2" office:value-type="string">
            <text:p text:style-name="P37"/>
          </table:table-cell>
          <table:table-cell table:style-name="Tabelle5.C2" office:value-type="string">
            <text:p text:style-name="P37"/>
          </table:table-cell>
        </table:table-row>
      </table:table>
      <text:p text:style-name="P3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4"><text:soft-page-break/>Wirtschaftsordnungen</text:p>
      <text:p text:style-name="P28"/>
      <text:p text:style-name="P31">1. Idealtypische Wirtschaftsordnungen</text:p>
      <text:p text:style-name="P28">→ charakteristische Merkmale einer Wirtschaftsordnung sind:</text:p>
      <text:list xml:id="list1592747529" text:style-name="L48">
        <text:list-item>
          <text:p text:style-name="P89">Wirtschaftsziele</text:p>
          <text:p text:style-name="P94">Vordergründig Eigennutz oder zum Nutzen der Gesellschaft</text:p>
        </text:list-item>
        <text:list-item>
          <text:p text:style-name="P89">Eigentumsformen</text:p>
          <text:p text:style-name="P94">Produktionsmittel hauptsächlich Privateigentum oder Gemein- bzw. Staatseigentum</text:p>
        </text:list-item>
        <text:list-item>
          <text:p text:style-name="P89">Wirtschaftsplanung</text:p>
          <text:p text:style-name="P94">Eigenständig durch Unternehmen oder zentrale Planungsbehörde</text:p>
        </text:list-item>
        <text:list-item>
          <text:p text:style-name="P89">Preis- und Lohnbildung</text:p>
          <text:p text:style-name="P94">Bildung durch Angebot und Nachfrage oder staatlich festgesetzt</text:p>
        </text:list-item>
      </text:list>
      <text:p text:style-name="P28"/>
      <text:p text:style-name="P31">2. Vergleich zwischen sozialer Marktwirtschaft und zentraler Planwirtschaft</text:p>
      <text:p text:style-name="P28"/>
      <text:p text:style-name="P28"/>
      <text:p text:style-name="P31">3. Maßnahmen des Staates in der sozialen Marktwirtschaft</text:p>
      <text:p text:style-name="P28"><text:tab/>3.1 Wettbewerbspolitik</text:p>
      <text:list xml:id="list1026975142" text:style-name="L49">
        <text:list-item>
          <text:list>
            <text:list-item>
              <text:p text:style-name="P95">Ziel: Absicherung des Erhalts des Wettbewerbs als Grundlage der Marktwirtschaft</text:p>
            </text:list-item>
            <text:list-item>
              <text:p text:style-name="P95">Maßnahmen: </text:p>
              <text:list>
                <text:list-item>
                  <text:list>
                    <text:list-item>
                      <text:list>
                        <text:list-item>
                          <text:p text:style-name="P95">Kartellgesetz</text:p>
                        </text:list-item>
                        <text:list-item>
                          <text:p text:style-name="P95">Kontrolle und Genehmigung von Zusammenschlüssen</text:p>
                        </text:list-item>
                        <text:list-item>
                          <text:p text:style-name="P95">Missbrauchsaufsicht (Kontrolle der Preisgestaltung)</text:p>
                        </text:list-item>
                      </text:list>
                    </text:list-item>
                  </text:list>
                </text:list-item>
              </text:list>
            </text:list-item>
          </text:list>
        </text:list-item>
      </text:list>
      <text:p text:style-name="P28"><text:tab/>3.2 Konjunkturpolitik</text:p>
      <text:p text:style-name="P28"><text:tab/> <text:s text:c="5"/>Konjunkturfördernde oder hemmende Maßnahmen (Steuer, staatliche Aufträge, usw.), </text:p>
      <text:p text:style-name="P28"><text:tab/> <text:s text:c="5"/>um Konjunkturschwankungen in Grenzen zu halten und somit die Produktion und </text:p>
      <text:p text:style-name="P28"><text:tab/> <text:s text:c="5"/>Arbeitsplätze konstant zu halten.</text:p>
      <text:p text:style-name="P28"><text:tab/>3.3 Umweltpolitik</text:p>
      <text:list xml:id="list1380435594" text:style-name="L50">
        <text:list-item>
          <text:list>
            <text:list-item>
              <text:p text:style-name="P96">Ziel: Schutz und Erhalt der Umwelt als Lebensraum</text:p>
            </text:list-item>
            <text:list-item>
              <text:p text:style-name="P96">Maßnahmen:</text:p>
              <text:list>
                <text:list-item>
                  <text:list>
                    <text:list-item>
                      <text:list>
                        <text:list-item>
                          <text:p text:style-name="P96">Gewässer- und Bodenschutz (z.B.: Recycling)</text:p>
                        </text:list-item>
                        <text:list-item>
                          <text:p text:style-name="P96">Energiepolitik (z.B.: Förderung erneuerbarer Energien)</text:p>
                        </text:list-item>
                        <text:list-item>
                          <text:p text:style-name="P96">Verkehrspolitik (z.B.: Abgasnormen, Ökosteuer)</text:p>
                        </text:list-item>
                      </text:list>
                    </text:list-item>
                  </text:list>
                </text:list-item>
              </text:list>
            </text:list-item>
          </text:list>
        </text:list-item>
      </text:list>
      <text:p text:style-name="P28"><text:tab/>3.4 Sozialpolitik</text:p>
      <text:list xml:id="list1606110599" text:style-name="L51">
        <text:list-item>
          <text:p text:style-name="P97">Ziel: Sicherung der Bürger gegen Risiken des Lebens sowie Schaffung eines Ausgleichs zwischen wirtschaftlich Stärkeren und Schwächeren</text:p>
        </text:list-item>
        <text:list-item>
          <text:p text:style-name="P97">Maßnahmen:</text:p>
          <text:list>
            <text:list-item>
              <text:list>
                <text:list-item>
                  <text:list>
                    <text:list-item>
                      <text:p text:style-name="P97">Sozialversicherungen</text:p>
                    </text:list-item>
                    <text:list-item>
                      <text:p text:style-name="P97">Sozialhilfe</text:p>
                    </text:list-item>
                    <text:list-item>
                      <text:p text:style-name="P97">Wohngeld, Kindergeld</text:p>
                    </text:list-item>
                    <text:list-item>
                      <text:p text:style-name="P97">Steuergesetze</text:p>
                    </text:list-item>
                  </text:list>
                </text:list-item>
              </text:list>
            </text:list-item>
          </text:list>
        </text:list-item>
      </text:list>
      <text:p text:style-name="P28"/>
      <text:p text:style-name="P28"/>
      <text:p text:style-name="P28"/>
      <text:p text:style-name="P28"/>
      <text:p text:style-name="P28"/>
      <text:p text:style-name="P28"/>
      <text:p text:style-name="P28"/>
      <text:p text:style-name="P28"/>
      <text:p text:style-name="P28"><text:soft-page-break/></text:p>
      <text:p text:style-name="P28"/>
      <text:p text:style-name="P29">Ziele der staatlichen Wirtschaftspolitik</text:p>
      <text:p text:style-name="P31">1. Leistung der Wirtschaft</text:p>
      <text:p text:style-name="P28">1.1 Bruttonationaleinkommen (alt Bruttosozialprodukt)</text:p>
      <text:p text:style-name="P28"/>
      <text:p text:style-name="P28">Wirtschaft </text:p>
      <text:p text:style-name="P28">(primäre, sekundäre, tertiäre Sektoren) =&gt; Wertschöpfung → Wert in € (Marktpreis)</text:p>
      <text:p text:style-name="P28">=&gt; Wertschöpfung innerhalb eines Landes, in einer Periode (Jahr) </text:p>
      <text:p text:style-name="P28"><text:tab/><text:tab/><text:tab/><text:tab/>→ Bruttoinlandsprodukt</text:p>
      <text:p text:style-name="P28"><draw:line text:anchor-type="paragraph" draw:z-index="61" draw:style-name="gr3" draw:text-style-name="P115" svg:x1="6.978cm" svg:y1="0.078cm" svg:x2="3.724cm" svg:y2="1.216cm"><text:p/></draw:line><draw:line text:anchor-type="paragraph" draw:z-index="62" draw:style-name="gr3" draw:text-style-name="P115" svg:x1="6.978cm" svg:y1="0.078cm" svg:x2="11.317cm" svg:y2="1.163cm"><text:p/></draw:line></text:p>
      <text:p text:style-name="P28">Inlandskonzept → <text:tab/><text:tab/><text:tab/><text:tab/><text:tab/><text:tab/><text:tab/>← Inländerkonzept</text:p>
      <text:p text:style-name="P28"/>
      <table:table table:name="Tabelle6" table:style-name="Tabelle6">
        <table:table-column table:style-name="Tabelle6.A"/>
        <table:table-column table:style-name="Tabelle6.B"/>
        <table:table-row>
          <table:table-cell table:style-name="Tabelle6.A1" office:value-type="string">
            <text:p text:style-name="P37">Bruttosozialprodukt (BSP)</text:p>
          </table:table-cell>
          <table:table-cell table:style-name="Tabelle6.A1" office:value-type="string">
            <text:p text:style-name="P37">Bruttonationaleinkommen (BNE)</text:p>
          </table:table-cell>
        </table:table-row>
      </table:table>
      <text:p text:style-name="P28"/>
      <text:list xml:id="list1641481812" text:style-name="L52">
        <text:list-item>
          <text:p text:style-name="P98">Begriff:</text:p>
        </text:list-item>
      </text:list>
      <text:p text:style-name="P28"><text:tab/>Die wirtschaftliche Gesamtleistung eines <text:span text:style-name="T1">Landes </text:span>während einer Periode (Jahr) bezeichnet <text:tab/>man als Bruttoinlandsprodukt (<text:span text:style-name="T1">Inlandskonzept</text:span>)<text:span text:style-name="T1">.</text:span></text:p>
      <text:p text:style-name="P28"><text:tab/>Wurde das Erwerbs- und Vermögenseinkommen vom In- und Ausland und umgekehrt mit </text:p>
      <text:p text:style-name="P28"><text:tab/>hinzugerechnet sprach man vom Bruttosozialprodukt.</text:p>
      <text:p text:style-name="P28"><text:tab/>→ da beide nahezu gleich sind, wurde meist nur „Bruttosozialprodukt“ verwendet</text:p>
      <text:p text:style-name="P28"/>
      <text:p text:style-name="P28"><text:tab/>Inzwischen wird meist das Inländerkonzept genutzt, d.h. Die wirtschaftliche Leistung von <text:tab/>allen Ländern → <text:span text:style-name="T1">Bruttonationaleinkommen</text:span></text:p>
      <text:p text:style-name="P28"/>
      <text:list xml:id="list1284304291" text:style-name="L53">
        <text:list-item>
          <text:p text:style-name="P99">Verteilung:</text:p>
        </text:list-item>
      </text:list>
      <text:list xml:id="list822490015" text:style-name="L54">
        <text:list-item>
          <text:p text:style-name="P100"><draw:line text:anchor-type="paragraph" draw:z-index="64" draw:style-name="gr2" draw:text-style-name="P115" svg:x1="6.078cm" svg:y1="0.295cm" svg:x2="9.914cm" svg:y2="0.824cm"><text:p/></draw:line>Löhne und Gehälte</text:p>
        </text:list-item>
        <text:list-item>
          <text:p text:style-name="P100"><draw:line text:anchor-type="paragraph" draw:z-index="63" draw:style-name="gr2" draw:text-style-name="P115" svg:x1="9.491cm" svg:y1="0.296cm" svg:x2="9.914cm" svg:y2="0.296cm"><text:p/></draw:line>Gewinne, Zinsen Mieteinkommen, usw. <text:tab/>Volkseinkommen</text:p>
        </text:list-item>
        <text:list-item>
          <text:p text:style-name="P100">Steuern</text:p>
        </text:list-item>
        <text:list-item>
          <text:p text:style-name="P100">Abschreibungen</text:p>
        </text:list-item>
      </text:list>
      <text:p text:style-name="P28"/>
      <text:list xml:id="list935716949" text:style-name="L55">
        <text:list-item>
          <text:p text:style-name="P101">Verwendung:</text:p>
          <text:list>
            <text:list-item>
              <text:list>
                <text:list-item>
                  <text:p text:style-name="P101">Verbrauch </text:p>
                </text:list-item>
                <text:list-item>
                  <text:p text:style-name="P101">Investitionen</text:p>
                </text:list-item>
                <text:list-item>
                  <text:p text:style-name="P101">Export</text:p>
                </text:list-item>
              </text:list>
            </text:list-item>
          </text:list>
        </text:list-item>
      </text:list>
      <text:p text:style-name="P28"/>
      <text:list xml:id="list519774136" text:continue-numbering="true" text:style-name="L55">
        <text:list-item>
          <text:p text:style-name="P101">Nominales und reales Bruttoinlandsprodukt</text:p>
          <text:list>
            <text:list-item>
              <text:list>
                <text:list-item>
                  <text:p text:style-name="P101">nominal → absoluter Wert (Betrag)</text:p>
                </text:list-item>
                <text:list-item>
                  <text:p text:style-name="P101">real → tatsächlicher Wert, d.h. Herausrechnung des Preisanstiegs </text:p>
                  <text:list>
                    <text:list-item>
                      <text:list>
                        <text:list-header>
                          <text:p text:style-name="P101">(Berücksichtigung der Inflationsrate)</text:p>
                        </text:list-header>
                      </text:list>
                    </text:list-item>
                  </text:list>
                </text:list-item>
              </text:list>
            </text:list-item>
          </text:list>
        </text:list-item>
      </text:list>
      <text:p text:style-name="P28"/>
      <text:p text:style-name="P31">Aussagekraft:</text:p>
      <text:p text:style-name="P28"><text:tab/>trifft Aussagen über:</text:p>
      <text:p text:style-name="P28"><text:tab/><text:tab/>→ Wirtschaftsstärke eines Landes</text:p>
      <text:p text:style-name="P28"><text:tab/><text:tab/>→ Wirtschaftsentwicklung eines Landes</text:p>
      <text:p text:style-name="P28"><text:tab/><text:tab/>→ Wohlstand eines Landes</text:p>
      <text:p text:style-name="P28"><text:tab/>jedoch:</text:p>
      <text:p text:style-name="P28"><text:tab/><text:tab/>→ Verfälschung durch Erfassung nur von Waren und Leistungen, welche über den <text:tab/><text:tab/> <text:s text:c="4"/>Markt gehen</text:p>
      <text:p text:style-name="P28"><text:tab/>nicht aber:</text:p>
      <text:p text:style-name="P28"><text:tab/><text:tab/>→ Arbeiten im privaten Haushalt (Eigenleistung, Gefälligkeitsarbeiten)</text:p>
      <text:p text:style-name="P28"><text:soft-page-break/><text:tab/><text:tab/>→ Schattenwirtschaft (Schwarzarbeit)</text:p>
      <text:p text:style-name="P28"><text:tab/>dafür jedoch Tätigkeiten zur Beseitigung und Abminderung von Schäden und Nachteilen</text:p>
      <text:p text:style-name="P31">2. Wirtschaftspolitische Ziele</text:p>
      <text:p text:style-name="P28">2.1 Das magische Viereck bzw. Sechseck </text:p>
      <text:p text:style-name="P28"/>
      <text:p text:style-name="P28"><text:tab/>//siehe Arbeitsblatt</text:p>
      <text:p text:style-name="P28"/>
      <text:p text:style-name="P28">Das magische Viereck wird ergänzt durch:</text:p>
      <text:p text:style-name="P28">→ soziale Gerechtigkeit</text:p>
      <text:p text:style-name="P28"><text:tab/>der Staat versucht die großen Einkommensunterschiede, die in der Marktwirtschaft</text:p>
      <text:p text:style-name="P28"><text:tab/>bestehen etwas auszugleichen, indem Höherverdienende steuerlich stärker belastet </text:p>
      <text:p text:style-name="P28"><text:tab/>und Menschen ohne oder sehr niedrigen Einkommen unterstützt werden.</text:p>
      <text:p text:style-name="P28">→ Umweltschutz</text:p>
      <text:p text:style-name="P28"><text:tab/>Die menschliche Gesundheit wird stark durch die Umwelt beeinflusst</text:p>
      <text:list xml:id="list1327473591" text:style-name="L56">
        <text:list-item>
          <text:p text:style-name="P102">Gesetze zum Schutz der Umwelt </text:p>
        </text:list-item>
        <text:list-item>
          <text:p text:style-name="P102">Förderung von umweltbewusstem Handeln</text:p>
        </text:list-item>
        <text:list-item>
          <text:p text:style-name="P102">Bestrafung von umweltschädigendem Verhalten</text:p>
        </text:list-item>
      </text:list>
      <text:p text:style-name="P28"/>
      <text:p text:style-name="P28">2.2 Zielkonflikte und Zielharmonie</text:p>
      <text:p text:style-name="P28"><text:tab/>Ein Optimum aller 6 Ziele gleichzeitig ist nicht möglich, da sie sich nicht nur ergänzen <text:tab/>sondern auch behindern können.</text:p>
      <text:p text:style-name="P27"><text:span text:style-name="T9"><text:tab/></text:span><text:span text:style-name="T10">Zielharmonie</text:span></text:p>
      <text:p text:style-name="P28"><text:tab/><text:tab/>→Vollbeschäftigung und Wirtschaftswachstum</text:p>
      <text:p text:style-name="P28"/>
      <text:p text:style-name="P6"><text:span text:style-name="T11"><text:tab/></text:span><text:span text:style-name="T10">Zielkonflikte</text:span></text:p>
      <text:p text:style-name="P28"><text:tab/><text:tab/>→ Wirtschaftswachstum und Umweltschutz</text:p>
      <text:p text:style-name="P28"/>
      <text:p text:style-name="P31">3. Konjunktur</text:p>
      <text:p text:style-name="P28">3.1 Verlauf/Phasen</text:p>
      <text:p text:style-name="P28"><text:tab/>(1) Konjunkturaufschwung → Expansion</text:p>
      <text:p text:style-name="P28"><text:tab/>(2) Konjunkturhoch → Wirtschaftsboom</text:p>
      <text:p text:style-name="P28"><text:tab/>(3) Konjunkturabschwung → Rezession</text:p>
      <text:p text:style-name="P28"><text:tab/>(4) Konjunkturtief → Depression</text:p>
      <text:p text:style-name="P28"/>
      <text:p text:style-name="P28">3.2 Merkmale</text:p>
      <table:table table:name="Tabelle7" table:style-name="Tabelle7">
        <table:table-column table:style-name="Tabelle7.A" table:number-columns-repeated="5"/>
        <table:table-row>
          <table:table-cell table:style-name="Tabelle7.A1" office:value-type="string">
            <text:p text:style-name="P37"/>
          </table:table-cell>
          <table:table-cell table:style-name="Tabelle7.A1" office:value-type="string">
            <text:p text:style-name="P36">Expansion</text:p>
          </table:table-cell>
          <table:table-cell table:style-name="Tabelle7.A1" office:value-type="string">
            <text:p text:style-name="P37">Wirtschaftsboom</text:p>
          </table:table-cell>
          <table:table-cell table:style-name="Tabelle7.A1" office:value-type="string">
            <text:p text:style-name="P37">Rezession</text:p>
          </table:table-cell>
          <table:table-cell table:style-name="Tabelle7.E1" office:value-type="string">
            <text:p text:style-name="P37">Depression</text:p>
          </table:table-cell>
        </table:table-row>
        <table:table-row>
          <table:table-cell table:style-name="Tabelle7.A2" office:value-type="string">
            <text:p text:style-name="P37">Nachfrage</text:p>
          </table:table-cell>
          <table:table-cell table:style-name="Tabelle7.A2" office:value-type="string">
            <text:p text:style-name="P37"><draw:line text:anchor-type="paragraph" draw:z-index="65" draw:style-name="gr3" draw:text-style-name="P115" svg:x1="1.44cm" svg:y1="0.387cm" svg:x2="1.737cm" svg:y2="0.09cm"><text:p/></draw:line></text:p>
          </table:table-cell>
          <table:table-cell table:style-name="Tabelle7.A2" office:value-type="string">
            <text:p text:style-name="P37"><draw:line text:anchor-type="paragraph" draw:z-index="97" draw:style-name="gr3" draw:text-style-name="P115" svg:x1="1.588cm" svg:y1="0.449cm" svg:x2="1.588cm" svg:y2="0.029cm"><text:p/></draw:line></text:p>
          </table:table-cell>
          <table:table-cell table:style-name="Tabelle7.A2" office:value-type="string">
            <text:p text:style-name="P37"><draw:line text:anchor-type="paragraph" draw:z-index="82" draw:style-name="gr4" draw:text-style-name="P115" svg:x1="1.297cm" svg:y1="0.445cm" svg:x2="1.596cm" svg:y2="0.146cm"><text:p/></draw:line></text:p>
          </table:table-cell>
          <table:table-cell table:style-name="Tabelle7.E2" office:value-type="string">
            <text:p text:style-name="P37"><draw:line text:anchor-type="paragraph" draw:z-index="83" draw:style-name="gr4" draw:text-style-name="P115" svg:x1="1.445cm" svg:y1="0.511cm" svg:x2="1.445cm" svg:y2="0.088cm"><text:p/></draw:line></text:p>
          </table:table-cell>
        </table:table-row>
        <table:table-row>
          <table:table-cell table:style-name="Tabelle7.A2" office:value-type="string">
            <text:p text:style-name="P37">Angebot</text:p>
          </table:table-cell>
          <table:table-cell table:style-name="Tabelle7.A2" office:value-type="string">
            <text:p text:style-name="P37"><draw:line text:anchor-type="paragraph" draw:z-index="66" draw:style-name="gr3" draw:text-style-name="P115" svg:x1="1.297cm" svg:y1="0.445cm" svg:x2="1.596cm" svg:y2="0.146cm"><text:p/></draw:line></text:p>
          </table:table-cell>
          <table:table-cell table:style-name="Tabelle7.A2" office:value-type="string">
            <text:p text:style-name="P37"><draw:line text:anchor-type="paragraph" draw:z-index="96" draw:style-name="gr3" draw:text-style-name="P115" svg:x1="1.588cm" svg:y1="0.449cm" svg:x2="1.588cm" svg:y2="0.029cm"><text:p/></draw:line></text:p>
          </table:table-cell>
          <table:table-cell table:style-name="Tabelle7.A2" office:value-type="string">
            <text:p text:style-name="P37"><draw:line text:anchor-type="paragraph" draw:z-index="81" draw:style-name="gr4" draw:text-style-name="P115" svg:x1="1.297cm" svg:y1="0.445cm" svg:x2="1.596cm" svg:y2="0.146cm"><text:p/></draw:line></text:p>
          </table:table-cell>
          <table:table-cell table:style-name="Tabelle7.E2" office:value-type="string">
            <text:p text:style-name="P37"><draw:line text:anchor-type="paragraph" draw:z-index="84" draw:style-name="gr4" draw:text-style-name="P115" svg:x1="1.445cm" svg:y1="0.511cm" svg:x2="1.445cm" svg:y2="0.088cm"><text:p/></draw:line></text:p>
          </table:table-cell>
        </table:table-row>
        <table:table-row>
          <table:table-cell table:style-name="Tabelle7.A2" office:value-type="string">
            <text:p text:style-name="P37">Produktion</text:p>
          </table:table-cell>
          <table:table-cell table:style-name="Tabelle7.A2" office:value-type="string">
            <text:p text:style-name="P37"><draw:line text:anchor-type="paragraph" draw:z-index="67" draw:style-name="gr3" draw:text-style-name="P115" svg:x1="1.405cm" svg:y1="0.413cm" svg:x2="1.704cm" svg:y2="0.114cm"><text:p/></draw:line></text:p>
          </table:table-cell>
          <table:table-cell table:style-name="Tabelle7.A2" office:value-type="string">
            <text:p text:style-name="P37"><draw:line text:anchor-type="paragraph" draw:z-index="95" draw:style-name="gr3" draw:text-style-name="P115" svg:x1="1.588cm" svg:y1="0.449cm" svg:x2="1.588cm" svg:y2="0.029cm"><text:p/></draw:line></text:p>
          </table:table-cell>
          <table:table-cell table:style-name="Tabelle7.A2" office:value-type="string">
            <text:p text:style-name="P37"><draw:line text:anchor-type="paragraph" draw:z-index="80" draw:style-name="gr4" draw:text-style-name="P115" svg:x1="1.297cm" svg:y1="0.445cm" svg:x2="1.596cm" svg:y2="0.146cm"><text:p/></draw:line></text:p>
          </table:table-cell>
          <table:table-cell table:style-name="Tabelle7.E2" office:value-type="string">
            <text:p text:style-name="P37"><draw:line text:anchor-type="paragraph" draw:z-index="85" draw:style-name="gr4" draw:text-style-name="P115" svg:x1="1.445cm" svg:y1="0.511cm" svg:x2="1.445cm" svg:y2="0.088cm"><text:p/></draw:line></text:p>
          </table:table-cell>
        </table:table-row>
        <table:table-row>
          <table:table-cell table:style-name="Tabelle7.A2" office:value-type="string">
            <text:p text:style-name="P37">Beschäftigung</text:p>
          </table:table-cell>
          <table:table-cell table:style-name="Tabelle7.A2" office:value-type="string">
            <text:p text:style-name="P37"><draw:line text:anchor-type="paragraph" draw:z-index="68" draw:style-name="gr3" draw:text-style-name="P115" svg:x1="1.354cm" svg:y1="0.345cm" svg:x2="1.653cm" svg:y2="0.046cm"><text:p/></draw:line></text:p>
          </table:table-cell>
          <table:table-cell table:style-name="Tabelle7.A2" office:value-type="string">
            <text:p text:style-name="P37"><draw:line text:anchor-type="paragraph" draw:z-index="94" draw:style-name="gr3" draw:text-style-name="P115" svg:x1="1.588cm" svg:y1="0.449cm" svg:x2="1.588cm" svg:y2="0.029cm"><text:p/></draw:line></text:p>
          </table:table-cell>
          <table:table-cell table:style-name="Tabelle7.A2" office:value-type="string">
            <text:p text:style-name="P37"><draw:line text:anchor-type="paragraph" draw:z-index="79" draw:style-name="gr4" draw:text-style-name="P115" svg:x1="1.297cm" svg:y1="0.445cm" svg:x2="1.596cm" svg:y2="0.146cm"><text:p/></draw:line></text:p>
          </table:table-cell>
          <table:table-cell table:style-name="Tabelle7.E2" office:value-type="string">
            <text:p text:style-name="P37"><draw:line text:anchor-type="paragraph" draw:z-index="86" draw:style-name="gr4" draw:text-style-name="P115" svg:x1="1.445cm" svg:y1="0.511cm" svg:x2="1.445cm" svg:y2="0.088cm"><text:p/></draw:line></text:p>
          </table:table-cell>
        </table:table-row>
        <table:table-row>
          <table:table-cell table:style-name="Tabelle7.A2" office:value-type="string">
            <text:p text:style-name="P38">Arbeitslosigkeit</text:p>
          </table:table-cell>
          <table:table-cell table:style-name="Tabelle7.A2" office:value-type="string">
            <text:p text:style-name="P37"><draw:line text:anchor-type="paragraph" draw:z-index="69" draw:style-name="gr4" draw:text-style-name="P115" svg:x1="1.297cm" svg:y1="0.445cm" svg:x2="1.596cm" svg:y2="0.146cm"><text:p/></draw:line></text:p>
          </table:table-cell>
          <table:table-cell table:style-name="Tabelle7.A2" office:value-type="string">
            <text:p text:style-name="P37"><draw:line text:anchor-type="paragraph" draw:z-index="90" draw:style-name="gr4" draw:text-style-name="P115" svg:x1="1.445cm" svg:y1="0.511cm" svg:x2="1.445cm" svg:y2="0.088cm"><text:p/></draw:line></text:p>
          </table:table-cell>
          <table:table-cell table:style-name="Tabelle7.A2" office:value-type="string">
            <text:p text:style-name="P37"><draw:line text:anchor-type="paragraph" draw:z-index="74" draw:style-name="gr3" draw:text-style-name="P115" svg:x1="1.44cm" svg:y1="0.387cm" svg:x2="1.737cm" svg:y2="0.09cm"><text:p/></draw:line></text:p>
          </table:table-cell>
          <table:table-cell table:style-name="Tabelle7.E2" office:value-type="string">
            <text:p text:style-name="P37"><draw:line text:anchor-type="paragraph" draw:z-index="93" draw:style-name="gr3" draw:text-style-name="P115" svg:x1="1.588cm" svg:y1="0.449cm" svg:x2="1.588cm" svg:y2="0.029cm"><text:p/></draw:line></text:p>
          </table:table-cell>
        </table:table-row>
        <table:table-row>
          <table:table-cell table:style-name="Tabelle7.A2" office:value-type="string">
            <text:p text:style-name="P37">Einkommen</text:p>
          </table:table-cell>
          <table:table-cell table:style-name="Tabelle7.A2" office:value-type="string">
            <text:p text:style-name="P37"><draw:line text:anchor-type="paragraph" draw:z-index="70" draw:style-name="gr3" draw:text-style-name="P115" svg:x1="1.297cm" svg:y1="0.445cm" svg:x2="1.596cm" svg:y2="0.146cm"><text:p/></draw:line></text:p>
          </table:table-cell>
          <table:table-cell table:style-name="Tabelle7.A2" office:value-type="string">
            <text:p text:style-name="P37"><draw:line text:anchor-type="paragraph" draw:z-index="98" draw:style-name="gr3" draw:text-style-name="P115" svg:x1="1.588cm" svg:y1="0.449cm" svg:x2="1.588cm" svg:y2="0.029cm"><text:p/></draw:line></text:p>
          </table:table-cell>
          <table:table-cell table:style-name="Tabelle7.A2" office:value-type="string">
            <text:p text:style-name="P37"><draw:line text:anchor-type="paragraph" draw:z-index="78" draw:style-name="gr4" draw:text-style-name="P115" svg:x1="1.297cm" svg:y1="0.445cm" svg:x2="1.596cm" svg:y2="0.146cm"><text:p/></draw:line></text:p>
          </table:table-cell>
          <table:table-cell table:style-name="Tabelle7.E2" office:value-type="string">
            <text:p text:style-name="P37"><draw:line text:anchor-type="paragraph" draw:z-index="87" draw:style-name="gr4" draw:text-style-name="P115" svg:x1="1.445cm" svg:y1="0.511cm" svg:x2="1.445cm" svg:y2="0.088cm"><text:p/></draw:line></text:p>
          </table:table-cell>
        </table:table-row>
        <table:table-row>
          <table:table-cell table:style-name="Tabelle7.A2" office:value-type="string">
            <text:p text:style-name="P37">Preise, Mieten, Zinsen</text:p>
          </table:table-cell>
          <table:table-cell table:style-name="Tabelle7.A2" office:value-type="string">
            <text:p text:style-name="P37"><draw:line text:anchor-type="paragraph" draw:z-index="71" draw:style-name="gr3" draw:text-style-name="P115" svg:x1="1.297cm" svg:y1="0.445cm" svg:x2="1.596cm" svg:y2="0.146cm"><text:p/></draw:line></text:p>
          </table:table-cell>
          <table:table-cell table:style-name="Tabelle7.A2" office:value-type="string">
            <text:p text:style-name="P37"><draw:line text:anchor-type="paragraph" draw:z-index="99" draw:style-name="gr3" draw:text-style-name="P115" svg:x1="1.588cm" svg:y1="0.449cm" svg:x2="1.588cm" svg:y2="0.029cm"><text:p/></draw:line></text:p>
          </table:table-cell>
          <table:table-cell table:style-name="Tabelle7.A2" office:value-type="string">
            <text:p text:style-name="P37"><draw:line text:anchor-type="paragraph" draw:z-index="77" draw:style-name="gr4" draw:text-style-name="P115" svg:x1="1.297cm" svg:y1="0.445cm" svg:x2="1.596cm" svg:y2="0.146cm"><text:p/></draw:line></text:p>
          </table:table-cell>
          <table:table-cell table:style-name="Tabelle7.E2" office:value-type="string">
            <text:p text:style-name="P37"><draw:line text:anchor-type="paragraph" draw:z-index="88" draw:style-name="gr4" draw:text-style-name="P115" svg:x1="1.445cm" svg:y1="0.511cm" svg:x2="1.445cm" svg:y2="0.088cm"><text:p/></draw:line></text:p>
          </table:table-cell>
        </table:table-row>
        <table:table-row>
          <table:table-cell table:style-name="Tabelle7.A2" office:value-type="string">
            <text:p text:style-name="P37">Einnahmen</text:p>
          </table:table-cell>
          <table:table-cell table:style-name="Tabelle7.A2" office:value-type="string">
            <text:p text:style-name="P37"><draw:line text:anchor-type="paragraph" draw:z-index="72" draw:style-name="gr3" draw:text-style-name="P115" svg:x1="1.297cm" svg:y1="0.445cm" svg:x2="1.596cm" svg:y2="0.146cm"><text:p/></draw:line></text:p>
          </table:table-cell>
          <table:table-cell table:style-name="Tabelle7.A2" office:value-type="string">
            <text:p text:style-name="P37"><draw:line text:anchor-type="paragraph" draw:z-index="100" draw:style-name="gr3" draw:text-style-name="P115" svg:x1="1.588cm" svg:y1="0.449cm" svg:x2="1.588cm" svg:y2="0.029cm"><text:p/></draw:line></text:p>
          </table:table-cell>
          <table:table-cell table:style-name="Tabelle7.A2" office:value-type="string">
            <text:p text:style-name="P37"><draw:line text:anchor-type="paragraph" draw:z-index="76" draw:style-name="gr4" draw:text-style-name="P115" svg:x1="1.297cm" svg:y1="0.445cm" svg:x2="1.596cm" svg:y2="0.146cm"><text:p/></draw:line></text:p>
          </table:table-cell>
          <table:table-cell table:style-name="Tabelle7.E2" office:value-type="string">
            <text:p text:style-name="P37"><draw:line text:anchor-type="paragraph" draw:z-index="89" draw:style-name="gr4" draw:text-style-name="P115" svg:x1="1.445cm" svg:y1="0.511cm" svg:x2="1.445cm" svg:y2="0.088cm"><text:p/></draw:line></text:p>
          </table:table-cell>
        </table:table-row>
        <table:table-row>
          <table:table-cell table:style-name="Tabelle7.A2" office:value-type="string">
            <text:p text:style-name="P38">soziale Ausgaben</text:p>
          </table:table-cell>
          <table:table-cell table:style-name="Tabelle7.A2" office:value-type="string">
            <text:p text:style-name="P37"><draw:line text:anchor-type="paragraph" draw:z-index="73" draw:style-name="gr4" draw:text-style-name="P115" svg:x1="1.297cm" svg:y1="0.445cm" svg:x2="1.596cm" svg:y2="0.146cm"><text:p/></draw:line></text:p>
          </table:table-cell>
          <table:table-cell table:style-name="Tabelle7.A2" office:value-type="string">
            <text:p text:style-name="P37"><draw:line text:anchor-type="paragraph" draw:z-index="91" draw:style-name="gr4" draw:text-style-name="P115" svg:x1="1.445cm" svg:y1="0.511cm" svg:x2="1.445cm" svg:y2="0.088cm"><text:p/></draw:line></text:p>
          </table:table-cell>
          <table:table-cell table:style-name="Tabelle7.A2" office:value-type="string">
            <text:p text:style-name="P37"><draw:line text:anchor-type="paragraph" draw:z-index="75" draw:style-name="gr3" draw:text-style-name="P115" svg:x1="1.44cm" svg:y1="0.387cm" svg:x2="1.737cm" svg:y2="0.09cm"><text:p/></draw:line></text:p>
          </table:table-cell>
          <table:table-cell table:style-name="Tabelle7.E2" office:value-type="string">
            <text:p text:style-name="P37"><draw:line text:anchor-type="paragraph" draw:z-index="92" draw:style-name="gr3" draw:text-style-name="P115" svg:x1="1.588cm" svg:y1="0.449cm" svg:x2="1.588cm" svg:y2="0.029cm"><text:p/></draw:line></text:p>
          </table:table-cell>
        </table:table-row>
      </table:table>
      <text:p text:style-name="P28"/>
      <text:p text:style-name="P28"/>
      <text:p text:style-name="P28"><text:soft-page-break/>3.3 Konjunkturbeeinflussende Maßnahmen (fördernd)</text:p>
      <text:p text:style-name="P28">3.3.1 Staat </text:p>
      <text:list xml:id="list112972462" text:style-name="L57">
        <text:list-item>
          <text:p text:style-name="P103">Erhöhung der Förderungen</text:p>
        </text:list-item>
        <text:list-item>
          <text:p text:style-name="P103">zeitweilige Steuersenkungen</text:p>
        </text:list-item>
        <text:list-item>
          <text:p text:style-name="P103">zusätzliche staatliche Aufträge</text:p>
        </text:list-item>
      </text:list>
      <text:p text:style-name="P28"/>
      <text:p text:style-name="P28">3.3.2 EZB</text:p>
      <text:list xml:id="list732286206" text:style-name="L58">
        <text:list-item>
          <text:p text:style-name="P104">Diskontpolitik (Leitzinsen)</text:p>
        </text:list-item>
      </text:list>
      <text:list xml:id="list1455380773" text:continue-list="list486148311" text:style-name="L47">
        <text:list-header>
          <text:p text:style-name="P87">→ Zinserhöhung</text:p>
        </text:list-header>
        <text:list-item>
          <text:p text:style-name="P87">Mindestreservenpolitik</text:p>
        </text:list-item>
        <text:list-item>
          <text:p text:style-name="P87">Offenmarktpolitik</text:p>
          <text:p text:style-name="P87">→ Wertpapierhandel</text:p>
        </text:list-item>
      </text:list>
      <text:p text:style-name="P28"><text:tab/><text:tab/>=&gt; Verkaufe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Sozial- und Individualversicherungen</text:p>
      <text:p text:style-name="P33"/>
      <text:p text:style-name="P31">1. Sozialversicherungen</text:p>
      <text:p text:style-name="P28">1.1 Bedeutung: finanzielle Existenzsicherung bei Krankheit, Arbeitslosigkeit und im Alter</text:p>
      <text:p text:style-name="P28"/>
      <text:p text:style-name="P28">1.2 Merkmale </text:p>
      <text:list xml:id="list2023489849" text:style-name="L59">
        <text:list-item>
          <text:list>
            <text:list-item>
              <text:p text:style-name="P105">gesetzliche Pflichtversicherung für Arbeitnehmer und Azubis</text:p>
            </text:list-item>
            <text:list-item>
              <text:p text:style-name="P105">Beitragszahlungen und Leistungen sind staatlich festgelegt</text:p>
            </text:list-item>
            <text:list-item>
              <text:p text:style-name="P105">Beitragshöhe wird auf das Bruttoeinkommen bezogen</text:p>
            </text:list-item>
            <text:list-item>
              <text:p text:style-name="P105">Leistungen sind unabhängig von der Beitragshöhe</text:p>
            </text:list-item>
            <text:list-item>
              <text:p text:style-name="P90">Solidarprinzip</text:p>
            </text:list-item>
            <text:list-item>
              <text:p text:style-name="P105">Öffentlich rechtliche Körperschaften (juristische Personen des öffentlichen Rechts)</text:p>
            </text:list-item>
          </text:list>
        </text:list-item>
      </text:list>
      <text:p text:style-name="P28"/>
      <text:p text:style-name="P28">1.3 Arten</text:p>
      <table:table table:name="Tabelle8" table:style-name="Tabelle8">
        <table:table-column table:style-name="Tabelle8.A"/>
        <table:table-column table:style-name="Tabelle8.B"/>
        <table:table-column table:style-name="Tabelle8.C"/>
        <table:table-column table:style-name="Tabelle8.D"/>
        <table:table-column table:style-name="Tabelle8.E"/>
        <table:table-row>
          <table:table-cell table:style-name="Tabelle8.A1" office:value-type="string">
            <text:p text:style-name="P37"/>
          </table:table-cell>
          <table:table-cell table:style-name="Tabelle8.A1" office:value-type="string">
            <text:p text:style-name="P37">Träger</text:p>
          </table:table-cell>
          <table:table-cell table:style-name="Tabelle8.A1" office:value-type="string">
            <text:p text:style-name="P37">Versicherungspflichtig</text:p>
          </table:table-cell>
          <table:table-cell table:style-name="Tabelle8.A1" office:value-type="string">
            <text:p text:style-name="P37">Beiträge</text:p>
          </table:table-cell>
          <table:table-cell table:style-name="Tabelle8.E1" office:value-type="string">
            <text:p text:style-name="P37">Leistungen</text:p>
          </table:table-cell>
        </table:table-row>
        <table:table-row>
          <table:table-cell table:style-name="Tabelle8.A2" office:value-type="string">
            <text:p text:style-name="P37">Kranken-</text:p>
            <text:p text:style-name="P37">versicherung</text:p>
          </table:table-cell>
          <table:table-cell table:style-name="Tabelle8.A2" office:value-type="string">
            <text:p text:style-name="P37">AOK, Innungs-, Betriebs-, Ersatzkrankenkassen</text:p>
          </table:table-cell>
          <table:table-cell table:style-name="Tabelle8.A2" office:value-type="string">
            <text:p text:style-name="P37">Alle Arbeitnehmer bis Versicherungspflichtgrenze</text:p>
          </table:table-cell>
          <table:table-cell table:style-name="Tabelle8.A2" office:value-type="string">
            <text:p text:style-name="P37">0,9% AN</text:p>
            <text:p text:style-name="P37">Rest: </text:p>
            <text:p text:style-name="P37">½ AG | ½ AN</text:p>
          </table:table-cell>
          <table:table-cell table:style-name="Tabelle8.E2" office:value-type="string">
            <text:p text:style-name="P37">- Krankenhilfe</text:p>
            <text:p text:style-name="P37">- Vorsorge- </text:p>
            <text:p text:style-name="P37"><text:s text:c="3"/>untersuchungen</text:p>
            <text:p text:style-name="P37">- Mutterschafts-</text:p>
            <text:p text:style-name="P37"><text:s text:c="3"/>hilfe</text:p>
            <text:p text:style-name="P37">- Familienhilfe</text:p>
          </table:table-cell>
        </table:table-row>
        <table:table-row>
          <table:table-cell table:style-name="Tabelle8.A2" office:value-type="string">
            <text:p text:style-name="P37">Renten-</text:p>
            <text:p text:style-name="P37">versicherung</text:p>
          </table:table-cell>
          <table:table-cell table:style-name="Tabelle8.A2" office:value-type="string">
            <text:p text:style-name="P37">Deutsche Rentenversicherung</text:p>
          </table:table-cell>
          <table:table-cell table:style-name="Tabelle8.A2" office:value-type="string">
            <text:p text:style-name="P37">Alle Arbeitnehmer, Azubis</text:p>
          </table:table-cell>
          <table:table-cell table:style-name="Tabelle8.A2" office:value-type="string">
            <text:p text:style-name="P37">½ AG | ½ AN</text:p>
          </table:table-cell>
          <table:table-cell table:style-name="Tabelle8.E2" office:value-type="string">
            <text:p text:style-name="P37">- Rente w. Alters</text:p>
            <text:p text:style-name="P37">- Rente wegen</text:p>
            <text:p text:style-name="P37"><text:s text:c="2"/>Berufs- &amp;</text:p>
            <text:p text:style-name="P37"><text:s text:c="2"/>Erwerbsunfähig</text:p>
            <text:p text:style-name="P37">- Witmen- &amp;</text:p>
            <text:p text:style-name="P37"><text:s text:c="2"/>Waisenrente</text:p>
          </table:table-cell>
        </table:table-row>
        <table:table-row>
          <table:table-cell table:style-name="Tabelle8.A2" office:value-type="string">
            <text:p text:style-name="P37">Arbeitslosen</text:p>
            <text:p text:style-name="P37">versicherung</text:p>
          </table:table-cell>
          <table:table-cell table:style-name="Tabelle8.A2" office:value-type="string">
            <text:p text:style-name="P37">Bundesagentur für Arbeit</text:p>
          </table:table-cell>
          <table:table-cell table:style-name="Tabelle8.A2" office:value-type="string">
            <text:p text:style-name="P37">Alle Arbeitnehmer, Azubis</text:p>
          </table:table-cell>
          <table:table-cell table:style-name="Tabelle8.A2" office:value-type="string">
            <text:p text:style-name="P37">½ AG | ½ AN</text:p>
          </table:table-cell>
          <table:table-cell table:style-name="Tabelle8.E2" office:value-type="string">
            <text:p text:style-name="P37">- Arbeitslosengeld</text:p>
            <text:p text:style-name="P37">- Kurzarbeitergeld</text:p>
            <text:p text:style-name="P37">- Winterausfallgeld</text:p>
            <text:p text:style-name="P37">- Insolvenzausfallgeld</text:p>
            <text:p text:style-name="P37">- Berufsberatung</text:p>
            <text:p text:style-name="P37">- Arbeitsvermittlung</text:p>
            <text:p text:style-name="P37">- Umschulungen</text:p>
            <text:p text:style-name="P37">- Ein-Euro-Jobs</text:p>
          </table:table-cell>
        </table:table-row>
        <table:table-row>
          <table:table-cell table:style-name="Tabelle8.A2" office:value-type="string">
            <text:p text:style-name="P37">Pflege-</text:p>
            <text:p text:style-name="P37">versicherung</text:p>
          </table:table-cell>
          <table:table-cell table:style-name="Tabelle8.A2" office:value-type="string">
            <text:p text:style-name="P37">Pflegekassen bei den Krankenkassen</text:p>
          </table:table-cell>
          <table:table-cell table:style-name="Tabelle8.A2" office:value-type="string">
            <text:p text:style-name="P37">Mitglieder der gesetzlichen / privaten Krankenkassen</text:p>
          </table:table-cell>
          <table:table-cell table:style-name="Tabelle8.A2" office:value-type="string">
            <text:p text:style-name="P37">½ AG | ½ AN</text:p>
          </table:table-cell>
          <table:table-cell table:style-name="Tabelle8.E2" office:value-type="string">
            <text:p text:style-name="P37">- häusliche Pflege</text:p>
            <text:p text:style-name="P37">- stationäre Pflege</text:p>
            <text:p text:style-name="P37">- sonstige</text:p>
            <text:p text:style-name="P37"><text:s text:c="2"/>Leistungen</text:p>
          </table:table-cell>
        </table:table-row>
        <table:table-row>
          <table:table-cell table:style-name="Tabelle8.A2" office:value-type="string">
            <text:p text:style-name="P37">Unfall-</text:p>
            <text:p text:style-name="P37">versicherung</text:p>
          </table:table-cell>
          <table:table-cell table:style-name="Tabelle8.A2" office:value-type="string">
            <text:p text:style-name="P37">Berufsgenossenschaften</text:p>
          </table:table-cell>
          <table:table-cell table:style-name="Tabelle8.A2" office:value-type="string">
            <text:p text:style-name="P37">Alle Beschäftigten</text:p>
          </table:table-cell>
          <table:table-cell table:style-name="Tabelle8.A2" office:value-type="string">
            <text:p text:style-name="P37">100% AG</text:p>
          </table:table-cell>
          <table:table-cell table:style-name="Tabelle8.E2" office:value-type="string">
            <text:p text:style-name="P37">- Krankenhilfe</text:p>
            <text:p text:style-name="P37">- Berufsunfälle</text:p>
            <text:p text:style-name="P37">- Renten an Verletzte</text:p>
          </table:table-cell>
        </table:table-row>
      </table:table>
      <text:p text:style-name="P28"/>
      <text:p text:style-name="P28"/>
      <text:p text:style-name="P28"/>
      <text:p text:style-name="P28"/>
      <text:p text:style-name="P28"/>
      <text:p text:style-name="P28"/>
      <text:p text:style-name="P31"><text:soft-page-break/>2. Individualversicherungen</text:p>
      <text:p text:style-name="P28">2.1 Bedeutung: Erweiterung bzw. Erhöhung des gesetzlichen Versicherungsschutzes</text:p>
      <text:p text:style-name="P28"><text:tab/><text:tab/> <text:s/>z.B.: Erweiterung → Hausratversicherung</text:p>
      <text:p text:style-name="P28"><text:tab/><text:tab/> <text:s text:c="10"/>Erhöhung → private Rentenversicherung</text:p>
      <text:p text:style-name="P28"/>
      <text:p text:style-name="P28">2.2 Merkmale</text:p>
      <text:list xml:id="list1999242948" text:style-name="L60">
        <text:list-item>
          <text:list>
            <text:list-item>
              <text:p text:style-name="P106">meist freiwillige Zusatzversicherungen</text:p>
            </text:list-item>
            <text:list-item>
              <text:p text:style-name="P106">Versicherung und Beitrag individuell wählbar</text:p>
            </text:list-item>
            <text:list-item>
              <text:p text:style-name="P91">Äquivalenzprinzip</text:p>
            </text:list-item>
            <text:list-item>
              <text:p text:style-name="P106">z.T. Steuerlich absetzbar</text:p>
            </text:list-item>
            <text:list-item>
              <text:p text:style-name="P106">meist private Versicherungsträger</text:p>
            </text:list-item>
          </text:list>
        </text:list-item>
      </text:list>
      <text:p text:style-name="P28"/>
      <text:p text:style-name="P28">2.3 Versicherungsarten</text:p>
      <text:list xml:id="list877872413" text:style-name="L61">
        <text:list-item>
          <text:list>
            <text:list-item>
              <text:p text:style-name="P107">Personenversicherungen</text:p>
              <text:p text:style-name="P107">(finanzielle Absicherung der eigenen Person bzw. der Hinterbliebenen)</text:p>
            </text:list-item>
            <text:list-item>
              <text:p text:style-name="P107">Sachversicherungen</text:p>
              <text:p text:style-name="P107">(finanzielle Absicherung von Sachwerten bei Beschädigung, Zerstörung oder Diebstahl)</text:p>
            </text:list-item>
            <text:list-item>
              <text:p text:style-name="P107">Vermögensversicherungen</text:p>
              <text:p text:style-name="P107">(Sicherung des Vermögens bei Schadensersatzansprüchen)</text:p>
            </text:list-item>
          </text:list>
        </text:list-item>
      </text:list>
      <text:p text:style-name="P28"/>
      <table:table table:name="Tabelle9" table:style-name="Tabelle9">
        <table:table-column table:style-name="Tabelle9.A" table:number-columns-repeated="3"/>
        <table:table-row>
          <table:table-cell table:style-name="Tabelle9.A1" office:value-type="string">
            <text:p text:style-name="P36">Personenversicherungen</text:p>
          </table:table-cell>
          <table:table-cell table:style-name="Tabelle9.A1" office:value-type="string">
            <text:p text:style-name="P36">Sachversicherungen</text:p>
          </table:table-cell>
          <table:table-cell table:style-name="Tabelle9.C1" office:value-type="string">
            <text:p text:style-name="P36">Vermögensversicherungen</text:p>
          </table:table-cell>
        </table:table-row>
        <table:table-row>
          <table:table-cell table:style-name="Tabelle9.A2" office:value-type="string">
            <text:p text:style-name="P37">→ Lebensv.</text:p>
            <text:p text:style-name="P37">→ private Unfallv.</text:p>
            <text:p text:style-name="P37">→ private Krankenv.</text:p>
            <text:p text:style-name="P37">→ private Rentenv.</text:p>
            <text:p text:style-name="P37">→ private Pflegev.</text:p>
            <text:p text:style-name="P37">→ Berufsunfähigkeitsv.</text:p>
          </table:table-cell>
          <table:table-cell table:style-name="Tabelle9.A2" office:value-type="string">
            <text:p text:style-name="P37">→ Hausratv.</text:p>
            <text:p text:style-name="P37">→ Gebäudev.</text:p>
            <text:p text:style-name="P37">→ Kfz-V. (Kasko)</text:p>
            <text:p text:style-name="P37">→ Reisegepäckv.</text:p>
          </table:table-cell>
          <table:table-cell table:style-name="Tabelle9.C2" office:value-type="string">
            <text:p text:style-name="P37">→ Reiserücktrittsv.</text:p>
            <text:p text:style-name="P37">→ Reiseabbruchv.</text:p>
            <text:p text:style-name="P37">→ KfZ-Haftpflichtv.</text:p>
            <text:p text:style-name="P37">→ Rechtschutzv.</text:p>
            <text:p text:style-name="P37">→ private. Haftpflichtv.</text:p>
          </table:table-cell>
        </table:table-row>
      </table:table>
      <text:p text:style-name="P28"/>
      <text:p text:style-name="P28">Für Rechtsstreitigkeiten zwischen Versicherungsnehmer und Versicherer sowieso Versicherer untereinander ist das Sozialgericht.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Entlohnung der Arbeit </text:p>
      <text:p text:style-name="P31">1. Lohnformen</text:p>
      <text:p text:style-name="P28"><text:tab/>→ Löhne und Gehälter sind Entgelte für die erbrachte Leistung</text:p>
      <text:p text:style-name="P28"><text:tab/>→ Löhne sind vor allem abhängig von körperlichen und geistigen Anforderungen sowie der <text:tab/> <text:s text:c="4"/>erbrachten Leistung</text:p>
      <text:p text:style-name="P28"><text:tab/> <text:s text:c="4"/>Lohnformen:</text:p>
      <text:p text:style-name="P28"/>
      <text:p text:style-name="P28"><text:tab/>Zeitlohn<text:tab/><text:tab/><text:tab/>Leistungslohn<text:tab/><text:tab/><text:tab/><text:tab/>Beteiligungslohn</text:p>
      <text:p text:style-name="P28"><draw:line text:anchor-type="paragraph" draw:z-index="101" draw:style-name="gr3" draw:text-style-name="P115" svg:x1="1.951cm" svg:y1="0.069cm" svg:x2="1.184cm" svg:y2="0.863cm"><text:p/></draw:line><draw:line text:anchor-type="paragraph" draw:z-index="102" draw:style-name="gr3" draw:text-style-name="P115" svg:x1="1.951cm" svg:y1="0.069cm" svg:x2="3.38cm" svg:y2="0.783cm"><text:p/></draw:line><draw:line text:anchor-type="paragraph" draw:z-index="103" draw:style-name="gr3" draw:text-style-name="P115" svg:x1="7.136cm" svg:y1="0.064cm" svg:x2="6.369cm" svg:y2="0.858cm"><text:p/></draw:line><draw:line text:anchor-type="paragraph" draw:z-index="104" draw:style-name="gr3" draw:text-style-name="P115" svg:x1="7.137cm" svg:y1="0.064cm" svg:x2="8.381cm" svg:y2="0.837cm"><text:p/></draw:line><draw:line text:anchor-type="paragraph" draw:z-index="105" draw:style-name="gr3" draw:text-style-name="P115" svg:x1="7.137cm" svg:y1="0.064cm" svg:x2="10.391cm" svg:y2="0.678cm"><text:p/></draw:line></text:p>
      <text:p text:style-name="P28"/>
      <text:p text:style-name="P28">Stundenlohn<text:tab/>Monatslohn<text:tab/>Akkordlohn<text:tab/>Prämienlohn<text:tab/>Zuschläge</text:p>
      <text:p text:style-name="P28"/>
      <text:p text:style-name="P28">1.1 Zeitlohn (Entlohnung der Dauer der Arbeitszeit)</text:p>
      <text:list xml:id="list1201546404" text:style-name="L62">
        <text:list-item>
          <text:p text:style-name="P108">Stundenlohn</text:p>
        </text:list-item>
        <text:list-item>
          <text:p text:style-name="P108">Monatslohn (Gehalt)</text:p>
        </text:list-item>
      </text:list>
      <text:p text:style-name="P28"><text:s text:c="6"/>=&gt; Anwendung: </text:p>
      <text:p text:style-name="P28"><text:tab/><text:tab/>→ wenn Leistung nicht oder schwer messbar ist</text:p>
      <text:p text:style-name="P28"><text:tab/><text:tab/>→ wenn besondere Qualitätsansprüche entstehen</text:p>
      <text:p text:style-name="P28"><text:tab/><text:tab/>→ Arbeitstempo nicht selbst bestimmbar</text:p>
      <text:p text:style-name="P28"><text:tab/><text:tab/></text:p>
      <text:p text:style-name="P28"><text:s text:c="6"/>=&gt; Vorteile</text:p>
      <text:p text:style-name="P28"><text:tab/><text:tab/>→ einfache Berechnung</text:p>
      <text:p text:style-name="P28"><text:tab/><text:tab/>→ geringere physische und psychische Belastung</text:p>
      <text:p text:style-name="P28"><text:tab/><text:tab/>→ bessere Qualität möglich</text:p>
      <text:p text:style-name="P28"/>
      <text:p text:style-name="P28"><text:s text:c="6"/>=&gt; Nachteile</text:p>
      <text:p text:style-name="P28"><text:tab/><text:tab/>→ geringerer Leistungsanreiz</text:p>
      <text:p text:style-name="P28"><text:tab/><text:tab/>→ mehr Kontrolle der quantitativen Leistung </text:p>
      <text:p text:style-name="P28"/>
      <text:p text:style-name="P28">1.2 Leistungslohn (bezieht sich auf die Leistung des Arbeitnehmers)</text:p>
      <text:p text:style-name="P28"><text:tab/>1.) Stückgeldakkord (bestimmter Geldbetrag pro Mengeneinheit)</text:p>
      <text:p text:style-name="P28"><text:tab/>2.) Stückzeitakkord (bezieht sich auf eine Vorgabezeit)</text:p>
      <text:p text:style-name="P28"><text:tab/><text:span text:style-name="T1">Bruttolohn = erarbeitet Menge * Vorgabezeit * Minutenfaktor</text:span></text:p>
      <text:p text:style-name="P28"><text:tab/>Minutenfaktor = Grundlohn pro Stunde / 60 Minuten </text:p>
      <text:p text:style-name="P28"><text:tab/>=&gt; Voraussetzungen</text:p>
      <text:p text:style-name="P28"><text:tab/><text:tab/>→ genaue Leistungsermittlung</text:p>
      <text:p text:style-name="P28"><text:tab/><text:tab/>→ Arbeitsgeschwindigkeit muss von Arbeitnehmer bestimmt werden können</text:p>
      <text:p text:style-name="P28"><text:tab/><text:tab/>→ über einen längeren Zeitraum wiederkehrende Tätigkeit </text:p>
      <text:p text:style-name="P28"/>
      <text:p text:style-name="P28"><text:tab/>=&gt; Vorteile</text:p>
      <text:p text:style-name="P28"><text:tab/><text:tab/>→ </text:p>
      <text:p text:style-name="P28"><text:tab/><text:tab/>→ </text:p>
      <text:p text:style-name="P28"/>
      <text:p text:style-name="P28"><text:tab/>=&gt; Nachteile </text:p>
      <text:p text:style-name="P28"><text:tab/><text:tab/>→ </text:p>
      <text:p text:style-name="P28"><text:tab/><text:tab/>→ </text:p>
      <text:p text:style-name="P28"/>
      <text:p text:style-name="P28"/>
      <text:p text:style-name="P28"/>
      <text:p text:style-name="P28"/>
      <text:p text:style-name="P28"/>
      <text:p text:style-name="P28"/>
      <text:p text:style-name="P28"><text:soft-page-break/>1.3 Prämienlohn</text:p>
      <text:list xml:id="list308360575" text:style-name="L63">
        <text:list-item>
          <text:p text:style-name="P109">Immer häufiger hat der Arbeitnehmer keine Möglichkeit seine Arbeitsgeschwindigkeit allein zu bestimmten bzw. es werden andere Leistungskriterien wichtiger</text:p>
          <text:p text:style-name="P109">=&gt; zum <text:span text:style-name="T1">Grundlohn</text:span> erhält der Arbeitnehmer eine <text:span text:style-name="T1">Leistungsprämie</text:span></text:p>
          <text:p text:style-name="P109"><text:span text:style-name="T1">→</text:span>Mengenprämie</text:p>
          <text:p text:style-name="P109">→ Qualitätsprämie</text:p>
          <text:p text:style-name="P109">→ Terminprämie</text:p>
        </text:list-item>
      </text:list>
      <text:p text:style-name="P28"/>
      <text:p text:style-name="P28">1.4 Beteiligungslohn</text:p>
      <text:p text:style-name="P28"/>
      <text:p text:style-name="P28"/>
      <text:p text:style-name="P28"/>
      <text:p text:style-name="P31">3. Kaufkraft des Lohnes</text:p>
      <text:p text:style-name="P28"><text:s text:c="4"/><text:tab/>Der Nettolohn ist gestiegen, also kann man sich mehr leisten. Wirklich?</text:p>
      <text:p text:style-name="P28"><text:s text:c="4"/><text:tab/><text:span text:style-name="T1">Nominallohn:</text:span></text:p>
      <text:p text:style-name="P30"/>
      <text:p text:style-name="P30"><text:tab/></text:p>
      <text:p text:style-name="P30"><text:s text:c="4"/><text:tab/>Reallohn:</text:p>
      <text:p text:style-name="P28"/>
      <text:p text:style-name="P28"/>
      <text:p text:style-name="P31">4. Lohnnebenkosten</text:p>
      <text:p text:style-name="P28"><text:span text:style-name="T1"><text:tab/>Löhne </text:span>sind für ein Unternehmen Kosten, und damit ein <text:span text:style-name="T1">wesentlicher Faktor </text:span>für den <text:tab/>Absatzpreis und den Gewinn und folglich für die <text:span text:style-name="T1">Wettbewerbsfähigkeit</text:span>. Jede <text:tab/>Lohnerhöhung bedeutet die Erhöhung dieses Kostenfaktors, Unternehmen versuchen dies <text:tab/>auszugleichen:<text:span text:style-name="T1"><text:tab/></text:span></text:p>
      <text:p text:style-name="P28"><text:span text:style-name="T1"><text:tab/><text:tab/>- </text:span>Entlassungen</text:p>
      <text:p text:style-name="P28"><text:tab/><text:tab/>- Teilzeit</text:p>
      <text:p text:style-name="P28"><text:tab/><text:tab/>- </text:p>
      <text:p text:style-name="P28"/>
      <text:p text:style-name="P28"><text:tab/>Einen bedeutenden Anteil daran haben die Zusatzkosten (Lohnkosten).</text:p>
      <text:p text:style-name="P28"><text:tab/>Dazu gehören:</text:p>
      <text:p text:style-name="P28"><text:tab/><text:tab/>- Sonderzahlungen</text:p>
      <text:p text:style-name="P28"><text:tab/><text:tab/>- Kranktage, Urlaub</text:p>
      <text:p text:style-name="P28"><text:tab/><text:tab/>- Premien</text:p>
      <text:p text:style-name="P28"/>
      <text:p text:style-name="P28"/>
      <text:p text:style-name="P28">21 Tage je 8 Stunden → Stundenlohn 10€</text:p>
      <text:p text:style-name="P28">10 Überstunden → Zuschlag 1,35 €/h</text:p>
      <text:p text:style-name="P28">Vermögens. 40€ → AN 12€</text:p>
      <text:p text:style-name="P28"/>
      <text:p text:style-name="P28">1805,50 € → </text:p>
      <text:p text:style-name="P28"/>
      <text:p text:style-name="P28">1156,50</text:p>
      <text:p text:style-name="P113"/>
      <text:p text:style-name="P113"/>
      <text:p text:style-name="P113"/>
      <text:p text:style-name="P113"/>
      <text:p text:style-name="P113"/>
      <text:p text:style-name="P113"/>
      <text:p text:style-name="P113"/>
      <text:p text:style-name="P113"/>
      <text:p text:style-name="P113"/>
      <text:p text:style-name="P34"><text:soft-page-break/>Öffentlicher Abgaben</text:p>
      <text:p text:style-name="P28"/>
      <text:p text:style-name="P33">1.) Arten</text:p>
      <text:list xml:id="list1628680531" text:style-name="L64">
        <text:list-item>
          <text:p text:style-name="P110">Steuern → staatlich auferlegte einmalige oder laufende Geldzahlung ohne direkte Gegenleistung</text:p>
        </text:list-item>
        <text:list-item>
          <text:p text:style-name="P110">Gebühren → Gebühren sind Gegenleistung für öffentliche Verwaltungshandlungen</text:p>
        </text:list-item>
        <text:list-item>
          <text:p text:style-name="P110">Beiträge → Zahlungen für die Nutzung oder der Mitgliedschaft bestimmter öffentlicher Einrichtungen</text:p>
        </text:list-item>
        <text:list-item>
          <text:p text:style-name="P110">Zölle → Abgaben im grenzüberschreitenden Warenverkehr</text:p>
        </text:list-item>
        <text:list-item>
          <text:p text:style-name="P110">Monopolabgaben → Abgabe von privaten Unternehmen an den Staat für bestimmte Rechte</text:p>
        </text:list-item>
      </text:list>
      <text:p text:style-name="P28"/>
      <text:p text:style-name="P33">2.) Bedeutung</text:p>
      <text:list xml:id="list751894871" text:style-name="L65">
        <text:list-item>
          <text:p text:style-name="P111">wichtigste Einnahmequelle des Staates</text:p>
        </text:list-item>
        <text:list-item>
          <text:p text:style-name="P111">Instrument zur politischen Einflussnahme</text:p>
        </text:list-item>
      </text:list>
      <text:p text:style-name="P28"/>
      <text:p text:style-name="P33">3.) Einteilung der Steuern</text:p>
      <text:p text:style-name="P30">3.1) Nach dem Steuergegenstand</text:p>
      <text:list xml:id="list230075930" text:style-name="L67">
        <text:list-item>
          <text:list>
            <text:list-item>
              <text:p text:style-name="P112">Besitzsteuern → auf Einkommen oder Vermögen (Einkommenssteuer, Grundsteuer)</text:p>
            </text:list-item>
            <text:list-item>
              <text:p text:style-name="P112">Verbrauchssteuern → für bestimmte Verbrauchsgüter / im Kaufpreis bereits </text:p>
              <text:list>
                <text:list-item>
                  <text:list>
                    <text:list-item>
                      <text:list>
                        <text:list-item>
                          <text:list>
                            <text:list-item>
                              <text:list>
                                <text:list-item>
                                  <text:list>
                                    <text:list-header>
                                      <text:p text:style-name="P112">enthalten (Biersteuer, Mineralölsteuer)</text:p>
                                    </text:list-header>
                                  </text:list>
                                </text:list-item>
                              </text:list>
                            </text:list-item>
                          </text:list>
                        </text:list-item>
                      </text:list>
                    </text:list-item>
                  </text:list>
                </text:list-item>
              </text:list>
            </text:list-item>
            <text:list-item>
              <text:p text:style-name="P112">Verkehrssteuern → auf bestimmte Vorgänge des Rechts- und Wirschaftslebens</text:p>
              <text:list>
                <text:list-item>
                  <text:list>
                    <text:list-item>
                      <text:list>
                        <text:list-item>
                          <text:list>
                            <text:list-item>
                              <text:list>
                                <text:list-header>
                                  <text:p text:style-name="P112"><text:s/>(Schankerlaubnissteuer, Zweitwohnungssteuer)</text:p>
                                </text:list-header>
                              </text:list>
                            </text:list-item>
                          </text:list>
                        </text:list-item>
                      </text:list>
                    </text:list-item>
                  </text:list>
                </text:list-item>
              </text:list>
            </text:list-item>
          </text:list>
        </text:list-item>
      </text:list>
      <text:p text:style-name="P30">3.2) Nach der Art der Erhebung <text:span text:style-name="T2">(Zusammenhang zwischen Steuerzahler und Steuerträger)</text:span></text:p>
      <text:list xml:id="list1449232567" text:style-name="L68">
        <text:list-item>
          <text:list>
            <text:list-item>
              <text:p text:style-name="P92"><text:span text:style-name="T2">Direkte Steuern → Steuerzahler und Steuerträger sind identisch, d.h. Steuern werden </text:span></text:p>
              <text:list>
                <text:list-item>
                  <text:list>
                    <text:list-item>
                      <text:list>
                        <text:list-item>
                          <text:list>
                            <text:list-item>
                              <text:list>
                                <text:list-header>
                                  <text:p text:style-name="P92"><text:span text:style-name="T2"><text:s/>von demjenigen verlangt, den sie wirtschaftlich treffen sollen</text:span></text:p>
                                  <text:p text:style-name="P92"><text:span text:style-name="T2"><text:s/>(Lohnsteuer, Kfz-Steuer)</text:span></text:p>
                                </text:list-header>
                              </text:list>
                            </text:list-item>
                          </text:list>
                        </text:list-item>
                      </text:list>
                    </text:list-item>
                  </text:list>
                </text:list-item>
              </text:list>
            </text:list-item>
            <text:list-item>
              <text:p text:style-name="P92"><text:span text:style-name="T2">Indirekte Steuern → Steuerschuldner bringt Steuer nicht selbst auf, sondern zieht sie von <text:s/></text:span></text:p>
              <text:list>
                <text:list-item>
                  <text:list>
                    <text:list-item>
                      <text:list>
                        <text:list-item>
                          <text:list>
                            <text:list-item>
                              <text:list>
                                <text:list-header>
                                  <text:p text:style-name="P92"><text:span text:style-name="T2"><text:s text:c="4"/>anderen ein (Biersteuer, Mineralölsteuer)</text:span></text:p>
                                </text:list-header>
                              </text:list>
                            </text:list-item>
                          </text:list>
                        </text:list-item>
                      </text:list>
                    </text:list-item>
                  </text:list>
                </text:list-item>
              </text:list>
            </text:list-item>
          </text:list>
        </text:list-item>
      </text:list>
      <text:p text:style-name="P30"><text:span text:style-name="T2"/></text:p>
      <text:p text:style-name="P33">4.) Bedeutung von Einkommen</text:p>
      <text:p text:style-name="P30">4.1) Lohnsteuer<text:span text:style-name="T2"> → Einkünfte aus nicht selbstständiger Arbeit </text:span></text:p>
      <text:p text:style-name="P30"><text:span text:style-name="T2"><text:tab/><text:tab/> <text:s text:c="3"/>→ Abzug vom Bruttolohn</text:span></text:p>
      <text:p text:style-name="P30"><text:span text:style-name="T2"><text:tab/><text:tab/> <text:s text:c="3"/>→ wird vom Arbeitgeber ans Finanzamt weitergeleitet</text:span></text:p>
      <text:p text:style-name="P30"><text:span text:style-name="T2"><text:tab/><text:tab/> <text:s text:c="3"/>→ Höhe ist abhängig vom Bruttolohn sowie der Steuerklasse</text:span></text:p>
      <text:p text:style-name="P30"><text:span text:style-name="T2"><text:tab/><text:tab/> <text:s text:c="3"/>→ Einreichung einer Einkommenssteuererklärung meist sinnvoll, z.T. jedoch auch </text:span></text:p>
      <text:p text:style-name="P30"><text:span text:style-name="T2"><text:tab/><text:tab/> <text:s text:c="8"/>Pflicht</text:span></text:p>
      <text:p text:style-name="P30">4.2) Einkommenssteuer<text:span text:style-name="T2"> → auf übrige Einkommen (Mieteinnahmen, Zinsen)</text:span></text:p>
      <text:p text:style-name="P30"><text:span text:style-name="T2"><text:tab/><text:tab/><text:tab/> <text:s text:c="5"/>→ Veranlagung durch das Finanzamt</text:span></text:p>
      <text:p text:style-name="P30"><text:span text:style-name="T2"><text:tab/><text:tab/><text:tab/> <text:s text:c="5"/>→ Einreichung einer Einkommenssteuererklärung Pflicht </text:span></text:p>
      <text:p text:style-name="P30"><text:span text:style-name="T2"/></text:p>
      <text:p text:style-name="P33">5.) Unternehmensbesteuerung</text:p>
      <text:p text:style-name="P30">5.1) Einkommenssteuer<text:span text:style-name="T2"> → auf Gewinne und Vermögenserträge natürlicher Personen</text:span></text:p>
      <text:p text:style-name="P30">5.2) Körperschaftssteuer<text:span text:style-name="T2"> → Gewinnsteuer juristischer Personen</text:span></text:p>
      <text:p text:style-name="P30">5.3) Gewerbesteuer<text:span text:style-name="T2"> → Besteuerung eines Unternehmens in Abhängigkeit von Gewerbeertrag, </text:span></text:p>
      <text:p text:style-name="P30"><text:span text:style-name="T2"><text:tab/><text:tab/><text:tab/> <text:s text:c="3"/>Gewerbekapital und Hebesatz</text:span></text:p>
      <text:p text:style-name="P30"><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_20_2" draw:display-name="Arrowhead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Freitag</meta:initial-creator>
    <meta:creation-date>2011-11-14T07:02:15</meta:creation-date>
    <dc:date>2012-09-24T08:39:23</dc:date>
    <dc:creator>Markus Freitag</dc:creator>
    <meta:editing-duration>P1DT19H59M41S</meta:editing-duration>
    <meta:editing-cycles>75</meta:editing-cycles>
    <meta:generator>LibreOffice/3.4$Linux LibreOffice_project/340m1$Build-402</meta:generator>
    <meta:document-statistic meta:table-count="9" meta:image-count="0" meta:object-count="1" meta:page-count="26" meta:paragraph-count="895" meta:word-count="3804" meta:character-count="30820" meta:non-whitespace-character-count="27001"/>
  </office:meta>
</office:document-meta>
</file>

<file path=Object 1/content.xml><?xml version="1.0" encoding="utf-8"?>
<math xmlns="http://www.w3.org/1998/Math/MathML">
  <semantics>
    <mrow>
      <mrow>
        <mi mathvariant="italic">Kaufkraft</mi>
        <mo stretchy="false">=</mo>
        <mfrac>
          <mrow>
            <mn>1</mn>
          </mrow>
          <mrow>
            <mi mathvariant="italic">Preisniveau</mi>
          </mrow>
        </mfrac>
      </mrow>
    </mrow>
    <annotation encoding="StarMath 5.0">Kaufkraft = {1} over {Preisniveau} </annotation>
  </semantics>
</math>
</file>